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5.4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75mm"/>
    </style:style>
    <style:style style:name="co5" style:family="table-column">
      <style:table-column-properties fo:break-before="auto" style:column-width="206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2CM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  <table:table-cell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4.58537488" calcext:value-type="float">
            <text:p>14,58537488</text:p>
          </table:table-cell>
          <table:table-cell office:value-type="float" office:value="14.63722522" calcext:value-type="float">
            <text:p>14,63722522</text:p>
          </table:table-cell>
          <table:table-cell office:value-type="float" office:value="14.951311084" calcext:value-type="float">
            <text:p>14,951311084</text:p>
          </table:table-cell>
          <table:table-cell office:value-type="float" office:value="14.419574847" calcext:value-type="float">
            <text:p>14,419574847</text:p>
          </table:table-cell>
          <table:table-cell office:value-type="float" office:value="14.526617341" calcext:value-type="float">
            <text:p>14,526617341</text:p>
          </table:table-cell>
          <table:table-cell office:value-type="float" office:value="14.912121074" calcext:value-type="float">
            <text:p>14,912121074</text:p>
          </table:table-cell>
          <table:table-cell office:value-type="float" office:value="14.664393107" calcext:value-type="float">
            <text:p>14,664393107</text:p>
          </table:table-cell>
          <table:table-cell office:value-type="float" office:value="14.254706769" calcext:value-type="float">
            <text:p>14,254706769</text:p>
          </table:table-cell>
          <table:table-cell office:value-type="float" office:value="14.761270732" calcext:value-type="float">
            <text:p>14,761270732</text:p>
          </table:table-cell>
          <table:table-cell office:value-type="float" office:value="14.756016525" calcext:value-type="float">
            <text:p>14,756016525</text:p>
          </table:table-cell>
          <table:table-cell/>
          <table:table-cell table:formula="of:=AVERAGE([.B2:.K2])" office:value-type="float" office:value="14.6468611579" calcext:value-type="float">
            <text:p>14,6468611579</text:p>
          </table:table-cell>
          <table:table-cell table:formula="of:=TRIMMEAN([.B2:.K2];0.2)" office:value-type="float" office:value="14.65782421575" calcext:value-type="float">
            <text:p>14,6578242158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14.244437643" calcext:value-type="float">
            <text:p>14,244437643</text:p>
          </table:table-cell>
          <table:table-cell office:value-type="float" office:value="13.432858043" calcext:value-type="float">
            <text:p>13,432858043</text:p>
          </table:table-cell>
          <table:table-cell office:value-type="float" office:value="12.103115037" calcext:value-type="float">
            <text:p>12,103115037</text:p>
          </table:table-cell>
          <table:table-cell office:value-type="float" office:value="13.863693374" calcext:value-type="float">
            <text:p>13,863693374</text:p>
          </table:table-cell>
          <table:table-cell office:value-type="float" office:value="13.325892255" calcext:value-type="float">
            <text:p>13,325892255</text:p>
          </table:table-cell>
          <table:table-cell office:value-type="float" office:value="12.861454196" calcext:value-type="float">
            <text:p>12,861454196</text:p>
          </table:table-cell>
          <table:table-cell office:value-type="float" office:value="13.14378621" calcext:value-type="float">
            <text:p>13,14378621</text:p>
          </table:table-cell>
          <table:table-cell office:value-type="float" office:value="13.144859931" calcext:value-type="float">
            <text:p>13,144859931</text:p>
          </table:table-cell>
          <table:table-cell office:value-type="float" office:value="13.311305715" calcext:value-type="float">
            <text:p>13,311305715</text:p>
          </table:table-cell>
          <table:table-cell office:value-type="float" office:value="14.053122575" calcext:value-type="float">
            <text:p>14,053122575</text:p>
          </table:table-cell>
          <table:table-cell/>
          <table:table-cell table:formula="of:=AVERAGE([.B3:.K3])" office:value-type="float" office:value="13.3484524979" calcext:value-type="float">
            <text:p>13,3484524979</text:p>
          </table:table-cell>
          <table:table-cell table:formula="of:=TRIMMEAN([.B3:.K3];0.2)" office:value-type="float" office:value="13.392121537375" calcext:value-type="float">
            <text:p>13,3921215374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223.411329092" calcext:value-type="float">
            <text:p>223,411329092</text:p>
          </table:table-cell>
          <table:table-cell office:value-type="float" office:value="224.439381931" calcext:value-type="float">
            <text:p>224,439381931</text:p>
          </table:table-cell>
          <table:table-cell office:value-type="float" office:value="227.479622858" calcext:value-type="float">
            <text:p>227,479622858</text:p>
          </table:table-cell>
          <table:table-cell office:value-type="float" office:value="224.683974862" calcext:value-type="float">
            <text:p>224,683974862</text:p>
          </table:table-cell>
          <table:table-cell office:value-type="float" office:value="226.366440192" calcext:value-type="float">
            <text:p>226,366440192</text:p>
          </table:table-cell>
          <table:table-cell office:value-type="float" office:value="225.493972764" calcext:value-type="float">
            <text:p>225,493972764</text:p>
          </table:table-cell>
          <table:table-cell office:value-type="float" office:value="227.17059961" calcext:value-type="float">
            <text:p>227,17059961</text:p>
          </table:table-cell>
          <table:table-cell office:value-type="float" office:value="225.547647407" calcext:value-type="float">
            <text:p>225,547647407</text:p>
          </table:table-cell>
          <table:table-cell office:value-type="float" office:value="228.700064033" calcext:value-type="float">
            <text:p>228,700064033</text:p>
          </table:table-cell>
          <table:table-cell office:value-type="float" office:value="233.279204192" calcext:value-type="float">
            <text:p>233,279204192</text:p>
          </table:table-cell>
          <table:table-cell/>
          <table:table-cell table:formula="of:=AVERAGE([.B4:.K4])" office:value-type="float" office:value="226.6572236941" calcext:value-type="float">
            <text:p>226,6572236941</text:p>
          </table:table-cell>
          <table:table-cell table:formula="of:=TRIMMEAN([.B4:.K4];0.2)" office:value-type="float" office:value="226.235212957125" calcext:value-type="float">
            <text:p>226,2352129571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98.128630951" calcext:value-type="float">
            <text:p>98,128630951</text:p>
          </table:table-cell>
          <table:table-cell office:value-type="float" office:value="97.363561401" calcext:value-type="float">
            <text:p>97,363561401</text:p>
          </table:table-cell>
          <table:table-cell office:value-type="float" office:value="101.341982299" calcext:value-type="float">
            <text:p>101,341982299</text:p>
          </table:table-cell>
          <table:table-cell office:value-type="float" office:value="100.072812979" calcext:value-type="float">
            <text:p>100,072812979</text:p>
          </table:table-cell>
          <table:table-cell office:value-type="float" office:value="99.220807593" calcext:value-type="float">
            <text:p>99,220807593</text:p>
          </table:table-cell>
          <table:table-cell office:value-type="float" office:value="98.401008535" calcext:value-type="float">
            <text:p>98,401008535</text:p>
          </table:table-cell>
          <table:table-cell office:value-type="float" office:value="101.284268659" calcext:value-type="float">
            <text:p>101,284268659</text:p>
          </table:table-cell>
          <table:table-cell office:value-type="float" office:value="101.657327523" calcext:value-type="float">
            <text:p>101,657327523</text:p>
          </table:table-cell>
          <table:table-cell office:value-type="float" office:value="102.283006289" calcext:value-type="float">
            <text:p>102,283006289</text:p>
          </table:table-cell>
          <table:table-cell office:value-type="float" office:value="102.184751968" calcext:value-type="float">
            <text:p>102,184751968</text:p>
          </table:table-cell>
          <table:table-cell/>
          <table:table-cell table:formula="of:=AVERAGE([.B5:.K5])" office:value-type="float" office:value="100.1938158197" calcext:value-type="float">
            <text:p>100,1938158197</text:p>
          </table:table-cell>
          <table:table-cell table:formula="of:=TRIMMEAN([.B5:.K5];0.2)" office:value-type="float" office:value="100.286448813375" calcext:value-type="float">
            <text:p>100,2864488134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6.159233481" calcext:value-type="float">
            <text:p>26,159233481</text:p>
          </table:table-cell>
          <table:table-cell office:value-type="float" office:value="26.877296287" calcext:value-type="float">
            <text:p>26,877296287</text:p>
          </table:table-cell>
          <table:table-cell office:value-type="float" office:value="25.975558208" calcext:value-type="float">
            <text:p>25,975558208</text:p>
          </table:table-cell>
          <table:table-cell office:value-type="float" office:value="26.328964604" calcext:value-type="float">
            <text:p>26,328964604</text:p>
          </table:table-cell>
          <table:table-cell office:value-type="float" office:value="27.11443172" calcext:value-type="float">
            <text:p>27,11443172</text:p>
          </table:table-cell>
          <table:table-cell office:value-type="float" office:value="26.761504424" calcext:value-type="float">
            <text:p>26,761504424</text:p>
          </table:table-cell>
          <table:table-cell office:value-type="float" office:value="26.334614555" calcext:value-type="float">
            <text:p>26,334614555</text:p>
          </table:table-cell>
          <table:table-cell office:value-type="float" office:value="27.315326856" calcext:value-type="float">
            <text:p>27,315326856</text:p>
          </table:table-cell>
          <table:table-cell office:value-type="float" office:value="26.740585106" calcext:value-type="float">
            <text:p>26,740585106</text:p>
          </table:table-cell>
          <table:table-cell office:value-type="float" office:value="27.141063047" calcext:value-type="float">
            <text:p>27,141063047</text:p>
          </table:table-cell>
          <table:table-cell/>
          <table:table-cell table:formula="of:=AVERAGE([.B6:.K6])" office:value-type="float" office:value="26.6748578288" calcext:value-type="float">
            <text:p>26,6748578288</text:p>
          </table:table-cell>
          <table:table-cell table:formula="of:=TRIMMEAN([.B6:.K6];0.2)" office:value-type="float" office:value="26.682211653" calcext:value-type="float">
            <text:p>26,682211653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 IN ('RJ', 'AM')</text:p>
          </table:table-cell>
          <table:table-cell office:value-type="float" office:value="179.086223504" calcext:value-type="float">
            <text:p>179,086223504</text:p>
          </table:table-cell>
          <table:table-cell office:value-type="float" office:value="179.442104533" calcext:value-type="float">
            <text:p>179,442104533</text:p>
          </table:table-cell>
          <table:table-cell office:value-type="float" office:value="180.027540272" calcext:value-type="float">
            <text:p>180,027540272</text:p>
          </table:table-cell>
          <table:table-cell office:value-type="float" office:value="183.541953455" calcext:value-type="float">
            <text:p>183,541953455</text:p>
          </table:table-cell>
          <table:table-cell office:value-type="float" office:value="182.371710787" calcext:value-type="float">
            <text:p>182,371710787</text:p>
          </table:table-cell>
          <table:table-cell office:value-type="float" office:value="178.211782313" calcext:value-type="float">
            <text:p>178,211782313</text:p>
          </table:table-cell>
          <table:table-cell office:value-type="float" office:value="182.473994381" calcext:value-type="float">
            <text:p>182,473994381</text:p>
          </table:table-cell>
          <table:table-cell office:value-type="float" office:value="187.197647851" calcext:value-type="float">
            <text:p>187,197647851</text:p>
          </table:table-cell>
          <table:table-cell office:value-type="float" office:value="183.457858058" calcext:value-type="float">
            <text:p>183,457858058</text:p>
          </table:table-cell>
          <table:table-cell office:value-type="float" office:value="186.062927237" calcext:value-type="float">
            <text:p>186,062927237</text:p>
          </table:table-cell>
          <table:table-cell/>
          <table:table-cell table:formula="of:=AVERAGE([.B7:.K7])" office:value-type="float" office:value="182.1873742391" calcext:value-type="float">
            <text:p>182,1873742391</text:p>
          </table:table-cell>
          <table:table-cell table:formula="of:=TRIMMEAN([.B7:.K7];0.2)" office:value-type="float" office:value="182.058039028375" calcext:value-type="float">
            <text:p>182,0580390284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='SP' AND periodo='2016-05-01'</text:p>
          </table:table-cell>
          <table:table-cell office:value-type="float" office:value="11.625624623" calcext:value-type="float">
            <text:p>11,625624623</text:p>
          </table:table-cell>
          <table:table-cell office:value-type="float" office:value="11.704386067" calcext:value-type="float">
            <text:p>11,704386067</text:p>
          </table:table-cell>
          <table:table-cell office:value-type="float" office:value="11.604637515" calcext:value-type="float">
            <text:p>11,604637515</text:p>
          </table:table-cell>
          <table:table-cell office:value-type="float" office:value="11.653058913" calcext:value-type="float">
            <text:p>11,653058913</text:p>
          </table:table-cell>
          <table:table-cell office:value-type="float" office:value="11.491650942" calcext:value-type="float">
            <text:p>11,491650942</text:p>
          </table:table-cell>
          <table:table-cell office:value-type="float" office:value="11.579324509" calcext:value-type="float">
            <text:p>11,579324509</text:p>
          </table:table-cell>
          <table:table-cell office:value-type="float" office:value="11.739000622" calcext:value-type="float">
            <text:p>11,739000622</text:p>
          </table:table-cell>
          <table:table-cell office:value-type="float" office:value="11.640121861" calcext:value-type="float">
            <text:p>11,640121861</text:p>
          </table:table-cell>
          <table:table-cell office:value-type="float" office:value="11.369016619" calcext:value-type="float">
            <text:p>11,369016619</text:p>
          </table:table-cell>
          <table:table-cell office:value-type="float" office:value="11.616521325" calcext:value-type="float">
            <text:p>11,616521325</text:p>
          </table:table-cell>
          <table:table-cell/>
          <table:table-cell table:formula="of:=AVERAGE([.B8:.K8])" office:value-type="float" office:value="11.6023342996" calcext:value-type="float">
            <text:p>11,6023342996</text:p>
          </table:table-cell>
          <table:table-cell table:formula="of:=TRIMMEAN([.B8:.K8];0.2)" office:value-type="float" office:value="11.614415719375" calcext:value-type="float">
            <text:p>11,6144157194</text:p>
          </table:table-cell>
        </table:table-row>
        <table:table-row table:style-name="ro1">
          <table:table-cell office:value-type="string" calcext:value-type="string">
            <text:p>SELECT avg(valor) FROM bolsa_familia.dados WHERE periodo = '2016-01-01' ALLOW FILTERING</text:p>
          </table:table-cell>
          <table:table-cell office:value-type="float" office:value="145.647487055" calcext:value-type="float">
            <text:p>145,647487055</text:p>
          </table:table-cell>
          <table:table-cell office:value-type="float" office:value="147.188752078" calcext:value-type="float">
            <text:p>147,188752078</text:p>
          </table:table-cell>
          <table:table-cell office:value-type="float" office:value="144.718433772" calcext:value-type="float">
            <text:p>144,718433772</text:p>
          </table:table-cell>
          <table:table-cell office:value-type="float" office:value="144.624552886" calcext:value-type="float">
            <text:p>144,624552886</text:p>
          </table:table-cell>
          <table:table-cell office:value-type="float" office:value="150.16693392" calcext:value-type="float">
            <text:p>150,16693392</text:p>
          </table:table-cell>
          <table:table-cell office:value-type="float" office:value="142.846677896" calcext:value-type="float">
            <text:p>142,846677896</text:p>
          </table:table-cell>
          <table:table-cell office:value-type="float" office:value="143.426454685" calcext:value-type="float">
            <text:p>143,426454685</text:p>
          </table:table-cell>
          <table:table-cell office:value-type="float" office:value="153.263420103" calcext:value-type="float">
            <text:p>153,263420103</text:p>
          </table:table-cell>
          <table:table-cell office:value-type="float" office:value="155.159172231" calcext:value-type="float">
            <text:p>155,159172231</text:p>
          </table:table-cell>
          <table:table-cell office:value-type="float" office:value="156.009076655" calcext:value-type="float">
            <text:p>156,009076655</text:p>
          </table:table-cell>
          <table:table-cell/>
          <table:table-cell table:formula="of:=AVERAGE([.B9:.K9])" office:value-type="float" office:value="148.3050961281" calcext:value-type="float">
            <text:p>148,3050961281</text:p>
          </table:table-cell>
          <table:table-cell table:formula="of:=TRIMMEAN([.B9:.K9];0.2)" office:value-type="float" office:value="148.02440084125" calcext:value-type="float">
            <text:p>148,0244008413</text:p>
          </table:table-cell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26654093" calcext:value-type="float">
            <text:p>0,026654093</text:p>
          </table:table-cell>
          <table:table-cell office:value-type="float" office:value="0.001887207" calcext:value-type="float">
            <text:p>0,001887207</text:p>
          </table:table-cell>
          <table:table-cell office:value-type="float" office:value="0.001860285" calcext:value-type="float">
            <text:p>0,001860285</text:p>
          </table:table-cell>
          <table:table-cell office:value-type="float" office:value="0.004822821" calcext:value-type="float">
            <text:p>0,004822821</text:p>
          </table:table-cell>
          <table:table-cell office:value-type="float" office:value="0.001534947" calcext:value-type="float">
            <text:p>0,001534947</text:p>
          </table:table-cell>
          <table:table-cell office:value-type="float" office:value="0.002991733" calcext:value-type="float">
            <text:p>0,002991733</text:p>
          </table:table-cell>
          <table:table-cell office:value-type="float" office:value="0.001545344" calcext:value-type="float">
            <text:p>0,001545344</text:p>
          </table:table-cell>
          <table:table-cell office:value-type="float" office:value="0.001640046" calcext:value-type="float">
            <text:p>0,001640046</text:p>
          </table:table-cell>
          <table:table-cell office:value-type="float" office:value="0.001441949" calcext:value-type="float">
            <text:p>0,001441949</text:p>
          </table:table-cell>
          <table:table-cell office:value-type="float" office:value="0.001725359" calcext:value-type="float">
            <text:p>0,001725359</text:p>
          </table:table-cell>
          <table:table-cell/>
          <table:table-cell table:formula="of:=AVERAGE([.B10:.K10])" office:value-type="float" office:value="0.0046103784" calcext:value-type="float">
            <text:p>0,0046103784</text:p>
          </table:table-cell>
          <table:table-cell table:formula="of:=TRIMMEAN([.B10:.K10];0.2)" office:value-type="float" office:value="0.00225096775" calcext:value-type="float">
            <text:p>0,0022509678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78524762" calcext:value-type="float">
            <text:p>0,078524762</text:p>
          </table:table-cell>
          <table:table-cell office:value-type="float" office:value="0.013058239" calcext:value-type="float">
            <text:p>0,013058239</text:p>
          </table:table-cell>
          <table:table-cell office:value-type="float" office:value="0.004724731" calcext:value-type="float">
            <text:p>0,004724731</text:p>
          </table:table-cell>
          <table:table-cell office:value-type="float" office:value="0.004824548" calcext:value-type="float">
            <text:p>0,004824548</text:p>
          </table:table-cell>
          <table:table-cell office:value-type="float" office:value="0.004102523" calcext:value-type="float">
            <text:p>0,004102523</text:p>
          </table:table-cell>
          <table:table-cell office:value-type="float" office:value="0.004808226" calcext:value-type="float">
            <text:p>0,004808226</text:p>
          </table:table-cell>
          <table:table-cell office:value-type="float" office:value="0.004046558" calcext:value-type="float">
            <text:p>0,004046558</text:p>
          </table:table-cell>
          <table:table-cell office:value-type="float" office:value="0.002886523" calcext:value-type="float">
            <text:p>0,002886523</text:p>
          </table:table-cell>
          <table:table-cell office:value-type="float" office:value="0.00493766" calcext:value-type="float">
            <text:p>0,00493766</text:p>
          </table:table-cell>
          <table:table-cell office:value-type="float" office:value="0.004210779" calcext:value-type="float">
            <text:p>0,004210779</text:p>
          </table:table-cell>
          <table:table-cell/>
          <table:table-cell table:formula="of:=AVERAGE([.B11:.K11])" office:value-type="float" office:value="0.0126124549" calcext:value-type="float">
            <text:p>0,0126124549</text:p>
          </table:table-cell>
          <table:table-cell table:formula="of:=TRIMMEAN([.B11:.K11];0.2)" office:value-type="float" office:value="0.005589158" calcext:value-type="float">
            <text:p>0,005589158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33466612" calcext:value-type="float">
            <text:p>0,033466612</text:p>
          </table:table-cell>
          <table:table-cell office:value-type="float" office:value="0.001702661" calcext:value-type="float">
            <text:p>0,001702661</text:p>
          </table:table-cell>
          <table:table-cell office:value-type="float" office:value="0.001753672" calcext:value-type="float">
            <text:p>0,001753672</text:p>
          </table:table-cell>
          <table:table-cell office:value-type="float" office:value="0.001719938" calcext:value-type="float">
            <text:p>0,001719938</text:p>
          </table:table-cell>
          <table:table-cell office:value-type="float" office:value="0.001407219" calcext:value-type="float">
            <text:p>0,001407219</text:p>
          </table:table-cell>
          <table:table-cell office:value-type="float" office:value="0.001486264" calcext:value-type="float">
            <text:p>0,001486264</text:p>
          </table:table-cell>
          <table:table-cell office:value-type="float" office:value="0.001368973" calcext:value-type="float">
            <text:p>0,001368973</text:p>
          </table:table-cell>
          <table:table-cell office:value-type="float" office:value="0.001476709" calcext:value-type="float">
            <text:p>0,001476709</text:p>
          </table:table-cell>
          <table:table-cell office:value-type="float" office:value="0.001551184" calcext:value-type="float">
            <text:p>0,001551184</text:p>
          </table:table-cell>
          <table:table-cell office:value-type="float" office:value="0.001426955" calcext:value-type="float">
            <text:p>0,001426955</text:p>
          </table:table-cell>
          <table:table-cell/>
          <table:table-cell table:formula="of:=AVERAGE([.B12:.K12])" office:value-type="float" office:value="0.0047360187" calcext:value-type="float">
            <text:p>0,0047360187</text:p>
          </table:table-cell>
          <table:table-cell table:formula="of:=TRIMMEAN([.B12:.K12];0.2)" office:value-type="float" office:value="0.00156557525" calcext:value-type="float">
            <text:p>0,0015655753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5399718" calcext:value-type="float">
            <text:p>0,005399718</text:p>
          </table:table-cell>
          <table:table-cell office:value-type="float" office:value="0.006514977" calcext:value-type="float">
            <text:p>0,006514977</text:p>
          </table:table-cell>
          <table:table-cell office:value-type="float" office:value="0.004269119" calcext:value-type="float">
            <text:p>0,004269119</text:p>
          </table:table-cell>
          <table:table-cell office:value-type="float" office:value="0.004824816" calcext:value-type="float">
            <text:p>0,004824816</text:p>
          </table:table-cell>
          <table:table-cell office:value-type="float" office:value="0.003825565" calcext:value-type="float">
            <text:p>0,003825565</text:p>
          </table:table-cell>
          <table:table-cell office:value-type="float" office:value="0.004789692" calcext:value-type="float">
            <text:p>0,004789692</text:p>
          </table:table-cell>
          <table:table-cell office:value-type="float" office:value="0.003982601" calcext:value-type="float">
            <text:p>0,003982601</text:p>
          </table:table-cell>
          <table:table-cell office:value-type="float" office:value="0.002805688" calcext:value-type="float">
            <text:p>0,002805688</text:p>
          </table:table-cell>
          <table:table-cell office:value-type="float" office:value="0.004689464" calcext:value-type="float">
            <text:p>0,004689464</text:p>
          </table:table-cell>
          <table:table-cell office:value-type="float" office:value="0.004321599" calcext:value-type="float">
            <text:p>0,004321599</text:p>
          </table:table-cell>
          <table:table-cell/>
          <table:table-cell table:formula="of:=AVERAGE([.B13:.K13])" office:value-type="float" office:value="0.0045423239" calcext:value-type="float">
            <text:p>0,0045423239</text:p>
          </table:table-cell>
          <table:table-cell table:formula="of:=TRIMMEAN([.B13:.K13];0.2)" office:value-type="float" office:value="0.00451282175" calcext:value-type="float">
            <text:p>0,0045128218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15710297" calcext:value-type="float">
            <text:p>0,015710297</text:p>
          </table:table-cell>
          <table:table-cell office:value-type="float" office:value="0.00162545" calcext:value-type="float">
            <text:p>0,00162545</text:p>
          </table:table-cell>
          <table:table-cell office:value-type="float" office:value="0.001571965" calcext:value-type="float">
            <text:p>0,001571965</text:p>
          </table:table-cell>
          <table:table-cell office:value-type="float" office:value="0.003342582" calcext:value-type="float">
            <text:p>0,003342582</text:p>
          </table:table-cell>
          <table:table-cell office:value-type="float" office:value="0.001159192" calcext:value-type="float">
            <text:p>0,001159192</text:p>
          </table:table-cell>
          <table:table-cell office:value-type="float" office:value="0.001086186" calcext:value-type="float">
            <text:p>0,001086186</text:p>
          </table:table-cell>
          <table:table-cell office:value-type="float" office:value="0.001263385" calcext:value-type="float">
            <text:p>0,001263385</text:p>
          </table:table-cell>
          <table:table-cell office:value-type="float" office:value="0.001203956" calcext:value-type="float">
            <text:p>0,001203956</text:p>
          </table:table-cell>
          <table:table-cell office:value-type="float" office:value="0.001122725" calcext:value-type="float">
            <text:p>0,001122725</text:p>
          </table:table-cell>
          <table:table-cell office:value-type="float" office:value="0.001172539" calcext:value-type="float">
            <text:p>0,001172539</text:p>
          </table:table-cell>
          <table:table-cell/>
          <table:table-cell table:formula="of:=AVERAGE([.B14:.K14])" office:value-type="float" office:value="0.0029258277" calcext:value-type="float">
            <text:p>0,0029258277</text:p>
          </table:table-cell>
          <table:table-cell table:formula="of:=TRIMMEAN([.B14:.K14];0.2)" office:value-type="float" office:value="0.00155772425" calcext:value-type="float">
            <text:p>0,0015577243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3552528" calcext:value-type="float">
            <text:p>0,003552528</text:p>
          </table:table-cell>
          <table:table-cell office:value-type="float" office:value="0.001571456" calcext:value-type="float">
            <text:p>0,001571456</text:p>
          </table:table-cell>
          <table:table-cell office:value-type="float" office:value="0.001570139" calcext:value-type="float">
            <text:p>0,001570139</text:p>
          </table:table-cell>
          <table:table-cell office:value-type="float" office:value="0.001655817" calcext:value-type="float">
            <text:p>0,001655817</text:p>
          </table:table-cell>
          <table:table-cell office:value-type="float" office:value="0.00127646" calcext:value-type="float">
            <text:p>0,00127646</text:p>
          </table:table-cell>
          <table:table-cell office:value-type="float" office:value="0.001373956" calcext:value-type="float">
            <text:p>0,001373956</text:p>
          </table:table-cell>
          <table:table-cell office:value-type="float" office:value="0.001376896" calcext:value-type="float">
            <text:p>0,001376896</text:p>
          </table:table-cell>
          <table:table-cell office:value-type="float" office:value="0.001406388" calcext:value-type="float">
            <text:p>0,001406388</text:p>
          </table:table-cell>
          <table:table-cell office:value-type="float" office:value="0.00140667" calcext:value-type="float">
            <text:p>0,00140667</text:p>
          </table:table-cell>
          <table:table-cell office:value-type="float" office:value="0.001287489" calcext:value-type="float">
            <text:p>0,001287489</text:p>
          </table:table-cell>
          <table:table-cell/>
          <table:table-cell table:formula="of:=AVERAGE([.B15:.K15])" office:value-type="float" office:value="0.0016477799" calcext:value-type="float">
            <text:p>0,0016477799</text:p>
          </table:table-cell>
          <table:table-cell table:formula="of:=TRIMMEAN([.B15:.K15];0.2)" office:value-type="float" office:value="0.001456101375" calcext:value-type="float">
            <text:p>0,0014561014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21928037" calcext:value-type="float">
            <text:p>0,021928037</text:p>
          </table:table-cell>
          <table:table-cell office:value-type="float" office:value="0.001832635" calcext:value-type="float">
            <text:p>0,001832635</text:p>
          </table:table-cell>
          <table:table-cell office:value-type="float" office:value="0.004013696" calcext:value-type="float">
            <text:p>0,004013696</text:p>
          </table:table-cell>
          <table:table-cell office:value-type="float" office:value="0.003448695" calcext:value-type="float">
            <text:p>0,003448695</text:p>
          </table:table-cell>
          <table:table-cell office:value-type="float" office:value="0.002698196" calcext:value-type="float">
            <text:p>0,002698196</text:p>
          </table:table-cell>
          <table:table-cell office:value-type="float" office:value="0.001417784" calcext:value-type="float">
            <text:p>0,001417784</text:p>
          </table:table-cell>
          <table:table-cell office:value-type="float" office:value="0.00136954" calcext:value-type="float">
            <text:p>0,00136954</text:p>
          </table:table-cell>
          <table:table-cell office:value-type="float" office:value="0.001416065" calcext:value-type="float">
            <text:p>0,001416065</text:p>
          </table:table-cell>
          <table:table-cell office:value-type="float" office:value="0.001330802" calcext:value-type="float">
            <text:p>0,001330802</text:p>
          </table:table-cell>
          <table:table-cell office:value-type="float" office:value="0.001326728" calcext:value-type="float">
            <text:p>0,001326728</text:p>
          </table:table-cell>
          <table:table-cell/>
          <table:table-cell table:formula="of:=AVERAGE([.B16:.K16])" office:value-type="float" office:value="0.0040782178" calcext:value-type="float">
            <text:p>0,0040782178</text:p>
          </table:table-cell>
          <table:table-cell table:formula="of:=TRIMMEAN([.B16:.K16];0.2)" office:value-type="float" office:value="0.002190926625" calcext:value-type="float">
            <text:p>0,0021909266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384116" calcext:value-type="float">
            <text:p>0,00384116</text:p>
          </table:table-cell>
          <table:table-cell office:value-type="float" office:value="0.004741409" calcext:value-type="float">
            <text:p>0,004741409</text:p>
          </table:table-cell>
          <table:table-cell office:value-type="float" office:value="0.005248529" calcext:value-type="float">
            <text:p>0,005248529</text:p>
          </table:table-cell>
          <table:table-cell office:value-type="float" office:value="0.004288443" calcext:value-type="float">
            <text:p>0,004288443</text:p>
          </table:table-cell>
          <table:table-cell office:value-type="float" office:value="0.003069416" calcext:value-type="float">
            <text:p>0,003069416</text:p>
          </table:table-cell>
          <table:table-cell office:value-type="float" office:value="0.0037655" calcext:value-type="float">
            <text:p>0,0037655</text:p>
          </table:table-cell>
          <table:table-cell office:value-type="float" office:value="0.003445017" calcext:value-type="float">
            <text:p>0,003445017</text:p>
          </table:table-cell>
          <table:table-cell office:value-type="float" office:value="0.002520337" calcext:value-type="float">
            <text:p>0,002520337</text:p>
          </table:table-cell>
          <table:table-cell office:value-type="float" office:value="0.003525538" calcext:value-type="float">
            <text:p>0,003525538</text:p>
          </table:table-cell>
          <table:table-cell office:value-type="float" office:value="0.005003384" calcext:value-type="float">
            <text:p>0,005003384</text:p>
          </table:table-cell>
          <table:table-cell/>
          <table:table-cell table:formula="of:=AVERAGE([.B17:.K17])" office:value-type="float" office:value="0.0039448733" calcext:value-type="float">
            <text:p>0,0039448733</text:p>
          </table:table-cell>
          <table:table-cell table:formula="of:=TRIMMEAN([.B17:.K17];0.2)" office:value-type="float" office:value="0.003959983375" calcext:value-type="float">
            <text:p>0,0039599834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2467515" calcext:value-type="float">
            <text:p>0,002467515</text:p>
          </table:table-cell>
          <table:table-cell office:value-type="float" office:value="0.003914329" calcext:value-type="float">
            <text:p>0,003914329</text:p>
          </table:table-cell>
          <table:table-cell office:value-type="float" office:value="0.00314167" calcext:value-type="float">
            <text:p>0,00314167</text:p>
          </table:table-cell>
          <table:table-cell office:value-type="float" office:value="0.004817604" calcext:value-type="float">
            <text:p>0,004817604</text:p>
          </table:table-cell>
          <table:table-cell office:value-type="float" office:value="0.003104537" calcext:value-type="float">
            <text:p>0,003104537</text:p>
          </table:table-cell>
          <table:table-cell office:value-type="float" office:value="0.003433243" calcext:value-type="float">
            <text:p>0,003433243</text:p>
          </table:table-cell>
          <table:table-cell office:value-type="float" office:value="0.003224694" calcext:value-type="float">
            <text:p>0,003224694</text:p>
          </table:table-cell>
          <table:table-cell office:value-type="float" office:value="0.002328405" calcext:value-type="float">
            <text:p>0,002328405</text:p>
          </table:table-cell>
          <table:table-cell office:value-type="float" office:value="0.003202211" calcext:value-type="float">
            <text:p>0,003202211</text:p>
          </table:table-cell>
          <table:table-cell office:value-type="float" office:value="0.003055153" calcext:value-type="float">
            <text:p>0,003055153</text:p>
          </table:table-cell>
          <table:table-cell/>
          <table:table-cell table:formula="of:=AVERAGE([.B18:.K18])" office:value-type="float" office:value="0.0032689361" calcext:value-type="float">
            <text:p>0,0032689361</text:p>
          </table:table-cell>
          <table:table-cell table:formula="of:=TRIMMEAN([.B18:.K18];0.2)" office:value-type="float" office:value="0.003192919" calcext:value-type="float">
            <text:p>0,003192919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5601728" calcext:value-type="float">
            <text:p>0,005601728</text:p>
          </table:table-cell>
          <table:table-cell office:value-type="float" office:value="0.00188889" calcext:value-type="float">
            <text:p>0,00188889</text:p>
          </table:table-cell>
          <table:table-cell office:value-type="float" office:value="0.001842027" calcext:value-type="float">
            <text:p>0,001842027</text:p>
          </table:table-cell>
          <table:table-cell office:value-type="float" office:value="0.001834937" calcext:value-type="float">
            <text:p>0,001834937</text:p>
          </table:table-cell>
          <table:table-cell office:value-type="float" office:value="0.00159079" calcext:value-type="float">
            <text:p>0,00159079</text:p>
          </table:table-cell>
          <table:table-cell office:value-type="float" office:value="0.00172301" calcext:value-type="float">
            <text:p>0,00172301</text:p>
          </table:table-cell>
          <table:table-cell office:value-type="float" office:value="0.001174359" calcext:value-type="float">
            <text:p>0,001174359</text:p>
          </table:table-cell>
          <table:table-cell office:value-type="float" office:value="0.001115211" calcext:value-type="float">
            <text:p>0,001115211</text:p>
          </table:table-cell>
          <table:table-cell office:value-type="float" office:value="0.001570456" calcext:value-type="float">
            <text:p>0,001570456</text:p>
          </table:table-cell>
          <table:table-cell office:value-type="float" office:value="0.001428912" calcext:value-type="float">
            <text:p>0,001428912</text:p>
          </table:table-cell>
          <table:table-cell/>
          <table:table-cell table:formula="of:=AVERAGE([.B19:.K19])" office:value-type="float" office:value="0.001977032" calcext:value-type="float">
            <text:p>0,001977032</text:p>
          </table:table-cell>
          <table:table-cell table:formula="of:=TRIMMEAN([.B19:.K19];0.2)" office:value-type="float" office:value="0.001631672625" calcext:value-type="float">
            <text:p>0,0016316726</text:p>
          </table:table-cell>
        </table:table-row>
        <table:table-row table:style-name="ro1">
          <table:table-cell office:value-type="string" calcext:value-type="string">
            <text:p>SELECT count(*) FROM dados WHERE uf = 'AC' AND periodo = '2016-02-01' AND valor &lt; 150</text:p>
          </table:table-cell>
          <table:table-cell office:value-type="float" office:value="0.201631902" calcext:value-type="float">
            <text:p>0,201631902</text:p>
          </table:table-cell>
          <table:table-cell office:value-type="float" office:value="0.242789933" calcext:value-type="float">
            <text:p>0,242789933</text:p>
          </table:table-cell>
          <table:table-cell office:value-type="float" office:value="0.245989955" calcext:value-type="float">
            <text:p>0,245989955</text:p>
          </table:table-cell>
          <table:table-cell office:value-type="float" office:value="0.237556073" calcext:value-type="float">
            <text:p>0,237556073</text:p>
          </table:table-cell>
          <table:table-cell office:value-type="float" office:value="0.27936338" calcext:value-type="float">
            <text:p>0,27936338</text:p>
          </table:table-cell>
          <table:table-cell office:value-type="float" office:value="0.219313526" calcext:value-type="float">
            <text:p>0,219313526</text:p>
          </table:table-cell>
          <table:table-cell office:value-type="float" office:value="0.21114731" calcext:value-type="float">
            <text:p>0,21114731</text:p>
          </table:table-cell>
          <table:table-cell office:value-type="float" office:value="0.189168874" calcext:value-type="float">
            <text:p>0,189168874</text:p>
          </table:table-cell>
          <table:table-cell office:value-type="float" office:value="0.234075247" calcext:value-type="float">
            <text:p>0,234075247</text:p>
          </table:table-cell>
          <table:table-cell office:value-type="float" office:value="0.271384556" calcext:value-type="float">
            <text:p>0,271384556</text:p>
          </table:table-cell>
          <table:table-cell/>
          <table:table-cell table:formula="of:=AVERAGE([.B20:.K20])" office:value-type="float" office:value="0.2332420756" calcext:value-type="float">
            <text:p>0,2332420756</text:p>
          </table:table-cell>
          <table:table-cell table:formula="of:=TRIMMEAN([.B20:.K20];0.2)" office:value-type="float" office:value="0.23298606275" calcext:value-type="float">
            <text:p>0,232986062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Agregações</text:p>
          </table:table-cell>
          <table:table-cell table:formula="of:=SUM([.M2:.M7])" office:value-type="float" office:value="563.7085852375" calcext:value-type="float">
            <text:p>563,7085852375</text:p>
          </table:table-cell>
          <table:table-cell table:formula="of:=SUM([.N2:.N7])" office:value-type="float" office:value="563.311858205" calcext:value-type="float">
            <text:p>563,31185820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usca</text:p>
          </table:table-cell>
          <table:table-cell table:formula="of:=SUM([.M10:.M19])" office:value-type="float" office:value="0.0443438427" calcext:value-type="float">
            <text:p>0,0443438427</text:p>
          </table:table-cell>
          <table:table-cell table:formula="of:=SUM([.N10:.N19])" office:value-type="float" office:value="0.02790785" calcext:value-type="float">
            <text:p>0,02790785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Média</text:p>
          </table:table-cell>
          <table:table-cell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2.743913065" calcext:value-type="float">
            <text:p>12,743913065</text:p>
          </table:table-cell>
          <table:table-cell office:value-type="float" office:value="16.978006223" calcext:value-type="float">
            <text:p>16,978006223</text:p>
          </table:table-cell>
          <table:table-cell office:value-type="float" office:value="16.569067272" calcext:value-type="float">
            <text:p>16,569067272</text:p>
          </table:table-cell>
          <table:table-cell office:value-type="float" office:value="16.846889118" calcext:value-type="float">
            <text:p>16,846889118</text:p>
          </table:table-cell>
          <table:table-cell office:value-type="float" office:value="15.537592117" calcext:value-type="float">
            <text:p>15,537592117</text:p>
          </table:table-cell>
          <table:table-cell office:value-type="float" office:value="16.686545205" calcext:value-type="float">
            <text:p>16,686545205</text:p>
          </table:table-cell>
          <table:table-cell office:value-type="float" office:value="18.129390766" calcext:value-type="float">
            <text:p>18,129390766</text:p>
          </table:table-cell>
          <table:table-cell office:value-type="float" office:value="16.555574746" calcext:value-type="float">
            <text:p>16,555574746</text:p>
          </table:table-cell>
          <table:table-cell office:value-type="float" office:value="17.201964477" calcext:value-type="float">
            <text:p>17,201964477</text:p>
          </table:table-cell>
          <table:table-cell office:value-type="float" office:value="17.920418119" calcext:value-type="float">
            <text:p>17,920418119</text:p>
          </table:table-cell>
          <table:table-cell/>
          <table:table-cell table:formula="of:=AVERAGE([.B27:.K27])" office:value-type="float" office:value="16.5169361108" calcext:value-type="float">
            <text:p>16,5169361108</text:p>
          </table:table-cell>
          <table:table-cell table:formula="of:=TRIMMEAN([.B27:.K27];0.2)" office:value-type="float" office:value="16.787007159625" calcext:value-type="float">
            <text:p>16,7870071596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5.821987776" calcext:value-type="float">
            <text:p>5,821987776</text:p>
          </table:table-cell>
          <table:table-cell office:value-type="float" office:value="5.577549244" calcext:value-type="float">
            <text:p>5,577549244</text:p>
          </table:table-cell>
          <table:table-cell office:value-type="float" office:value="5.393693835" calcext:value-type="float">
            <text:p>5,393693835</text:p>
          </table:table-cell>
          <table:table-cell office:value-type="float" office:value="5.381451487" calcext:value-type="float">
            <text:p>5,381451487</text:p>
          </table:table-cell>
          <table:table-cell office:value-type="float" office:value="5.410689879" calcext:value-type="float">
            <text:p>5,410689879</text:p>
          </table:table-cell>
          <table:table-cell office:value-type="float" office:value="5.395612847" calcext:value-type="float">
            <text:p>5,395612847</text:p>
          </table:table-cell>
          <table:table-cell office:value-type="float" office:value="5.37763048" calcext:value-type="float">
            <text:p>5,37763048</text:p>
          </table:table-cell>
          <table:table-cell office:value-type="float" office:value="5.407609409" calcext:value-type="float">
            <text:p>5,407609409</text:p>
          </table:table-cell>
          <table:table-cell office:value-type="float" office:value="5.34239704" calcext:value-type="float">
            <text:p>5,34239704</text:p>
          </table:table-cell>
          <table:table-cell office:value-type="float" office:value="5.685120918" calcext:value-type="float">
            <text:p>5,685120918</text:p>
          </table:table-cell>
          <table:table-cell/>
          <table:table-cell table:formula="of:=AVERAGE([.B28:.K28])" office:value-type="float" office:value="5.4793742915" calcext:value-type="float">
            <text:p>5,4793742915</text:p>
          </table:table-cell>
          <table:table-cell table:formula="of:=TRIMMEAN([.B28:.K28];0.2)" office:value-type="float" office:value="5.453669762375" calcext:value-type="float">
            <text:p>5,4536697624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81.142127629" calcext:value-type="float">
            <text:p>81,142127629</text:p>
          </table:table-cell>
          <table:table-cell office:value-type="float" office:value="72.106403375" calcext:value-type="float">
            <text:p>72,106403375</text:p>
          </table:table-cell>
          <table:table-cell office:value-type="float" office:value="71.928354361" calcext:value-type="float">
            <text:p>71,928354361</text:p>
          </table:table-cell>
          <table:table-cell office:value-type="float" office:value="71.884545985" calcext:value-type="float">
            <text:p>71,884545985</text:p>
          </table:table-cell>
          <table:table-cell office:value-type="float" office:value="71.77291725" calcext:value-type="float">
            <text:p>71,77291725</text:p>
          </table:table-cell>
          <table:table-cell office:value-type="float" office:value="71.862546333" calcext:value-type="float">
            <text:p>71,862546333</text:p>
          </table:table-cell>
          <table:table-cell office:value-type="float" office:value="71.855353384" calcext:value-type="float">
            <text:p>71,855353384</text:p>
          </table:table-cell>
          <table:table-cell office:value-type="float" office:value="74.8421355" calcext:value-type="float">
            <text:p>74,8421355</text:p>
          </table:table-cell>
          <table:table-cell office:value-type="float" office:value="71.686018886" calcext:value-type="float">
            <text:p>71,686018886</text:p>
          </table:table-cell>
          <table:table-cell office:value-type="float" office:value="76.459453242" calcext:value-type="float">
            <text:p>76,459453242</text:p>
          </table:table-cell>
          <table:table-cell/>
          <table:table-cell table:formula="of:=AVERAGE([.B29:.K29])" office:value-type="float" office:value="73.5539855945" calcext:value-type="float">
            <text:p>73,5539855945</text:p>
          </table:table-cell>
          <table:table-cell table:formula="of:=TRIMMEAN([.B29:.K29];0.2)" office:value-type="float" office:value="72.83896367875" calcext:value-type="float">
            <text:p>72,8389636788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34.688761056" calcext:value-type="float">
            <text:p>34,688761056</text:p>
          </table:table-cell>
          <table:table-cell office:value-type="float" office:value="33.249036901" calcext:value-type="float">
            <text:p>33,249036901</text:p>
          </table:table-cell>
          <table:table-cell office:value-type="float" office:value="33.065514276" calcext:value-type="float">
            <text:p>33,065514276</text:p>
          </table:table-cell>
          <table:table-cell office:value-type="float" office:value="33.06026967" calcext:value-type="float">
            <text:p>33,06026967</text:p>
          </table:table-cell>
          <table:table-cell office:value-type="float" office:value="33.048168987" calcext:value-type="float">
            <text:p>33,048168987</text:p>
          </table:table-cell>
          <table:table-cell office:value-type="float" office:value="33.139035998" calcext:value-type="float">
            <text:p>33,139035998</text:p>
          </table:table-cell>
          <table:table-cell office:value-type="float" office:value="33.095231799" calcext:value-type="float">
            <text:p>33,095231799</text:p>
          </table:table-cell>
          <table:table-cell office:value-type="float" office:value="33.07728315" calcext:value-type="float">
            <text:p>33,07728315</text:p>
          </table:table-cell>
          <table:table-cell office:value-type="float" office:value="32.973869073" calcext:value-type="float">
            <text:p>32,973869073</text:p>
          </table:table-cell>
          <table:table-cell office:value-type="float" office:value="35.201289581" calcext:value-type="float">
            <text:p>35,201289581</text:p>
          </table:table-cell>
          <table:table-cell/>
          <table:table-cell table:formula="of:=AVERAGE([.B30:.K30])" office:value-type="float" office:value="33.4598460491" calcext:value-type="float">
            <text:p>33,4598460491</text:p>
          </table:table-cell>
          <table:table-cell table:formula="of:=TRIMMEAN([.B30:.K30];0.2)" office:value-type="float" office:value="33.302912729625" calcext:value-type="float">
            <text:p>33,3029127296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4.861858318" calcext:value-type="float">
            <text:p>24,861858318</text:p>
          </table:table-cell>
          <table:table-cell office:value-type="float" office:value="30.925808148" calcext:value-type="float">
            <text:p>30,925808148</text:p>
          </table:table-cell>
          <table:table-cell office:value-type="float" office:value="28.313541917" calcext:value-type="float">
            <text:p>28,313541917</text:p>
          </table:table-cell>
          <table:table-cell office:value-type="float" office:value="30.082253319" calcext:value-type="float">
            <text:p>30,082253319</text:p>
          </table:table-cell>
          <table:table-cell office:value-type="float" office:value="28.674575235" calcext:value-type="float">
            <text:p>28,674575235</text:p>
          </table:table-cell>
          <table:table-cell office:value-type="float" office:value="29.902655622" calcext:value-type="float">
            <text:p>29,902655622</text:p>
          </table:table-cell>
          <table:table-cell office:value-type="float" office:value="30.224427102" calcext:value-type="float">
            <text:p>30,224427102</text:p>
          </table:table-cell>
          <table:table-cell office:value-type="float" office:value="30.724614947" calcext:value-type="float">
            <text:p>30,724614947</text:p>
          </table:table-cell>
          <table:table-cell office:value-type="float" office:value="32.776240031" calcext:value-type="float">
            <text:p>32,776240031</text:p>
          </table:table-cell>
          <table:table-cell office:value-type="float" office:value="30.577525368" calcext:value-type="float">
            <text:p>30,577525368</text:p>
          </table:table-cell>
          <table:table-cell/>
          <table:table-cell table:formula="of:=AVERAGE([.B31:.K31])" office:value-type="float" office:value="29.7063500007" calcext:value-type="float">
            <text:p>29,7063500007</text:p>
          </table:table-cell>
          <table:table-cell table:formula="of:=TRIMMEAN([.B31:.K31];0.2)" office:value-type="float" office:value="29.92817520725" calcext:value-type="float">
            <text:p>29,9281752073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 IN ('RJ', 'AM')</text:p>
          </table:table-cell>
          <table:table-cell office:value-type="float" office:value="169.635624155" calcext:value-type="float">
            <text:p>169,635624155</text:p>
          </table:table-cell>
          <table:table-cell office:value-type="float" office:value="203.028451039" calcext:value-type="float">
            <text:p>203,028451039</text:p>
          </table:table-cell>
          <table:table-cell office:value-type="float" office:value="200.684442856" calcext:value-type="float">
            <text:p>200,684442856</text:p>
          </table:table-cell>
          <table:table-cell office:value-type="float" office:value="200.59230119" calcext:value-type="float">
            <text:p>200,59230119</text:p>
          </table:table-cell>
          <table:table-cell office:value-type="float" office:value="196.447134965" calcext:value-type="float">
            <text:p>196,447134965</text:p>
          </table:table-cell>
          <table:table-cell office:value-type="float" office:value="199.147962634" calcext:value-type="float">
            <text:p>199,147962634</text:p>
          </table:table-cell>
          <table:table-cell office:value-type="float" office:value="201.881621483" calcext:value-type="float">
            <text:p>201,881621483</text:p>
          </table:table-cell>
          <table:table-cell office:value-type="float" office:value="205.776901693" calcext:value-type="float">
            <text:p>205,776901693</text:p>
          </table:table-cell>
          <table:table-cell office:value-type="float" office:value="203.005415809" calcext:value-type="float">
            <text:p>203,005415809</text:p>
          </table:table-cell>
          <table:table-cell office:value-type="float" office:value="205.867720352" calcext:value-type="float">
            <text:p>205,867720352</text:p>
          </table:table-cell>
          <table:table-cell/>
          <table:table-cell table:formula="of:=AVERAGE([.B32:.K32])" office:value-type="float" office:value="198.6067576176" calcext:value-type="float">
            <text:p>198,6067576176</text:p>
          </table:table-cell>
          <table:table-cell table:formula="of:=TRIMMEAN([.B32:.K32];0.2)" office:value-type="float" office:value="201.320528958625" calcext:value-type="float">
            <text:p>201,3205289586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='SP' AND periodo='2016-05-01'</text:p>
          </table:table-cell>
          <table:table-cell office:value-type="float" office:value="10.377459608" calcext:value-type="float">
            <text:p>10,377459608</text:p>
          </table:table-cell>
          <table:table-cell office:value-type="float" office:value="13.718411073" calcext:value-type="float">
            <text:p>13,718411073</text:p>
          </table:table-cell>
          <table:table-cell office:value-type="float" office:value="12.346975749" calcext:value-type="float">
            <text:p>12,346975749</text:p>
          </table:table-cell>
          <table:table-cell office:value-type="float" office:value="12.457125352" calcext:value-type="float">
            <text:p>12,457125352</text:p>
          </table:table-cell>
          <table:table-cell office:value-type="float" office:value="13.170431729" calcext:value-type="float">
            <text:p>13,170431729</text:p>
          </table:table-cell>
          <table:table-cell office:value-type="float" office:value="12.889885494" calcext:value-type="float">
            <text:p>12,889885494</text:p>
          </table:table-cell>
          <table:table-cell office:value-type="float" office:value="12.890553604" calcext:value-type="float">
            <text:p>12,890553604</text:p>
          </table:table-cell>
          <table:table-cell office:value-type="float" office:value="13.003110599" calcext:value-type="float">
            <text:p>13,003110599</text:p>
          </table:table-cell>
          <table:table-cell office:value-type="float" office:value="12.440222532" calcext:value-type="float">
            <text:p>12,440222532</text:p>
          </table:table-cell>
          <table:table-cell office:value-type="float" office:value="13.802998207" calcext:value-type="float">
            <text:p>13,802998207</text:p>
          </table:table-cell>
          <table:table-cell/>
          <table:table-cell table:formula="of:=AVERAGE([.B33:.K33])" office:value-type="float" office:value="12.7097173947" calcext:value-type="float">
            <text:p>12,7097173947</text:p>
          </table:table-cell>
          <table:table-cell table:formula="of:=TRIMMEAN([.B33:.K33];0.2)" office:value-type="float" office:value="12.8645895165" calcext:value-type="float">
            <text:p>12,8645895165</text:p>
          </table:table-cell>
        </table:table-row>
        <table:table-row table:style-name="ro1">
          <table:table-cell office:value-type="string" calcext:value-type="string">
            <text:p>SELECT avg(valor) FROM bolsa_familia.dados WHERE periodo = '2016-01-01' ALLOW FILTERING</text:p>
          </table:table-cell>
          <table:table-cell office:value-type="float" office:value="134.657953292" calcext:value-type="float">
            <text:p>134,657953292</text:p>
          </table:table-cell>
          <table:table-cell office:value-type="float" office:value="150.207494655" calcext:value-type="float">
            <text:p>150,207494655</text:p>
          </table:table-cell>
          <table:table-cell office:value-type="float" office:value="153.839264917" calcext:value-type="float">
            <text:p>153,839264917</text:p>
          </table:table-cell>
          <table:table-cell office:value-type="float" office:value="150.473695891" calcext:value-type="float">
            <text:p>150,473695891</text:p>
          </table:table-cell>
          <table:table-cell office:value-type="float" office:value="152.022161378" calcext:value-type="float">
            <text:p>152,022161378</text:p>
          </table:table-cell>
          <table:table-cell office:value-type="float" office:value="153.217984572" calcext:value-type="float">
            <text:p>153,217984572</text:p>
          </table:table-cell>
          <table:table-cell office:value-type="float" office:value="155.838880114" calcext:value-type="float">
            <text:p>155,838880114</text:p>
          </table:table-cell>
          <table:table-cell office:value-type="float" office:value="148.843626201" calcext:value-type="float">
            <text:p>148,843626201</text:p>
          </table:table-cell>
          <table:table-cell office:value-type="float" office:value="157.75273091" calcext:value-type="float">
            <text:p>157,75273091</text:p>
          </table:table-cell>
          <table:table-cell office:value-type="float" office:value="161.368052083" calcext:value-type="float">
            <text:p>161,368052083</text:p>
          </table:table-cell>
          <table:table-cell/>
          <table:table-cell table:formula="of:=AVERAGE([.B34:.K34])" office:value-type="float" office:value="151.8221844013" calcext:value-type="float">
            <text:p>151,8221844013</text:p>
          </table:table-cell>
          <table:table-cell table:formula="of:=TRIMMEAN([.B34:.K34];0.2)" office:value-type="float" office:value="152.77447982975" calcext:value-type="float">
            <text:p>152,7744798298</text:p>
          </table:table-cell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10439447" calcext:value-type="float">
            <text:p>0,010439447</text:p>
          </table:table-cell>
          <table:table-cell office:value-type="float" office:value="0.001528281" calcext:value-type="float">
            <text:p>0,001528281</text:p>
          </table:table-cell>
          <table:table-cell office:value-type="float" office:value="0.00140794" calcext:value-type="float">
            <text:p>0,00140794</text:p>
          </table:table-cell>
          <table:table-cell office:value-type="float" office:value="0.00147062" calcext:value-type="float">
            <text:p>0,00147062</text:p>
          </table:table-cell>
          <table:table-cell office:value-type="float" office:value="0.001227311" calcext:value-type="float">
            <text:p>0,001227311</text:p>
          </table:table-cell>
          <table:table-cell office:value-type="float" office:value="0.001251073" calcext:value-type="float">
            <text:p>0,001251073</text:p>
          </table:table-cell>
          <table:table-cell office:value-type="float" office:value="0.001252064" calcext:value-type="float">
            <text:p>0,001252064</text:p>
          </table:table-cell>
          <table:table-cell office:value-type="float" office:value="0.001486795" calcext:value-type="float">
            <text:p>0,001486795</text:p>
          </table:table-cell>
          <table:table-cell office:value-type="float" office:value="0.001183076" calcext:value-type="float">
            <text:p>0,001183076</text:p>
          </table:table-cell>
          <table:table-cell office:value-type="float" office:value="0.001239925" calcext:value-type="float">
            <text:p>0,001239925</text:p>
          </table:table-cell>
          <table:table-cell/>
          <table:table-cell table:formula="of:=AVERAGE([.B35:.K35])" office:value-type="float" office:value="0.0022486532" calcext:value-type="float">
            <text:p>0,0022486532</text:p>
          </table:table-cell>
          <table:table-cell table:formula="of:=TRIMMEAN([.B35:.K35];0.2)" office:value-type="float" office:value="0.001358001125" calcext:value-type="float">
            <text:p>0,0013580011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36816513" calcext:value-type="float">
            <text:p>0,036816513</text:p>
          </table:table-cell>
          <table:table-cell office:value-type="float" office:value="0.004927287" calcext:value-type="float">
            <text:p>0,004927287</text:p>
          </table:table-cell>
          <table:table-cell office:value-type="float" office:value="0.003600127" calcext:value-type="float">
            <text:p>0,003600127</text:p>
          </table:table-cell>
          <table:table-cell office:value-type="float" office:value="0.003593247" calcext:value-type="float">
            <text:p>0,003593247</text:p>
          </table:table-cell>
          <table:table-cell office:value-type="float" office:value="0.002358922" calcext:value-type="float">
            <text:p>0,002358922</text:p>
          </table:table-cell>
          <table:table-cell office:value-type="float" office:value="0.003397845" calcext:value-type="float">
            <text:p>0,003397845</text:p>
          </table:table-cell>
          <table:table-cell office:value-type="float" office:value="0.002989092" calcext:value-type="float">
            <text:p>0,002989092</text:p>
          </table:table-cell>
          <table:table-cell office:value-type="float" office:value="0.003101971" calcext:value-type="float">
            <text:p>0,003101971</text:p>
          </table:table-cell>
          <table:table-cell office:value-type="float" office:value="0.003200033" calcext:value-type="float">
            <text:p>0,003200033</text:p>
          </table:table-cell>
          <table:table-cell office:value-type="float" office:value="0.001879092" calcext:value-type="float">
            <text:p>0,001879092</text:p>
          </table:table-cell>
          <table:table-cell/>
          <table:table-cell table:formula="of:=AVERAGE([.B36:.K36])" office:value-type="float" office:value="0.0065864129" calcext:value-type="float">
            <text:p>0,0065864129</text:p>
          </table:table-cell>
          <table:table-cell table:formula="of:=TRIMMEAN([.B36:.K36];0.2)" office:value-type="float" office:value="0.0033960655" calcext:value-type="float">
            <text:p>0,0033960655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84712966" calcext:value-type="float">
            <text:p>0,084712966</text:p>
          </table:table-cell>
          <table:table-cell office:value-type="float" office:value="0.001588254" calcext:value-type="float">
            <text:p>0,001588254</text:p>
          </table:table-cell>
          <table:table-cell office:value-type="float" office:value="0.001353224" calcext:value-type="float">
            <text:p>0,001353224</text:p>
          </table:table-cell>
          <table:table-cell office:value-type="float" office:value="0.001418561" calcext:value-type="float">
            <text:p>0,001418561</text:p>
          </table:table-cell>
          <table:table-cell office:value-type="float" office:value="0.001303325" calcext:value-type="float">
            <text:p>0,001303325</text:p>
          </table:table-cell>
          <table:table-cell office:value-type="float" office:value="0.001293452" calcext:value-type="float">
            <text:p>0,001293452</text:p>
          </table:table-cell>
          <table:table-cell office:value-type="float" office:value="0.001051456" calcext:value-type="float">
            <text:p>0,001051456</text:p>
          </table:table-cell>
          <table:table-cell office:value-type="float" office:value="0.001298533" calcext:value-type="float">
            <text:p>0,001298533</text:p>
          </table:table-cell>
          <table:table-cell office:value-type="float" office:value="0.001237155" calcext:value-type="float">
            <text:p>0,001237155</text:p>
          </table:table-cell>
          <table:table-cell office:value-type="float" office:value="0.001133287" calcext:value-type="float">
            <text:p>0,001133287</text:p>
          </table:table-cell>
          <table:table-cell/>
          <table:table-cell table:formula="of:=AVERAGE([.B37:.K37])" office:value-type="float" office:value="0.0096390213" calcext:value-type="float">
            <text:p>0,0096390213</text:p>
          </table:table-cell>
          <table:table-cell table:formula="of:=TRIMMEAN([.B37:.K37];0.2)" office:value-type="float" office:value="0.001328223875" calcext:value-type="float">
            <text:p>0,0013282239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3688193" calcext:value-type="float">
            <text:p>0,003688193</text:p>
          </table:table-cell>
          <table:table-cell office:value-type="float" office:value="0.004609349" calcext:value-type="float">
            <text:p>0,004609349</text:p>
          </table:table-cell>
          <table:table-cell office:value-type="float" office:value="0.004020234" calcext:value-type="float">
            <text:p>0,004020234</text:p>
          </table:table-cell>
          <table:table-cell office:value-type="float" office:value="0.016511385" calcext:value-type="float">
            <text:p>0,016511385</text:p>
          </table:table-cell>
          <table:table-cell office:value-type="float" office:value="0.002649737" calcext:value-type="float">
            <text:p>0,002649737</text:p>
          </table:table-cell>
          <table:table-cell office:value-type="float" office:value="0.00351056" calcext:value-type="float">
            <text:p>0,00351056</text:p>
          </table:table-cell>
          <table:table-cell office:value-type="float" office:value="0.003185688" calcext:value-type="float">
            <text:p>0,003185688</text:p>
          </table:table-cell>
          <table:table-cell office:value-type="float" office:value="0.003153361" calcext:value-type="float">
            <text:p>0,003153361</text:p>
          </table:table-cell>
          <table:table-cell office:value-type="float" office:value="0.002882395" calcext:value-type="float">
            <text:p>0,002882395</text:p>
          </table:table-cell>
          <table:table-cell office:value-type="float" office:value="0.001738663" calcext:value-type="float">
            <text:p>0,001738663</text:p>
          </table:table-cell>
          <table:table-cell/>
          <table:table-cell table:formula="of:=AVERAGE([.B38:.K38])" office:value-type="float" office:value="0.0045949565" calcext:value-type="float">
            <text:p>0,0045949565</text:p>
          </table:table-cell>
          <table:table-cell table:formula="of:=TRIMMEAN([.B38:.K38];0.2)" office:value-type="float" office:value="0.003462439625" calcext:value-type="float">
            <text:p>0,0034624396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5339446" calcext:value-type="float">
            <text:p>0,005339446</text:p>
          </table:table-cell>
          <table:table-cell office:value-type="float" office:value="0.001404602" calcext:value-type="float">
            <text:p>0,001404602</text:p>
          </table:table-cell>
          <table:table-cell office:value-type="float" office:value="0.00154563" calcext:value-type="float">
            <text:p>0,00154563</text:p>
          </table:table-cell>
          <table:table-cell office:value-type="float" office:value="0.001283592" calcext:value-type="float">
            <text:p>0,001283592</text:p>
          </table:table-cell>
          <table:table-cell office:value-type="float" office:value="0.001191997" calcext:value-type="float">
            <text:p>0,001191997</text:p>
          </table:table-cell>
          <table:table-cell table:style-name="ce1" office:value-type="float" office:value="0.000931052" calcext:value-type="float">
            <text:p>9,31E-004</text:p>
          </table:table-cell>
          <table:table-cell table:style-name="ce1" office:value-type="float" office:value="0.000999783" calcext:value-type="float">
            <text:p>1,00E-003</text:p>
          </table:table-cell>
          <table:table-cell table:style-name="ce1" office:value-type="float" office:value="0.000861732" calcext:value-type="float">
            <text:p>8,62E-004</text:p>
          </table:table-cell>
          <table:table-cell table:style-name="ce1" office:value-type="float" office:value="0.000988264" calcext:value-type="float">
            <text:p>9,88E-004</text:p>
          </table:table-cell>
          <table:table-cell table:style-name="ce1" office:value-type="float" office:value="0.000839192" calcext:value-type="float">
            <text:p>8,39E-004</text:p>
          </table:table-cell>
          <table:table-cell/>
          <table:table-cell table:formula="of:=AVERAGE([.B39:.K39])" office:value-type="float" office:value="0.001538529" calcext:value-type="float">
            <text:p>0,001538529</text:p>
          </table:table-cell>
          <table:table-cell table:formula="of:=TRIMMEAN([.B39:.K39];0.2)" office:value-type="float" office:value="0.0011508315" calcext:value-type="float">
            <text:p>0,0011508315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16080134" calcext:value-type="float">
            <text:p>0,016080134</text:p>
          </table:table-cell>
          <table:table-cell office:value-type="float" office:value="0.004394868" calcext:value-type="float">
            <text:p>0,004394868</text:p>
          </table:table-cell>
          <table:table-cell office:value-type="float" office:value="0.004602829" calcext:value-type="float">
            <text:p>0,004602829</text:p>
          </table:table-cell>
          <table:table-cell office:value-type="float" office:value="0.004124082" calcext:value-type="float">
            <text:p>0,004124082</text:p>
          </table:table-cell>
          <table:table-cell office:value-type="float" office:value="0.002597983" calcext:value-type="float">
            <text:p>0,002597983</text:p>
          </table:table-cell>
          <table:table-cell office:value-type="float" office:value="0.003654806" calcext:value-type="float">
            <text:p>0,003654806</text:p>
          </table:table-cell>
          <table:table-cell office:value-type="float" office:value="0.003539293" calcext:value-type="float">
            <text:p>0,003539293</text:p>
          </table:table-cell>
          <table:table-cell office:value-type="float" office:value="0.00329732" calcext:value-type="float">
            <text:p>0,00329732</text:p>
          </table:table-cell>
          <table:table-cell office:value-type="float" office:value="0.00296509" calcext:value-type="float">
            <text:p>0,00296509</text:p>
          </table:table-cell>
          <table:table-cell office:value-type="float" office:value="0.001869356" calcext:value-type="float">
            <text:p>0,001869356</text:p>
          </table:table-cell>
          <table:table-cell/>
          <table:table-cell table:formula="of:=AVERAGE([.B40:.K40])" office:value-type="float" office:value="0.0047125761" calcext:value-type="float">
            <text:p>0,0047125761</text:p>
          </table:table-cell>
          <table:table-cell table:formula="of:=TRIMMEAN([.B40:.K40];0.2)" office:value-type="float" office:value="0.003647033875" calcext:value-type="float">
            <text:p>0,0036470339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28884698" calcext:value-type="float">
            <text:p>0,028884698</text:p>
          </table:table-cell>
          <table:table-cell office:value-type="float" office:value="0.003478968" calcext:value-type="float">
            <text:p>0,003478968</text:p>
          </table:table-cell>
          <table:table-cell office:value-type="float" office:value="0.004398684" calcext:value-type="float">
            <text:p>0,004398684</text:p>
          </table:table-cell>
          <table:table-cell office:value-type="float" office:value="0.003288195" calcext:value-type="float">
            <text:p>0,003288195</text:p>
          </table:table-cell>
          <table:table-cell office:value-type="float" office:value="0.002389051" calcext:value-type="float">
            <text:p>0,002389051</text:p>
          </table:table-cell>
          <table:table-cell office:value-type="float" office:value="0.00339803" calcext:value-type="float">
            <text:p>0,00339803</text:p>
          </table:table-cell>
          <table:table-cell office:value-type="float" office:value="0.003419807" calcext:value-type="float">
            <text:p>0,003419807</text:p>
          </table:table-cell>
          <table:table-cell office:value-type="float" office:value="0.003049446" calcext:value-type="float">
            <text:p>0,003049446</text:p>
          </table:table-cell>
          <table:table-cell office:value-type="float" office:value="0.00272172" calcext:value-type="float">
            <text:p>0,00272172</text:p>
          </table:table-cell>
          <table:table-cell office:value-type="float" office:value="0.001891069" calcext:value-type="float">
            <text:p>0,001891069</text:p>
          </table:table-cell>
          <table:table-cell/>
          <table:table-cell table:formula="of:=AVERAGE([.B41:.K41])" office:value-type="float" office:value="0.0056919668" calcext:value-type="float">
            <text:p>0,0056919668</text:p>
          </table:table-cell>
          <table:table-cell table:formula="of:=TRIMMEAN([.B41:.K41];0.2)" office:value-type="float" office:value="0.003267987625" calcext:value-type="float">
            <text:p>0,0032679876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3164042" calcext:value-type="float">
            <text:p>0,003164042</text:p>
          </table:table-cell>
          <table:table-cell office:value-type="float" office:value="0.003220984" calcext:value-type="float">
            <text:p>0,003220984</text:p>
          </table:table-cell>
          <table:table-cell office:value-type="float" office:value="0.003444385" calcext:value-type="float">
            <text:p>0,003444385</text:p>
          </table:table-cell>
          <table:table-cell office:value-type="float" office:value="0.002898609" calcext:value-type="float">
            <text:p>0,002898609</text:p>
          </table:table-cell>
          <table:table-cell office:value-type="float" office:value="0.002274665" calcext:value-type="float">
            <text:p>0,002274665</text:p>
          </table:table-cell>
          <table:table-cell office:value-type="float" office:value="0.003273182" calcext:value-type="float">
            <text:p>0,003273182</text:p>
          </table:table-cell>
          <table:table-cell office:value-type="float" office:value="0.002894879" calcext:value-type="float">
            <text:p>0,002894879</text:p>
          </table:table-cell>
          <table:table-cell office:value-type="float" office:value="0.002883419" calcext:value-type="float">
            <text:p>0,002883419</text:p>
          </table:table-cell>
          <table:table-cell office:value-type="float" office:value="0.00245078" calcext:value-type="float">
            <text:p>0,00245078</text:p>
          </table:table-cell>
          <table:table-cell office:value-type="float" office:value="0.002140267" calcext:value-type="float">
            <text:p>0,002140267</text:p>
          </table:table-cell>
          <table:table-cell/>
          <table:table-cell table:formula="of:=AVERAGE([.B42:.K42])" office:value-type="float" office:value="0.0028645212" calcext:value-type="float">
            <text:p>0,0028645212</text:p>
          </table:table-cell>
          <table:table-cell table:formula="of:=TRIMMEAN([.B42:.K42];0.2)" office:value-type="float" office:value="0.00288257" calcext:value-type="float">
            <text:p>0,00288257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1601731" calcext:value-type="float">
            <text:p>0,001601731</text:p>
          </table:table-cell>
          <table:table-cell office:value-type="float" office:value="0.001537668" calcext:value-type="float">
            <text:p>0,001537668</text:p>
          </table:table-cell>
          <table:table-cell office:value-type="float" office:value="0.001318936" calcext:value-type="float">
            <text:p>0,001318936</text:p>
          </table:table-cell>
          <table:table-cell office:value-type="float" office:value="0.003046683" calcext:value-type="float">
            <text:p>0,003046683</text:p>
          </table:table-cell>
          <table:table-cell office:value-type="float" office:value="0.002057755" calcext:value-type="float">
            <text:p>0,002057755</text:p>
          </table:table-cell>
          <table:table-cell office:value-type="float" office:value="0.00135194" calcext:value-type="float">
            <text:p>0,00135194</text:p>
          </table:table-cell>
          <table:table-cell office:value-type="float" office:value="0.001327077" calcext:value-type="float">
            <text:p>0,001327077</text:p>
          </table:table-cell>
          <table:table-cell office:value-type="float" office:value="0.0017538" calcext:value-type="float">
            <text:p>0,0017538</text:p>
          </table:table-cell>
          <table:table-cell office:value-type="float" office:value="0.001226461" calcext:value-type="float">
            <text:p>0,001226461</text:p>
          </table:table-cell>
          <table:table-cell office:value-type="float" office:value="0.001172101" calcext:value-type="float">
            <text:p>0,001172101</text:p>
          </table:table-cell>
          <table:table-cell/>
          <table:table-cell table:formula="of:=AVERAGE([.B43:.K43])" office:value-type="float" office:value="0.0016394152" calcext:value-type="float">
            <text:p>0,0016394152</text:p>
          </table:table-cell>
          <table:table-cell table:formula="of:=TRIMMEAN([.B43:.K43];0.2)" office:value-type="float" office:value="0.001521921" calcext:value-type="float">
            <text:p>0,001521921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2069411" calcext:value-type="float">
            <text:p>0,002069411</text:p>
          </table:table-cell>
          <table:table-cell office:value-type="float" office:value="0.002071651" calcext:value-type="float">
            <text:p>0,002071651</text:p>
          </table:table-cell>
          <table:table-cell office:value-type="float" office:value="0.001922824" calcext:value-type="float">
            <text:p>0,001922824</text:p>
          </table:table-cell>
          <table:table-cell office:value-type="float" office:value="0.00197444" calcext:value-type="float">
            <text:p>0,00197444</text:p>
          </table:table-cell>
          <table:table-cell office:value-type="float" office:value="0.001954121" calcext:value-type="float">
            <text:p>0,001954121</text:p>
          </table:table-cell>
          <table:table-cell office:value-type="float" office:value="0.00174165" calcext:value-type="float">
            <text:p>0,00174165</text:p>
          </table:table-cell>
          <table:table-cell office:value-type="float" office:value="0.001618674" calcext:value-type="float">
            <text:p>0,001618674</text:p>
          </table:table-cell>
          <table:table-cell office:value-type="float" office:value="0.001676531" calcext:value-type="float">
            <text:p>0,001676531</text:p>
          </table:table-cell>
          <table:table-cell office:value-type="float" office:value="0.001639383" calcext:value-type="float">
            <text:p>0,001639383</text:p>
          </table:table-cell>
          <table:table-cell office:value-type="float" office:value="0.001401081" calcext:value-type="float">
            <text:p>0,001401081</text:p>
          </table:table-cell>
          <table:table-cell/>
          <table:table-cell table:formula="of:=AVERAGE([.B44:.K44])" office:value-type="float" office:value="0.0018069766" calcext:value-type="float">
            <text:p>0,0018069766</text:p>
          </table:table-cell>
          <table:table-cell table:formula="of:=TRIMMEAN([.B44:.K44];0.2)" office:value-type="float" office:value="0.00182462925" calcext:value-type="float">
            <text:p>0,0018246293</text:p>
          </table:table-cell>
        </table:table-row>
        <table:table-row table:style-name="ro1">
          <table:table-cell office:value-type="string" calcext:value-type="string">
            <text:p>SELECT count(*) FROM dados WHERE uf = 'AC' AND periodo = '2016-02-01' AND valor &lt; 150</text:p>
          </table:table-cell>
          <table:table-cell office:value-type="float" office:value="0.217661684" calcext:value-type="float">
            <text:p>0,217661684</text:p>
          </table:table-cell>
          <table:table-cell office:value-type="float" office:value="0.251279175" calcext:value-type="float">
            <text:p>0,251279175</text:p>
          </table:table-cell>
          <table:table-cell office:value-type="float" office:value="0.230598718" calcext:value-type="float">
            <text:p>0,230598718</text:p>
          </table:table-cell>
          <table:table-cell office:value-type="float" office:value="0.279864496" calcext:value-type="float">
            <text:p>0,279864496</text:p>
          </table:table-cell>
          <table:table-cell office:value-type="float" office:value="0.257893812" calcext:value-type="float">
            <text:p>0,257893812</text:p>
          </table:table-cell>
          <table:table-cell office:value-type="float" office:value="0.246892867" calcext:value-type="float">
            <text:p>0,246892867</text:p>
          </table:table-cell>
          <table:table-cell office:value-type="float" office:value="0.308511198" calcext:value-type="float">
            <text:p>0,308511198</text:p>
          </table:table-cell>
          <table:table-cell office:value-type="float" office:value="0.237710134" calcext:value-type="float">
            <text:p>0,237710134</text:p>
          </table:table-cell>
          <table:table-cell office:value-type="float" office:value="0.236700212" calcext:value-type="float">
            <text:p>0,236700212</text:p>
          </table:table-cell>
          <table:table-cell office:value-type="float" office:value="0.219633149" calcext:value-type="float">
            <text:p>0,219633149</text:p>
          </table:table-cell>
          <table:table-cell/>
          <table:table-cell table:formula="of:=AVERAGE([.B45:.K45])" office:value-type="float" office:value="0.2486745445" calcext:value-type="float">
            <text:p>0,2486745445</text:p>
          </table:table-cell>
          <table:table-cell table:formula="of:=TRIMMEAN([.B45:.K45];0.2)" office:value-type="float" office:value="0.245071570375" calcext:value-type="float">
            <text:p>0,245071570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Agregações</text:p>
          </table:table-cell>
          <table:table-cell table:formula="of:=SUM([.M27:.M32])" office:value-type="float" office:value="357.3232496642" calcext:value-type="float">
            <text:p>357,3232496642</text:p>
          </table:table-cell>
          <table:table-cell table:formula="of:=SUM([.N27:.N32])" office:value-type="float" office:value="359.63125749625" calcext:value-type="float">
            <text:p>359,631257496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usca</text:p>
          </table:table-cell>
          <table:table-cell table:formula="of:=SUM([.M35:.M44])" office:value-type="float" office:value="0.0413230288" calcext:value-type="float">
            <text:p>0,0413230288</text:p>
          </table:table-cell>
          <table:table-cell table:formula="of:=SUM([.N35:.N44])" office:value-type="float" office:value="0.023839703375" calcext:value-type="float">
            <text:p>0,0238397034</text:p>
          </table:table-cell>
        </table:table-row>
      </table:table>
      <table:table table:name="4CM" table:style-name="ta1">
        <table:table-column table:style-name="co5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  <table:table-cell table:number-columns-repeated="2"/>
          <table:table-cell office:value-type="string" calcext:value-type="string">
            <text:p>Dif</text:p>
          </table:table-cell>
          <table:table-cell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3.677989099" calcext:value-type="float">
            <text:p>13,677989099</text:p>
          </table:table-cell>
          <table:table-cell office:value-type="float" office:value="14.433659857" calcext:value-type="float">
            <text:p>14,433659857</text:p>
          </table:table-cell>
          <table:table-cell office:value-type="float" office:value="14.659381243" calcext:value-type="float">
            <text:p>14,659381243</text:p>
          </table:table-cell>
          <table:table-cell office:value-type="float" office:value="14.860411036" calcext:value-type="float">
            <text:p>14,860411036</text:p>
          </table:table-cell>
          <table:table-cell office:value-type="float" office:value="14.516169507" calcext:value-type="float">
            <text:p>14,516169507</text:p>
          </table:table-cell>
          <table:table-cell office:value-type="float" office:value="14.528393719" calcext:value-type="float">
            <text:p>14,528393719</text:p>
          </table:table-cell>
          <table:table-cell office:value-type="float" office:value="14.520510482" calcext:value-type="float">
            <text:p>14,520510482</text:p>
          </table:table-cell>
          <table:table-cell office:value-type="float" office:value="14.96136987" calcext:value-type="float">
            <text:p>14,96136987</text:p>
          </table:table-cell>
          <table:table-cell office:value-type="float" office:value="14.85972414" calcext:value-type="float">
            <text:p>14,85972414</text:p>
          </table:table-cell>
          <table:table-cell office:value-type="float" office:value="15.306912969" calcext:value-type="float">
            <text:p>15,306912969</text:p>
          </table:table-cell>
          <table:table-cell/>
          <table:table-cell table:formula="of:=AVERAGE([.B2:.K2])" office:value-type="float" office:value="14.6324521922" calcext:value-type="float">
            <text:p>14,6324521922</text:p>
          </table:table-cell>
          <table:table-cell table:formula="of:=TRIMMEAN([.B2:.K2];0.2)" office:value-type="float" office:value="14.66745248175" calcext:value-type="float">
            <text:p>14,6674524818</text:p>
          </table:table-cell>
          <table:table-cell/>
          <table:table-cell table:formula="of:=[.M2]-[2CM.M2]" office:value-type="float" office:value="-0.0144089656999959" calcext:value-type="float">
            <text:p>-0,0144089657</text:p>
          </table:table-cell>
          <table:table-cell table:formula="of:=[.N2]-[2CM.N2]" office:value-type="float" office:value="0.00962826600000177" calcext:value-type="float">
            <text:p>0,009628266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12.36456691" calcext:value-type="float">
            <text:p>12,36456691</text:p>
          </table:table-cell>
          <table:table-cell office:value-type="float" office:value="13.422000779" calcext:value-type="float">
            <text:p>13,422000779</text:p>
          </table:table-cell>
          <table:table-cell office:value-type="float" office:value="13.777749256" calcext:value-type="float">
            <text:p>13,777749256</text:p>
          </table:table-cell>
          <table:table-cell office:value-type="float" office:value="13.20149267" calcext:value-type="float">
            <text:p>13,20149267</text:p>
          </table:table-cell>
          <table:table-cell office:value-type="float" office:value="13.549581015" calcext:value-type="float">
            <text:p>13,549581015</text:p>
          </table:table-cell>
          <table:table-cell office:value-type="float" office:value="13.841730005" calcext:value-type="float">
            <text:p>13,841730005</text:p>
          </table:table-cell>
          <table:table-cell office:value-type="float" office:value="13.826625132" calcext:value-type="float">
            <text:p>13,826625132</text:p>
          </table:table-cell>
          <table:table-cell office:value-type="float" office:value="14.261565331" calcext:value-type="float">
            <text:p>14,261565331</text:p>
          </table:table-cell>
          <table:table-cell office:value-type="float" office:value="13.882491409" calcext:value-type="float">
            <text:p>13,882491409</text:p>
          </table:table-cell>
          <table:table-cell office:value-type="float" office:value="13.402537344" calcext:value-type="float">
            <text:p>13,402537344</text:p>
          </table:table-cell>
          <table:table-cell/>
          <table:table-cell table:formula="of:=AVERAGE([.B3:.K3])" office:value-type="float" office:value="13.5530339851" calcext:value-type="float">
            <text:p>13,5530339851</text:p>
          </table:table-cell>
          <table:table-cell table:formula="of:=TRIMMEAN([.B3:.K3];0.2)" office:value-type="float" office:value="13.61302595125" calcext:value-type="float">
            <text:p>13,6130259513</text:p>
          </table:table-cell>
          <table:table-cell/>
          <table:table-cell table:formula="of:=[.M3]-[2CM.M3]" office:value-type="float" office:value="0.204581487199999" calcext:value-type="float">
            <text:p>0,2045814872</text:p>
          </table:table-cell>
          <table:table-cell table:formula="of:=[.N3]-[2CM.N3]" office:value-type="float" office:value="0.220904413875001" calcext:value-type="float">
            <text:p>0,2209044139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212.631242814" calcext:value-type="float">
            <text:p>212,631242814</text:p>
          </table:table-cell>
          <table:table-cell office:value-type="float" office:value="216.939844606" calcext:value-type="float">
            <text:p>216,939844606</text:p>
          </table:table-cell>
          <table:table-cell office:value-type="float" office:value="218.563449324" calcext:value-type="float">
            <text:p>218,563449324</text:p>
          </table:table-cell>
          <table:table-cell office:value-type="float" office:value="222.854199013" calcext:value-type="float">
            <text:p>222,854199013</text:p>
          </table:table-cell>
          <table:table-cell office:value-type="float" office:value="220.757917469" calcext:value-type="float">
            <text:p>220,757917469</text:p>
          </table:table-cell>
          <table:table-cell office:value-type="float" office:value="220.162079849" calcext:value-type="float">
            <text:p>220,162079849</text:p>
          </table:table-cell>
          <table:table-cell office:value-type="float" office:value="222.659613341" calcext:value-type="float">
            <text:p>222,659613341</text:p>
          </table:table-cell>
          <table:table-cell office:value-type="float" office:value="223.693893793" calcext:value-type="float">
            <text:p>223,693893793</text:p>
          </table:table-cell>
          <table:table-cell office:value-type="float" office:value="223.091088583" calcext:value-type="float">
            <text:p>223,091088583</text:p>
          </table:table-cell>
          <table:table-cell office:value-type="float" office:value="222.146264276" calcext:value-type="float">
            <text:p>222,146264276</text:p>
          </table:table-cell>
          <table:table-cell/>
          <table:table-cell table:formula="of:=AVERAGE([.B4:.K4])" office:value-type="float" office:value="220.3499593068" calcext:value-type="float">
            <text:p>220,3499593068</text:p>
          </table:table-cell>
          <table:table-cell table:formula="of:=TRIMMEAN([.B4:.K4];0.2)" office:value-type="float" office:value="220.896807057625" calcext:value-type="float">
            <text:p>220,8968070576</text:p>
          </table:table-cell>
          <table:table-cell/>
          <table:table-cell table:formula="of:=[.M4]-[2CM.M4]" office:value-type="float" office:value="-6.30726438729997" calcext:value-type="float">
            <text:p>-6,3072643873</text:p>
          </table:table-cell>
          <table:table-cell table:formula="of:=[.N4]-[2CM.N4]" office:value-type="float" office:value="-5.33840589950003" calcext:value-type="float">
            <text:p>-5,3384058995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96.358149121" calcext:value-type="float">
            <text:p>96,358149121</text:p>
          </table:table-cell>
          <table:table-cell office:value-type="float" office:value="98.005055236" calcext:value-type="float">
            <text:p>98,005055236</text:p>
          </table:table-cell>
          <table:table-cell office:value-type="float" office:value="98.900911355" calcext:value-type="float">
            <text:p>98,900911355</text:p>
          </table:table-cell>
          <table:table-cell office:value-type="float" office:value="100.869990054" calcext:value-type="float">
            <text:p>100,869990054</text:p>
          </table:table-cell>
          <table:table-cell office:value-type="float" office:value="98.702012142" calcext:value-type="float">
            <text:p>98,702012142</text:p>
          </table:table-cell>
          <table:table-cell office:value-type="float" office:value="98.912777698" calcext:value-type="float">
            <text:p>98,912777698</text:p>
          </table:table-cell>
          <table:table-cell office:value-type="float" office:value="99.072172862" calcext:value-type="float">
            <text:p>99,072172862</text:p>
          </table:table-cell>
          <table:table-cell office:value-type="float" office:value="97.412900427" calcext:value-type="float">
            <text:p>97,412900427</text:p>
          </table:table-cell>
          <table:table-cell office:value-type="float" office:value="99.022977078" calcext:value-type="float">
            <text:p>99,022977078</text:p>
          </table:table-cell>
          <table:table-cell office:value-type="float" office:value="97.714090586" calcext:value-type="float">
            <text:p>97,714090586</text:p>
          </table:table-cell>
          <table:table-cell/>
          <table:table-cell table:formula="of:=AVERAGE([.B5:.K5])" office:value-type="float" office:value="98.4971036559" calcext:value-type="float">
            <text:p>98,4971036559</text:p>
          </table:table-cell>
          <table:table-cell table:formula="of:=TRIMMEAN([.B5:.K5];0.2)" office:value-type="float" office:value="98.467862173" calcext:value-type="float">
            <text:p>98,467862173</text:p>
          </table:table-cell>
          <table:table-cell/>
          <table:table-cell table:formula="of:=[.M5]-[2CM.M5]" office:value-type="float" office:value="-1.6967121638" calcext:value-type="float">
            <text:p>-1,6967121638</text:p>
          </table:table-cell>
          <table:table-cell table:formula="of:=[.N5]-[2CM.N5]" office:value-type="float" office:value="-1.81858664037502" calcext:value-type="float">
            <text:p>-1,8185866404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6.243810213" calcext:value-type="float">
            <text:p>26,243810213</text:p>
          </table:table-cell>
          <table:table-cell office:value-type="float" office:value="26.605823258" calcext:value-type="float">
            <text:p>26,605823258</text:p>
          </table:table-cell>
          <table:table-cell office:value-type="float" office:value="26.116815028" calcext:value-type="float">
            <text:p>26,116815028</text:p>
          </table:table-cell>
          <table:table-cell office:value-type="float" office:value="27.366938211" calcext:value-type="float">
            <text:p>27,366938211</text:p>
          </table:table-cell>
          <table:table-cell office:value-type="float" office:value="26.565155734" calcext:value-type="float">
            <text:p>26,565155734</text:p>
          </table:table-cell>
          <table:table-cell office:value-type="float" office:value="27.425384362" calcext:value-type="float">
            <text:p>27,425384362</text:p>
          </table:table-cell>
          <table:table-cell office:value-type="float" office:value="26.221433737" calcext:value-type="float">
            <text:p>26,221433737</text:p>
          </table:table-cell>
          <table:table-cell office:value-type="float" office:value="26.151836573" calcext:value-type="float">
            <text:p>26,151836573</text:p>
          </table:table-cell>
          <table:table-cell office:value-type="float" office:value="26.504354511" calcext:value-type="float">
            <text:p>26,504354511</text:p>
          </table:table-cell>
          <table:table-cell office:value-type="float" office:value="26.003338501" calcext:value-type="float">
            <text:p>26,003338501</text:p>
          </table:table-cell>
          <table:table-cell/>
          <table:table-cell table:formula="of:=AVERAGE([.B6:.K6])" office:value-type="float" office:value="26.5204890128" calcext:value-type="float">
            <text:p>26,5204890128</text:p>
          </table:table-cell>
          <table:table-cell table:formula="of:=TRIMMEAN([.B6:.K6];0.2)" office:value-type="float" office:value="26.472020908125" calcext:value-type="float">
            <text:p>26,4720209081</text:p>
          </table:table-cell>
          <table:table-cell/>
          <table:table-cell table:formula="of:=[.M6]-[2CM.M6]" office:value-type="float" office:value="-0.154368815999991" calcext:value-type="float">
            <text:p>-0,154368816</text:p>
          </table:table-cell>
          <table:table-cell table:formula="of:=[.N6]-[2CM.N6]" office:value-type="float" office:value="-0.210190744875003" calcext:value-type="float">
            <text:p>-0,2101907449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 IN ('RJ', 'AM')</text:p>
          </table:table-cell>
          <table:table-cell office:value-type="float" office:value="177.068670992" calcext:value-type="float">
            <text:p>177,068670992</text:p>
          </table:table-cell>
          <table:table-cell office:value-type="float" office:value="178.622667627" calcext:value-type="float">
            <text:p>178,622667627</text:p>
          </table:table-cell>
          <table:table-cell office:value-type="float" office:value="179.617322852" calcext:value-type="float">
            <text:p>179,617322852</text:p>
          </table:table-cell>
          <table:table-cell office:value-type="float" office:value="179.906196997" calcext:value-type="float">
            <text:p>179,906196997</text:p>
          </table:table-cell>
          <table:table-cell office:value-type="float" office:value="181.864938467" calcext:value-type="float">
            <text:p>181,864938467</text:p>
          </table:table-cell>
          <table:table-cell office:value-type="float" office:value="178.485058122" calcext:value-type="float">
            <text:p>178,485058122</text:p>
          </table:table-cell>
          <table:table-cell office:value-type="float" office:value="179.226059883" calcext:value-type="float">
            <text:p>179,226059883</text:p>
          </table:table-cell>
          <table:table-cell office:value-type="float" office:value="182.02067795" calcext:value-type="float">
            <text:p>182,02067795</text:p>
          </table:table-cell>
          <table:table-cell office:value-type="float" office:value="182.566672633" calcext:value-type="float">
            <text:p>182,566672633</text:p>
          </table:table-cell>
          <table:table-cell office:value-type="float" office:value="181.153536644" calcext:value-type="float">
            <text:p>181,153536644</text:p>
          </table:table-cell>
          <table:table-cell/>
          <table:table-cell table:formula="of:=AVERAGE([.B7:.K7])" office:value-type="float" office:value="180.0531802167" calcext:value-type="float">
            <text:p>180,0531802167</text:p>
          </table:table-cell>
          <table:table-cell table:formula="of:=TRIMMEAN([.B7:.K7];0.2)" office:value-type="float" office:value="180.11205731775" calcext:value-type="float">
            <text:p>180,1120573178</text:p>
          </table:table-cell>
          <table:table-cell/>
          <table:table-cell table:formula="of:=[.M7]-[2CM.M7]" office:value-type="float" office:value="-2.13419402239998" calcext:value-type="float">
            <text:p>-2,1341940224</text:p>
          </table:table-cell>
          <table:table-cell table:formula="of:=[.N7]-[2CM.N7]" office:value-type="float" office:value="-1.94598171062503" calcext:value-type="float">
            <text:p>-1,9459817106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='SP' AND periodo='2016-05-01'</text:p>
          </table:table-cell>
          <table:table-cell office:value-type="float" office:value="11.178039114" calcext:value-type="float">
            <text:p>11,178039114</text:p>
          </table:table-cell>
          <table:table-cell office:value-type="float" office:value="11.846231684" calcext:value-type="float">
            <text:p>11,846231684</text:p>
          </table:table-cell>
          <table:table-cell office:value-type="float" office:value="11.851918599" calcext:value-type="float">
            <text:p>11,851918599</text:p>
          </table:table-cell>
          <table:table-cell office:value-type="float" office:value="11.166197561" calcext:value-type="float">
            <text:p>11,166197561</text:p>
          </table:table-cell>
          <table:table-cell office:value-type="float" office:value="11.53606014" calcext:value-type="float">
            <text:p>11,53606014</text:p>
          </table:table-cell>
          <table:table-cell office:value-type="float" office:value="10.834379613" calcext:value-type="float">
            <text:p>10,834379613</text:p>
          </table:table-cell>
          <table:table-cell office:value-type="float" office:value="11.792370123" calcext:value-type="float">
            <text:p>11,792370123</text:p>
          </table:table-cell>
          <table:table-cell office:value-type="float" office:value="11.275825328" calcext:value-type="float">
            <text:p>11,275825328</text:p>
          </table:table-cell>
          <table:table-cell office:value-type="float" office:value="11.330667498" calcext:value-type="float">
            <text:p>11,330667498</text:p>
          </table:table-cell>
          <table:table-cell office:value-type="float" office:value="11.384918278" calcext:value-type="float">
            <text:p>11,384918278</text:p>
          </table:table-cell>
          <table:table-cell/>
          <table:table-cell table:formula="of:=AVERAGE([.B8:.K8])" office:value-type="float" office:value="11.4196607938" calcext:value-type="float">
            <text:p>11,4196607938</text:p>
          </table:table-cell>
          <table:table-cell table:formula="of:=TRIMMEAN([.B8:.K8];0.2)" office:value-type="float" office:value="11.43878871575" calcext:value-type="float">
            <text:p>11,4387887158</text:p>
          </table:table-cell>
          <table:table-cell/>
          <table:table-cell table:formula="of:=[.M8]-[2CM.M8]" office:value-type="float" office:value="-0.1826735058" calcext:value-type="float">
            <text:p>-0,1826735058</text:p>
          </table:table-cell>
          <table:table-cell table:formula="of:=[.N8]-[2CM.N8]" office:value-type="float" office:value="-0.175627003624999" calcext:value-type="float">
            <text:p>-0,1756270036</text:p>
          </table:table-cell>
        </table:table-row>
        <table:table-row table:style-name="ro1">
          <table:table-cell office:value-type="string" calcext:value-type="string">
            <text:p>SELECT avg(valor) FROM bolsa_familia.dados WHERE periodo = '2016-01-01' ALLOW FILTERING</text:p>
          </table:table-cell>
          <table:table-cell office:value-type="float" office:value="152.941496077" calcext:value-type="float">
            <text:p>152,941496077</text:p>
          </table:table-cell>
          <table:table-cell office:value-type="float" office:value="153.974344368" calcext:value-type="float">
            <text:p>153,974344368</text:p>
          </table:table-cell>
          <table:table-cell office:value-type="float" office:value="155.497649216" calcext:value-type="float">
            <text:p>155,497649216</text:p>
          </table:table-cell>
          <table:table-cell office:value-type="float" office:value="155.161311711" calcext:value-type="float">
            <text:p>155,161311711</text:p>
          </table:table-cell>
          <table:table-cell office:value-type="float" office:value="153.425397934" calcext:value-type="float">
            <text:p>153,425397934</text:p>
          </table:table-cell>
          <table:table-cell office:value-type="float" office:value="152.68331662" calcext:value-type="float">
            <text:p>152,68331662</text:p>
          </table:table-cell>
          <table:table-cell office:value-type="float" office:value="153.917630932" calcext:value-type="float">
            <text:p>153,917630932</text:p>
          </table:table-cell>
          <table:table-cell office:value-type="float" office:value="152.505648955" calcext:value-type="float">
            <text:p>152,505648955</text:p>
          </table:table-cell>
          <table:table-cell office:value-type="float" office:value="154.359784193" calcext:value-type="float">
            <text:p>154,359784193</text:p>
          </table:table-cell>
          <table:table-cell office:value-type="float" office:value="155.60119839" calcext:value-type="float">
            <text:p>155,60119839</text:p>
          </table:table-cell>
          <table:table-cell/>
          <table:table-cell table:formula="of:=AVERAGE([.B9:.K9])" office:value-type="float" office:value="154.0067778396" calcext:value-type="float">
            <text:p>154,0067778396</text:p>
          </table:table-cell>
          <table:table-cell table:formula="of:=TRIMMEAN([.B9:.K9];0.2)" office:value-type="float" office:value="153.995116381375" calcext:value-type="float">
            <text:p>153,9951163814</text:p>
          </table:table-cell>
          <table:table-cell/>
          <table:table-cell table:formula="of:=[.M9]-[2CM.M9]" office:value-type="float" office:value="5.70168171150002" calcext:value-type="float">
            <text:p>5,7016817115</text:p>
          </table:table-cell>
          <table:table-cell table:formula="of:=[.N9]-[2CM.N9]" office:value-type="float" office:value="5.97071554012501" calcext:value-type="float">
            <text:p>5,9707155401</text:p>
          </table:table-cell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21074286" calcext:value-type="float">
            <text:p>0,021074286</text:p>
          </table:table-cell>
          <table:table-cell office:value-type="float" office:value="0.003900311" calcext:value-type="float">
            <text:p>0,003900311</text:p>
          </table:table-cell>
          <table:table-cell office:value-type="float" office:value="0.004096748" calcext:value-type="float">
            <text:p>0,004096748</text:p>
          </table:table-cell>
          <table:table-cell office:value-type="float" office:value="0.003360289" calcext:value-type="float">
            <text:p>0,003360289</text:p>
          </table:table-cell>
          <table:table-cell office:value-type="float" office:value="0.003509575" calcext:value-type="float">
            <text:p>0,003509575</text:p>
          </table:table-cell>
          <table:table-cell office:value-type="float" office:value="0.003749211" calcext:value-type="float">
            <text:p>0,003749211</text:p>
          </table:table-cell>
          <table:table-cell office:value-type="float" office:value="0.00324553" calcext:value-type="float">
            <text:p>0,00324553</text:p>
          </table:table-cell>
          <table:table-cell office:value-type="float" office:value="0.002367184" calcext:value-type="float">
            <text:p>0,002367184</text:p>
          </table:table-cell>
          <table:table-cell office:value-type="float" office:value="0.007341729" calcext:value-type="float">
            <text:p>0,007341729</text:p>
          </table:table-cell>
          <table:table-cell office:value-type="float" office:value="0.00373252" calcext:value-type="float">
            <text:p>0,00373252</text:p>
          </table:table-cell>
          <table:table-cell/>
          <table:table-cell table:formula="of:=AVERAGE([.B10:.K10])" office:value-type="float" office:value="0.0056377383" calcext:value-type="float">
            <text:p>0,0056377383</text:p>
          </table:table-cell>
          <table:table-cell table:formula="of:=TRIMMEAN([.B10:.K10];0.2)" office:value-type="float" office:value="0.004116989125" calcext:value-type="float">
            <text:p>0,0041169891</text:p>
          </table:table-cell>
          <table:table-cell/>
          <table:table-cell table:formula="of:=[.M10]-[2CM.M10]" office:value-type="float" office:value="0.0010273599" calcext:value-type="float">
            <text:p>0,0010273599</text:p>
          </table:table-cell>
          <table:table-cell table:formula="of:=[.N10]-[2CM.N10]" office:value-type="float" office:value="0.001866021375" calcext:value-type="float">
            <text:p>0,0018660214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40073351" calcext:value-type="float">
            <text:p>0,040073351</text:p>
          </table:table-cell>
          <table:table-cell office:value-type="float" office:value="0.00215793" calcext:value-type="float">
            <text:p>0,00215793</text:p>
          </table:table-cell>
          <table:table-cell office:value-type="float" office:value="0.001499586" calcext:value-type="float">
            <text:p>0,001499586</text:p>
          </table:table-cell>
          <table:table-cell office:value-type="float" office:value="0.001484151" calcext:value-type="float">
            <text:p>0,001484151</text:p>
          </table:table-cell>
          <table:table-cell office:value-type="float" office:value="0.001555995" calcext:value-type="float">
            <text:p>0,001555995</text:p>
          </table:table-cell>
          <table:table-cell office:value-type="float" office:value="0.00140175" calcext:value-type="float">
            <text:p>0,00140175</text:p>
          </table:table-cell>
          <table:table-cell office:value-type="float" office:value="0.001195271" calcext:value-type="float">
            <text:p>0,001195271</text:p>
          </table:table-cell>
          <table:table-cell office:value-type="float" office:value="0.001326078" calcext:value-type="float">
            <text:p>0,001326078</text:p>
          </table:table-cell>
          <table:table-cell office:value-type="float" office:value="0.00122526" calcext:value-type="float">
            <text:p>0,00122526</text:p>
          </table:table-cell>
          <table:table-cell office:value-type="float" office:value="0.001304051" calcext:value-type="float">
            <text:p>0,001304051</text:p>
          </table:table-cell>
          <table:table-cell/>
          <table:table-cell table:formula="of:=AVERAGE([.B11:.K11])" office:value-type="float" office:value="0.0053223423" calcext:value-type="float">
            <text:p>0,0053223423</text:p>
          </table:table-cell>
          <table:table-cell table:formula="of:=TRIMMEAN([.B11:.K11];0.2)" office:value-type="float" office:value="0.001494350125" calcext:value-type="float">
            <text:p>0,0014943501</text:p>
          </table:table-cell>
          <table:table-cell/>
          <table:table-cell table:formula="of:=[.M11]-[2CM.M11]" office:value-type="float" office:value="-0.0072901126" calcext:value-type="float">
            <text:p>-0,0072901126</text:p>
          </table:table-cell>
          <table:table-cell table:formula="of:=[.N11]-[2CM.N11]" office:value-type="float" office:value="-0.004094807875" calcext:value-type="float">
            <text:p>-0,0040948079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36449317" calcext:value-type="float">
            <text:p>0,036449317</text:p>
          </table:table-cell>
          <table:table-cell office:value-type="float" office:value="0.002435729" calcext:value-type="float">
            <text:p>0,002435729</text:p>
          </table:table-cell>
          <table:table-cell office:value-type="float" office:value="0.004375352" calcext:value-type="float">
            <text:p>0,004375352</text:p>
          </table:table-cell>
          <table:table-cell office:value-type="float" office:value="0.004126554" calcext:value-type="float">
            <text:p>0,004126554</text:p>
          </table:table-cell>
          <table:table-cell office:value-type="float" office:value="0.002698577" calcext:value-type="float">
            <text:p>0,002698577</text:p>
          </table:table-cell>
          <table:table-cell office:value-type="float" office:value="0.003694283" calcext:value-type="float">
            <text:p>0,003694283</text:p>
          </table:table-cell>
          <table:table-cell office:value-type="float" office:value="0.003779101" calcext:value-type="float">
            <text:p>0,003779101</text:p>
          </table:table-cell>
          <table:table-cell office:value-type="float" office:value="0.003594397" calcext:value-type="float">
            <text:p>0,003594397</text:p>
          </table:table-cell>
          <table:table-cell office:value-type="float" office:value="0.003576426" calcext:value-type="float">
            <text:p>0,003576426</text:p>
          </table:table-cell>
          <table:table-cell office:value-type="float" office:value="0.003930929" calcext:value-type="float">
            <text:p>0,003930929</text:p>
          </table:table-cell>
          <table:table-cell/>
          <table:table-cell table:formula="of:=AVERAGE([.B12:.K12])" office:value-type="float" office:value="0.0068660665" calcext:value-type="float">
            <text:p>0,0068660665</text:p>
          </table:table-cell>
          <table:table-cell table:formula="of:=TRIMMEAN([.B12:.K12];0.2)" office:value-type="float" office:value="0.003721952375" calcext:value-type="float">
            <text:p>0,0037219524</text:p>
          </table:table-cell>
          <table:table-cell/>
          <table:table-cell table:formula="of:=[.M12]-[2CM.M12]" office:value-type="float" office:value="0.0021300478" calcext:value-type="float">
            <text:p>0,0021300478</text:p>
          </table:table-cell>
          <table:table-cell table:formula="of:=[.N12]-[2CM.N12]" office:value-type="float" office:value="0.002156377125" calcext:value-type="float">
            <text:p>0,0021563771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11190161" calcext:value-type="float">
            <text:p>0,011190161</text:p>
          </table:table-cell>
          <table:table-cell office:value-type="float" office:value="0.004741479" calcext:value-type="float">
            <text:p>0,004741479</text:p>
          </table:table-cell>
          <table:table-cell office:value-type="float" office:value="0.003697529" calcext:value-type="float">
            <text:p>0,003697529</text:p>
          </table:table-cell>
          <table:table-cell office:value-type="float" office:value="0.003938851" calcext:value-type="float">
            <text:p>0,003938851</text:p>
          </table:table-cell>
          <table:table-cell office:value-type="float" office:value="0.002759975" calcext:value-type="float">
            <text:p>0,002759975</text:p>
          </table:table-cell>
          <table:table-cell office:value-type="float" office:value="0.002840284" calcext:value-type="float">
            <text:p>0,002840284</text:p>
          </table:table-cell>
          <table:table-cell office:value-type="float" office:value="0.003974926" calcext:value-type="float">
            <text:p>0,003974926</text:p>
          </table:table-cell>
          <table:table-cell table:style-name="ce1" office:value-type="float" office:value="0.003435699" calcext:value-type="float">
            <text:p>3,44E-003</text:p>
          </table:table-cell>
          <table:table-cell table:style-name="ce1" office:value-type="float" office:value="0.003611512" calcext:value-type="float">
            <text:p>3,61E-003</text:p>
          </table:table-cell>
          <table:table-cell office:value-type="float" office:value="0.003210169" calcext:value-type="float">
            <text:p>0,003210169</text:p>
          </table:table-cell>
          <table:table-cell/>
          <table:table-cell table:formula="of:=AVERAGE([.B13:.K13])" office:value-type="float" office:value="0.0043400585" calcext:value-type="float">
            <text:p>0,0043400585</text:p>
          </table:table-cell>
          <table:table-cell table:formula="of:=TRIMMEAN([.B13:.K13];0.2)" office:value-type="float" office:value="0.003681306125" calcext:value-type="float">
            <text:p>0,0036813061</text:p>
          </table:table-cell>
          <table:table-cell/>
          <table:table-cell table:formula="of:=[.M13]-[2CM.M13]" office:value-type="float" office:value="-0.000202265399999999" calcext:value-type="float">
            <text:p>-0,0002022654</text:p>
          </table:table-cell>
          <table:table-cell table:formula="of:=[.N13]-[2CM.N13]" office:value-type="float" office:value="-0.000831515625" calcext:value-type="float">
            <text:p>-0,0008315156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10466569" calcext:value-type="float">
            <text:p>0,010466569</text:p>
          </table:table-cell>
          <table:table-cell office:value-type="float" office:value="0.002008489" calcext:value-type="float">
            <text:p>0,002008489</text:p>
          </table:table-cell>
          <table:table-cell table:style-name="ce1" office:value-type="float" office:value="0.001374737" calcext:value-type="float">
            <text:p>1,37E-003</text:p>
          </table:table-cell>
          <table:table-cell office:value-type="float" office:value="0.001248385" calcext:value-type="float">
            <text:p>0,001248385</text:p>
          </table:table-cell>
          <table:table-cell office:value-type="float" office:value="0.001266629" calcext:value-type="float">
            <text:p>0,001266629</text:p>
          </table:table-cell>
          <table:table-cell office:value-type="float" office:value="0.010128447" calcext:value-type="float">
            <text:p>0,010128447</text:p>
          </table:table-cell>
          <table:table-cell office:value-type="float" office:value="0.001378831" calcext:value-type="float">
            <text:p>0,001378831</text:p>
          </table:table-cell>
          <table:table-cell table:style-name="ce1" office:value-type="float" office:value="0.001045325" calcext:value-type="float">
            <text:p>1,05E-003</text:p>
          </table:table-cell>
          <table:table-cell table:style-name="ce1" office:value-type="float" office:value="0.001121968" calcext:value-type="float">
            <text:p>1,12E-003</text:p>
          </table:table-cell>
          <table:table-cell office:value-type="float" office:value="0.00104657" calcext:value-type="float">
            <text:p>0,00104657</text:p>
          </table:table-cell>
          <table:table-cell/>
          <table:table-cell table:formula="of:=AVERAGE([.B14:.K14])" office:value-type="float" office:value="0.003108595" calcext:value-type="float">
            <text:p>0,003108595</text:p>
          </table:table-cell>
          <table:table-cell table:formula="of:=TRIMMEAN([.B14:.K14];0.2)" office:value-type="float" office:value="0.002446757" calcext:value-type="float">
            <text:p>0,002446757</text:p>
          </table:table-cell>
          <table:table-cell/>
          <table:table-cell table:formula="of:=[.M14]-[2CM.M14]" office:value-type="float" office:value="0.0001827673" calcext:value-type="float">
            <text:p>0,0001827673</text:p>
          </table:table-cell>
          <table:table-cell table:formula="of:=[.N14]-[2CM.N14]" office:value-type="float" office:value="0.00088903275" calcext:value-type="float">
            <text:p>0,0008890328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5575427" calcext:value-type="float">
            <text:p>0,005575427</text:p>
          </table:table-cell>
          <table:table-cell office:value-type="float" office:value="0.003024111" calcext:value-type="float">
            <text:p>0,003024111</text:p>
          </table:table-cell>
          <table:table-cell office:value-type="float" office:value="0.003882956" calcext:value-type="float">
            <text:p>0,003882956</text:p>
          </table:table-cell>
          <table:table-cell office:value-type="float" office:value="0.00220903" calcext:value-type="float">
            <text:p>0,00220903</text:p>
          </table:table-cell>
          <table:table-cell office:value-type="float" office:value="0.003100656" calcext:value-type="float">
            <text:p>0,003100656</text:p>
          </table:table-cell>
          <table:table-cell office:value-type="float" office:value="0.002922097" calcext:value-type="float">
            <text:p>0,002922097</text:p>
          </table:table-cell>
          <table:table-cell office:value-type="float" office:value="0.004083438" calcext:value-type="float">
            <text:p>0,004083438</text:p>
          </table:table-cell>
          <table:table-cell office:value-type="float" office:value="0.001862866" calcext:value-type="float">
            <text:p>0,001862866</text:p>
          </table:table-cell>
          <table:table-cell office:value-type="float" office:value="0.002756792" calcext:value-type="float">
            <text:p>0,002756792</text:p>
          </table:table-cell>
          <table:table-cell office:value-type="float" office:value="0.002906516" calcext:value-type="float">
            <text:p>0,002906516</text:p>
          </table:table-cell>
          <table:table-cell/>
          <table:table-cell table:formula="of:=AVERAGE([.B15:.K15])" office:value-type="float" office:value="0.0032323889" calcext:value-type="float">
            <text:p>0,0032323889</text:p>
          </table:table-cell>
          <table:table-cell table:formula="of:=TRIMMEAN([.B15:.K15];0.2)" office:value-type="float" office:value="0.0031106995" calcext:value-type="float">
            <text:p>0,0031106995</text:p>
          </table:table-cell>
          <table:table-cell/>
          <table:table-cell table:formula="of:=[.M15]-[2CM.M15]" office:value-type="float" office:value="0.001584609" calcext:value-type="float">
            <text:p>0,001584609</text:p>
          </table:table-cell>
          <table:table-cell table:formula="of:=[.N15]-[2CM.N15]" office:value-type="float" office:value="0.001654598125" calcext:value-type="float">
            <text:p>0,0016545981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10858743" calcext:value-type="float">
            <text:p>0,010858743</text:p>
          </table:table-cell>
          <table:table-cell office:value-type="float" office:value="0.001607902" calcext:value-type="float">
            <text:p>0,001607902</text:p>
          </table:table-cell>
          <table:table-cell office:value-type="float" office:value="0.001557951" calcext:value-type="float">
            <text:p>0,001557951</text:p>
          </table:table-cell>
          <table:table-cell office:value-type="float" office:value="0.001219015" calcext:value-type="float">
            <text:p>0,001219015</text:p>
          </table:table-cell>
          <table:table-cell office:value-type="float" office:value="0.002660633" calcext:value-type="float">
            <text:p>0,002660633</text:p>
          </table:table-cell>
          <table:table-cell office:value-type="float" office:value="0.001972997" calcext:value-type="float">
            <text:p>0,001972997</text:p>
          </table:table-cell>
          <table:table-cell office:value-type="float" office:value="0.001485203" calcext:value-type="float">
            <text:p>0,001485203</text:p>
          </table:table-cell>
          <table:table-cell office:value-type="float" office:value="0.001122619" calcext:value-type="float">
            <text:p>0,001122619</text:p>
          </table:table-cell>
          <table:table-cell office:value-type="float" office:value="0.001142029" calcext:value-type="float">
            <text:p>0,001142029</text:p>
          </table:table-cell>
          <table:table-cell office:value-type="float" office:value="0.00114674" calcext:value-type="float">
            <text:p>0,00114674</text:p>
          </table:table-cell>
          <table:table-cell/>
          <table:table-cell table:formula="of:=AVERAGE([.B16:.K16])" office:value-type="float" office:value="0.0024773832" calcext:value-type="float">
            <text:p>0,0024773832</text:p>
          </table:table-cell>
          <table:table-cell table:formula="of:=TRIMMEAN([.B16:.K16];0.2)" office:value-type="float" office:value="0.00159905875" calcext:value-type="float">
            <text:p>0,0015990588</text:p>
          </table:table-cell>
          <table:table-cell/>
          <table:table-cell table:formula="of:=[.M16]-[2CM.M16]" office:value-type="float" office:value="-0.0016008346" calcext:value-type="float">
            <text:p>-0,0016008346</text:p>
          </table:table-cell>
          <table:table-cell table:formula="of:=[.N16]-[2CM.N16]" office:value-type="float" office:value="-0.000591867875" calcext:value-type="float">
            <text:p>-0,0005918679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5204966" calcext:value-type="float">
            <text:p>0,005204966</text:p>
          </table:table-cell>
          <table:table-cell office:value-type="float" office:value="0.004088644" calcext:value-type="float">
            <text:p>0,004088644</text:p>
          </table:table-cell>
          <table:table-cell office:value-type="float" office:value="0.003799016" calcext:value-type="float">
            <text:p>0,003799016</text:p>
          </table:table-cell>
          <table:table-cell office:value-type="float" office:value="0.003967733" calcext:value-type="float">
            <text:p>0,003967733</text:p>
          </table:table-cell>
          <table:table-cell office:value-type="float" office:value="0.003042379" calcext:value-type="float">
            <text:p>0,003042379</text:p>
          </table:table-cell>
          <table:table-cell office:value-type="float" office:value="0.006096839" calcext:value-type="float">
            <text:p>0,006096839</text:p>
          </table:table-cell>
          <table:table-cell office:value-type="float" office:value="0.003806918" calcext:value-type="float">
            <text:p>0,003806918</text:p>
          </table:table-cell>
          <table:table-cell office:value-type="float" office:value="0.003024012" calcext:value-type="float">
            <text:p>0,003024012</text:p>
          </table:table-cell>
          <table:table-cell office:value-type="float" office:value="0.003356903" calcext:value-type="float">
            <text:p>0,003356903</text:p>
          </table:table-cell>
          <table:table-cell office:value-type="float" office:value="0.002678611" calcext:value-type="float">
            <text:p>0,002678611</text:p>
          </table:table-cell>
          <table:table-cell/>
          <table:table-cell table:formula="of:=AVERAGE([.B17:.K17])" office:value-type="float" office:value="0.0039066021" calcext:value-type="float">
            <text:p>0,0039066021</text:p>
          </table:table-cell>
          <table:table-cell table:formula="of:=TRIMMEAN([.B17:.K17];0.2)" office:value-type="float" office:value="0.003786321375" calcext:value-type="float">
            <text:p>0,0037863214</text:p>
          </table:table-cell>
          <table:table-cell/>
          <table:table-cell table:formula="of:=[.M17]-[2CM.M17]" office:value-type="float" office:value="-0.0000382712000000004" calcext:value-type="float">
            <text:p>-3,82712000000004E-005</text:p>
          </table:table-cell>
          <table:table-cell table:formula="of:=[.N17]-[2CM.N17]" office:value-type="float" office:value="-0.000173662" calcext:value-type="float">
            <text:p>-0,000173662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3554662" calcext:value-type="float">
            <text:p>0,003554662</text:p>
          </table:table-cell>
          <table:table-cell office:value-type="float" office:value="0.003101762" calcext:value-type="float">
            <text:p>0,003101762</text:p>
          </table:table-cell>
          <table:table-cell office:value-type="float" office:value="0.002945697" calcext:value-type="float">
            <text:p>0,002945697</text:p>
          </table:table-cell>
          <table:table-cell office:value-type="float" office:value="0.003092842" calcext:value-type="float">
            <text:p>0,003092842</text:p>
          </table:table-cell>
          <table:table-cell office:value-type="float" office:value="0.00248287" calcext:value-type="float">
            <text:p>0,00248287</text:p>
          </table:table-cell>
          <table:table-cell office:value-type="float" office:value="0.010689492" calcext:value-type="float">
            <text:p>0,010689492</text:p>
          </table:table-cell>
          <table:table-cell office:value-type="float" office:value="0.003031631" calcext:value-type="float">
            <text:p>0,003031631</text:p>
          </table:table-cell>
          <table:table-cell office:value-type="float" office:value="0.002237791" calcext:value-type="float">
            <text:p>0,002237791</text:p>
          </table:table-cell>
          <table:table-cell office:value-type="float" office:value="0.002606131" calcext:value-type="float">
            <text:p>0,002606131</text:p>
          </table:table-cell>
          <table:table-cell office:value-type="float" office:value="0.00232383" calcext:value-type="float">
            <text:p>0,00232383</text:p>
          </table:table-cell>
          <table:table-cell/>
          <table:table-cell table:formula="of:=AVERAGE([.B18:.K18])" office:value-type="float" office:value="0.0036066708" calcext:value-type="float">
            <text:p>0,0036066708</text:p>
          </table:table-cell>
          <table:table-cell table:formula="of:=TRIMMEAN([.B18:.K18];0.2)" office:value-type="float" office:value="0.002892428125" calcext:value-type="float">
            <text:p>0,0028924281</text:p>
          </table:table-cell>
          <table:table-cell/>
          <table:table-cell table:formula="of:=[.M18]-[2CM.M18]" office:value-type="float" office:value="0.0003377347" calcext:value-type="float">
            <text:p>0,0003377347</text:p>
          </table:table-cell>
          <table:table-cell table:formula="of:=[.N18]-[2CM.N18]" office:value-type="float" office:value="-0.000300490875" calcext:value-type="float">
            <text:p>-0,0003004909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table:style-name="ce1" office:value-type="float" office:value="0.000843842" calcext:value-type="float">
            <text:p>8,44E-004</text:p>
          </table:table-cell>
          <table:table-cell table:style-name="ce1" office:value-type="float" office:value="0.000850191" calcext:value-type="float">
            <text:p>8,50E-004</text:p>
          </table:table-cell>
          <table:table-cell table:style-name="ce1" office:value-type="float" office:value="0.000833693" calcext:value-type="float">
            <text:p>8,34E-004</text:p>
          </table:table-cell>
          <table:table-cell table:style-name="ce1" office:value-type="float" office:value="0.000790239" calcext:value-type="float">
            <text:p>7,90E-004</text:p>
          </table:table-cell>
          <table:table-cell table:style-name="ce1" office:value-type="float" office:value="0.000868101" calcext:value-type="float">
            <text:p>8,68E-004</text:p>
          </table:table-cell>
          <table:table-cell table:style-name="ce1" office:value-type="float" office:value="0.000890709" calcext:value-type="float">
            <text:p>8,91E-004</text:p>
          </table:table-cell>
          <table:table-cell table:style-name="ce1" office:value-type="float" office:value="0.000717297" calcext:value-type="float">
            <text:p>7,17E-004</text:p>
          </table:table-cell>
          <table:table-cell table:style-name="ce1" office:value-type="float" office:value="0.000569052" calcext:value-type="float">
            <text:p>5,69E-004</text:p>
          </table:table-cell>
          <table:table-cell table:style-name="ce1" office:value-type="float" office:value="0.000662791" calcext:value-type="float">
            <text:p>6,63E-004</text:p>
          </table:table-cell>
          <table:table-cell table:style-name="ce1" office:value-type="float" office:value="0.000643718" calcext:value-type="float">
            <text:p>6,44E-004</text:p>
          </table:table-cell>
          <table:table-cell/>
          <table:table-cell table:style-name="ce1" table:formula="of:=AVERAGE([.B19:.K19])" office:value-type="float" office:value="0.0007669633" calcext:value-type="float">
            <text:p>7,67E-004</text:p>
          </table:table-cell>
          <table:table-cell table:formula="of:=TRIMMEAN([.B19:.K19];0.2)" office:value-type="float" office:value="0.000776234" calcext:value-type="float">
            <text:p>0,000776234</text:p>
          </table:table-cell>
          <table:table-cell/>
          <table:table-cell table:formula="of:=[.M19]-[2CM.M19]" office:value-type="float" office:value="-0.0012100687" calcext:value-type="float">
            <text:p>-0,0012100687</text:p>
          </table:table-cell>
          <table:table-cell table:formula="of:=[.N19]-[2CM.N19]" office:value-type="float" office:value="-0.000855438625" calcext:value-type="float">
            <text:p>-0,0008554386</text:p>
          </table:table-cell>
        </table:table-row>
        <table:table-row table:style-name="ro1">
          <table:table-cell office:value-type="string" calcext:value-type="string">
            <text:p>SELECT count(*) FROM dados WHERE uf = 'AC' AND periodo = '2016-02-01' AND valor &lt; 150</text:p>
          </table:table-cell>
          <table:table-cell office:value-type="float" office:value="0.233215383" calcext:value-type="float">
            <text:p>0,233215383</text:p>
          </table:table-cell>
          <table:table-cell office:value-type="float" office:value="0.253001767" calcext:value-type="float">
            <text:p>0,253001767</text:p>
          </table:table-cell>
          <table:table-cell office:value-type="float" office:value="0.22848178" calcext:value-type="float">
            <text:p>0,22848178</text:p>
          </table:table-cell>
          <table:table-cell office:value-type="float" office:value="0.2196257" calcext:value-type="float">
            <text:p>0,2196257</text:p>
          </table:table-cell>
          <table:table-cell office:value-type="float" office:value="0.193826052" calcext:value-type="float">
            <text:p>0,193826052</text:p>
          </table:table-cell>
          <table:table-cell office:value-type="float" office:value="0.263832579" calcext:value-type="float">
            <text:p>0,263832579</text:p>
          </table:table-cell>
          <table:table-cell office:value-type="float" office:value="0.258310305" calcext:value-type="float">
            <text:p>0,258310305</text:p>
          </table:table-cell>
          <table:table-cell office:value-type="float" office:value="0.28861822" calcext:value-type="float">
            <text:p>0,28861822</text:p>
          </table:table-cell>
          <table:table-cell office:value-type="float" office:value="0.210860834" calcext:value-type="float">
            <text:p>0,210860834</text:p>
          </table:table-cell>
          <table:table-cell office:value-type="float" office:value="0.199554016" calcext:value-type="float">
            <text:p>0,199554016</text:p>
          </table:table-cell>
          <table:table-cell/>
          <table:table-cell table:formula="of:=AVERAGE([.B20:.K20])" office:value-type="float" office:value="0.2349326636" calcext:value-type="float">
            <text:p>0,2349326636</text:p>
          </table:table-cell>
          <table:table-cell table:formula="of:=TRIMMEAN([.B20:.K20];0.2)" office:value-type="float" office:value="0.2333602955" calcext:value-type="float">
            <text:p>0,2333602955</text:p>
          </table:table-cell>
          <table:table-cell/>
          <table:table-cell table:formula="of:=[.M20]-[2CM.M20]" office:value-type="float" office:value="0.00169058799999994" calcext:value-type="float">
            <text:p>0,001690588</text:p>
          </table:table-cell>
          <table:table-cell table:formula="of:=[.N20]-[2CM.N20]" office:value-type="float" office:value="0.000374232749999981" calcext:value-type="float">
            <text:p>0,000374232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Agregações</text:p>
          </table:table-cell>
          <table:table-cell table:formula="of:=SUM([.M2:.M7])" office:value-type="float" office:value="553.6062183695" calcext:value-type="float">
            <text:p>553,6062183695</text:p>
          </table:table-cell>
          <table:table-cell table:formula="of:=SUM([.N2:.N7])" office:value-type="float" office:value="554.2292258895" calcext:value-type="float">
            <text:p>554,229225889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Busca</text:p>
          </table:table-cell>
          <table:table-cell table:style-name="ce1" table:formula="of:=SUM([.M10:.M19])" office:value-type="float" office:value="0.0392648089" calcext:value-type="float">
            <text:p>3,93E-002</text:p>
          </table:table-cell>
          <table:table-cell table:formula="of:=SUM([.N10:.N19])" office:value-type="float" office:value="0.0276260965" calcext:value-type="float">
            <text:p>0,0276260965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Méd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4.394364822" calcext:value-type="float">
            <text:p>14,394364822</text:p>
          </table:table-cell>
          <table:table-cell office:value-type="float" office:value="15.111466938" calcext:value-type="float">
            <text:p>15,111466938</text:p>
          </table:table-cell>
          <table:table-cell office:value-type="float" office:value="15.984668827" calcext:value-type="float">
            <text:p>15,984668827</text:p>
          </table:table-cell>
          <table:table-cell office:value-type="float" office:value="16.386171838" calcext:value-type="float">
            <text:p>16,386171838</text:p>
          </table:table-cell>
          <table:table-cell office:value-type="float" office:value="14.733847952" calcext:value-type="float">
            <text:p>14,733847952</text:p>
          </table:table-cell>
          <table:table-cell office:value-type="float" office:value="15.235990333" calcext:value-type="float">
            <text:p>15,235990333</text:p>
          </table:table-cell>
          <table:table-cell office:value-type="float" office:value="14.629761086" calcext:value-type="float">
            <text:p>14,629761086</text:p>
          </table:table-cell>
          <table:table-cell office:value-type="float" office:value="15.200610223" calcext:value-type="float">
            <text:p>15,200610223</text:p>
          </table:table-cell>
          <table:table-cell office:value-type="float" office:value="14.168206241" calcext:value-type="float">
            <text:p>14,168206241</text:p>
          </table:table-cell>
          <table:table-cell office:value-type="float" office:value="14.714387586" calcext:value-type="float">
            <text:p>14,714387586</text:p>
          </table:table-cell>
          <table:table-cell/>
          <table:table-cell table:formula="of:=AVERAGE([.B27:.K27])" office:value-type="float" office:value="15.0559475846" calcext:value-type="float">
            <text:p>15,0559475846</text:p>
          </table:table-cell>
          <table:table-cell table:formula="of:=TRIMMEAN([.B27:.K27];0.2)" office:value-type="float" office:value="15.000637220875" calcext:value-type="float">
            <text:p>15,0006372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14.44045433" calcext:value-type="float">
            <text:p>14,44045433</text:p>
          </table:table-cell>
          <table:table-cell office:value-type="float" office:value="14.010369241" calcext:value-type="float">
            <text:p>14,010369241</text:p>
          </table:table-cell>
          <table:table-cell office:value-type="float" office:value="14.581998422" calcext:value-type="float">
            <text:p>14,581998422</text:p>
          </table:table-cell>
          <table:table-cell office:value-type="float" office:value="13.970128762" calcext:value-type="float">
            <text:p>13,970128762</text:p>
          </table:table-cell>
          <table:table-cell office:value-type="float" office:value="13.935149199" calcext:value-type="float">
            <text:p>13,935149199</text:p>
          </table:table-cell>
          <table:table-cell office:value-type="float" office:value="13.908485433" calcext:value-type="float">
            <text:p>13,908485433</text:p>
          </table:table-cell>
          <table:table-cell office:value-type="float" office:value="13.587500064" calcext:value-type="float">
            <text:p>13,587500064</text:p>
          </table:table-cell>
          <table:table-cell office:value-type="float" office:value="14.712353582" calcext:value-type="float">
            <text:p>14,712353582</text:p>
          </table:table-cell>
          <table:table-cell office:value-type="float" office:value="13.960330892" calcext:value-type="float">
            <text:p>13,960330892</text:p>
          </table:table-cell>
          <table:table-cell office:value-type="float" office:value="14.440592822" calcext:value-type="float">
            <text:p>14,440592822</text:p>
          </table:table-cell>
          <table:table-cell/>
          <table:table-cell table:formula="of:=AVERAGE([.B28:.K28])" office:value-type="float" office:value="14.1547362747" calcext:value-type="float">
            <text:p>14,1547362747</text:p>
          </table:table-cell>
          <table:table-cell table:formula="of:=TRIMMEAN([.B28:.K28];0.2)" office:value-type="float" office:value="14.155938637625" calcext:value-type="float">
            <text:p>14,1559386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236.394389773" calcext:value-type="float">
            <text:p>236,394389773</text:p>
          </table:table-cell>
          <table:table-cell office:value-type="float" office:value="238.937635782" calcext:value-type="float">
            <text:p>238,937635782</text:p>
          </table:table-cell>
          <table:table-cell office:value-type="float" office:value="244.32166059" calcext:value-type="float">
            <text:p>244,32166059</text:p>
          </table:table-cell>
          <table:table-cell office:value-type="float" office:value="241.233740272" calcext:value-type="float">
            <text:p>241,233740272</text:p>
          </table:table-cell>
          <table:table-cell office:value-type="float" office:value="245.812910531" calcext:value-type="float">
            <text:p>245,812910531</text:p>
          </table:table-cell>
          <table:table-cell office:value-type="float" office:value="242.13753642" calcext:value-type="float">
            <text:p>242,13753642</text:p>
          </table:table-cell>
          <table:table-cell office:value-type="float" office:value="240.927339348" calcext:value-type="float">
            <text:p>240,927339348</text:p>
          </table:table-cell>
          <table:table-cell office:value-type="float" office:value="245.740442699" calcext:value-type="float">
            <text:p>245,740442699</text:p>
          </table:table-cell>
          <table:table-cell office:value-type="float" office:value="246.869077343" calcext:value-type="float">
            <text:p>246,869077343</text:p>
          </table:table-cell>
          <table:table-cell office:value-type="float" office:value="245.45061016" calcext:value-type="float">
            <text:p>245,45061016</text:p>
          </table:table-cell>
          <table:table-cell/>
          <table:table-cell table:formula="of:=AVERAGE([.B29:.K29])" office:value-type="float" office:value="242.7825342918" calcext:value-type="float">
            <text:p>242,7825342918</text:p>
          </table:table-cell>
          <table:table-cell table:formula="of:=TRIMMEAN([.B29:.K29];0.2)" office:value-type="float" office:value="243.07023447525" calcext:value-type="float">
            <text:p>243,0702344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101.470323412" calcext:value-type="float">
            <text:p>101,470323412</text:p>
          </table:table-cell>
          <table:table-cell office:value-type="float" office:value="103.601948669" calcext:value-type="float">
            <text:p>103,601948669</text:p>
          </table:table-cell>
          <table:table-cell office:value-type="float" office:value="101.434285316" calcext:value-type="float">
            <text:p>101,434285316</text:p>
          </table:table-cell>
          <table:table-cell office:value-type="float" office:value="104.675938814" calcext:value-type="float">
            <text:p>104,675938814</text:p>
          </table:table-cell>
          <table:table-cell office:value-type="float" office:value="102.637018185" calcext:value-type="float">
            <text:p>102,637018185</text:p>
          </table:table-cell>
          <table:table-cell office:value-type="float" office:value="102.625115424" calcext:value-type="float">
            <text:p>102,625115424</text:p>
          </table:table-cell>
          <table:table-cell office:value-type="float" office:value="102.161502244" calcext:value-type="float">
            <text:p>102,161502244</text:p>
          </table:table-cell>
          <table:table-cell office:value-type="float" office:value="105.465678471" calcext:value-type="float">
            <text:p>105,465678471</text:p>
          </table:table-cell>
          <table:table-cell office:value-type="float" office:value="103.448429657" calcext:value-type="float">
            <text:p>103,448429657</text:p>
          </table:table-cell>
          <table:table-cell office:value-type="float" office:value="102.235581067" calcext:value-type="float">
            <text:p>102,235581067</text:p>
          </table:table-cell>
          <table:table-cell/>
          <table:table-cell table:formula="of:=AVERAGE([.B30:.K30])" office:value-type="float" office:value="102.9755821259" calcext:value-type="float">
            <text:p>102,9755821259</text:p>
          </table:table-cell>
          <table:table-cell table:formula="of:=TRIMMEAN([.B30:.K30];0.2)" office:value-type="float" office:value="102.856982184" calcext:value-type="float">
            <text:p>102,856982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8.072365843" calcext:value-type="float">
            <text:p>28,072365843</text:p>
          </table:table-cell>
          <table:table-cell office:value-type="float" office:value="29.820727548" calcext:value-type="float">
            <text:p>29,820727548</text:p>
          </table:table-cell>
          <table:table-cell office:value-type="float" office:value="28.259086944" calcext:value-type="float">
            <text:p>28,259086944</text:p>
          </table:table-cell>
          <table:table-cell office:value-type="float" office:value="28.724414051" calcext:value-type="float">
            <text:p>28,724414051</text:p>
          </table:table-cell>
          <table:table-cell office:value-type="float" office:value="29.120263235" calcext:value-type="float">
            <text:p>29,120263235</text:p>
          </table:table-cell>
          <table:table-cell office:value-type="float" office:value="29.784664864" calcext:value-type="float">
            <text:p>29,784664864</text:p>
          </table:table-cell>
          <table:table-cell office:value-type="float" office:value="28.026792494" calcext:value-type="float">
            <text:p>28,026792494</text:p>
          </table:table-cell>
          <table:table-cell office:value-type="float" office:value="27.943937591" calcext:value-type="float">
            <text:p>27,943937591</text:p>
          </table:table-cell>
          <table:table-cell office:value-type="float" office:value="29.526312466" calcext:value-type="float">
            <text:p>29,526312466</text:p>
          </table:table-cell>
          <table:table-cell office:value-type="float" office:value="29.060848195" calcext:value-type="float">
            <text:p>29,060848195</text:p>
          </table:table-cell>
          <table:table-cell/>
          <table:table-cell table:formula="of:=AVERAGE([.B31:.K31])" office:value-type="float" office:value="28.8339413231" calcext:value-type="float">
            <text:p>28,8339413231</text:p>
          </table:table-cell>
          <table:table-cell table:formula="of:=TRIMMEAN([.B31:.K31];0.2)" office:value-type="float" office:value="28.8218435115" calcext:value-type="float">
            <text:p>28,8218435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sum(valor) as valor FROM bolsa_familia.dados WHERE uf IN ('RJ', 'AM')</text:p>
          </table:table-cell>
          <table:table-cell office:value-type="float" office:value="191.359686748" calcext:value-type="float">
            <text:p>191,359686748</text:p>
          </table:table-cell>
          <table:table-cell office:value-type="float" office:value="193.718863301" calcext:value-type="float">
            <text:p>193,718863301</text:p>
          </table:table-cell>
          <table:table-cell office:value-type="float" office:value="192.334151154" calcext:value-type="float">
            <text:p>192,334151154</text:p>
          </table:table-cell>
          <table:table-cell office:value-type="float" office:value="193.475517201" calcext:value-type="float">
            <text:p>193,475517201</text:p>
          </table:table-cell>
          <table:table-cell office:value-type="float" office:value="195.277003768" calcext:value-type="float">
            <text:p>195,277003768</text:p>
          </table:table-cell>
          <table:table-cell office:value-type="float" office:value="193.712411975" calcext:value-type="float">
            <text:p>193,712411975</text:p>
          </table:table-cell>
          <table:table-cell office:value-type="float" office:value="191.37895581" calcext:value-type="float">
            <text:p>191,37895581</text:p>
          </table:table-cell>
          <table:table-cell office:value-type="float" office:value="190.065821746" calcext:value-type="float">
            <text:p>190,065821746</text:p>
          </table:table-cell>
          <table:table-cell office:value-type="float" office:value="193.135608805" calcext:value-type="float">
            <text:p>193,135608805</text:p>
          </table:table-cell>
          <table:table-cell office:value-type="float" office:value="190.491762812" calcext:value-type="float">
            <text:p>190,491762812</text:p>
          </table:table-cell>
          <table:table-cell/>
          <table:table-cell table:formula="of:=AVERAGE([.B32:.K32])" office:value-type="float" office:value="192.494978332" calcext:value-type="float">
            <text:p>192,494978332</text:p>
          </table:table-cell>
          <table:table-cell table:formula="of:=TRIMMEAN([.B32:.K32];0.2)" office:value-type="float" office:value="192.45086972575" calcext:value-type="float">
            <text:p>192,4508697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sum(valor) as valor FROM bolsa_familia.dados WHERE uf='SP' AND periodo='2016-05-01'</text:p>
          </table:table-cell>
          <table:table-cell office:value-type="float" office:value="12.919576917" calcext:value-type="float">
            <text:p>12,919576917</text:p>
          </table:table-cell>
          <table:table-cell office:value-type="float" office:value="12.285529515" calcext:value-type="float">
            <text:p>12,285529515</text:p>
          </table:table-cell>
          <table:table-cell office:value-type="float" office:value="12.288441914" calcext:value-type="float">
            <text:p>12,288441914</text:p>
          </table:table-cell>
          <table:table-cell office:value-type="float" office:value="12.528363537" calcext:value-type="float">
            <text:p>12,528363537</text:p>
          </table:table-cell>
          <table:table-cell office:value-type="float" office:value="11.750514495" calcext:value-type="float">
            <text:p>11,750514495</text:p>
          </table:table-cell>
          <table:table-cell office:value-type="float" office:value="12.316108671" calcext:value-type="float">
            <text:p>12,316108671</text:p>
          </table:table-cell>
          <table:table-cell office:value-type="float" office:value="12.874257145" calcext:value-type="float">
            <text:p>12,874257145</text:p>
          </table:table-cell>
          <table:table-cell office:value-type="float" office:value="12.445592059" calcext:value-type="float">
            <text:p>12,445592059</text:p>
          </table:table-cell>
          <table:table-cell office:value-type="float" office:value="12.276606789" calcext:value-type="float">
            <text:p>12,276606789</text:p>
          </table:table-cell>
          <table:table-cell office:value-type="float" office:value="13.138189761" calcext:value-type="float">
            <text:p>13,138189761</text:p>
          </table:table-cell>
          <table:table-cell/>
          <table:table-cell table:formula="of:=AVERAGE([.B33:.K33])" office:value-type="float" office:value="12.4823180803" calcext:value-type="float">
            <text:p>12,4823180803</text:p>
          </table:table-cell>
          <table:table-cell table:formula="of:=TRIMMEAN([.B33:.K33];0.2)" office:value-type="float" office:value="12.491809568375" calcext:value-type="float">
            <text:p>12,4918095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avg(valor) FROM bolsa_familia.dados WHERE periodo = '2016-01-01' ALLOW FILTERING</text:p>
          </table:table-cell>
          <table:table-cell office:value-type="float" office:value="177.888442861" calcext:value-type="float">
            <text:p>177,888442861</text:p>
          </table:table-cell>
          <table:table-cell office:value-type="float" office:value="181.094581813" calcext:value-type="float">
            <text:p>181,094581813</text:p>
          </table:table-cell>
          <table:table-cell office:value-type="float" office:value="185.479644864" calcext:value-type="float">
            <text:p>185,479644864</text:p>
          </table:table-cell>
          <table:table-cell office:value-type="float" office:value="186.421460655" calcext:value-type="float">
            <text:p>186,421460655</text:p>
          </table:table-cell>
          <table:table-cell office:value-type="float" office:value="182.333770688" calcext:value-type="float">
            <text:p>182,333770688</text:p>
          </table:table-cell>
          <table:table-cell office:value-type="float" office:value="182.961475621" calcext:value-type="float">
            <text:p>182,961475621</text:p>
          </table:table-cell>
          <table:table-cell office:value-type="float" office:value="184.077952077" calcext:value-type="float">
            <text:p>184,077952077</text:p>
          </table:table-cell>
          <table:table-cell office:value-type="float" office:value="179.171681593" calcext:value-type="float">
            <text:p>179,171681593</text:p>
          </table:table-cell>
          <table:table-cell office:value-type="float" office:value="188.288055804" calcext:value-type="float">
            <text:p>188,288055804</text:p>
          </table:table-cell>
          <table:table-cell office:value-type="float" office:value="180.94743817" calcext:value-type="float">
            <text:p>180,94743817</text:p>
          </table:table-cell>
          <table:table-cell/>
          <table:table-cell table:formula="of:=AVERAGE([.B34:.K34])" office:value-type="float" office:value="182.8664504146" calcext:value-type="float">
            <text:p>182,8664504146</text:p>
          </table:table-cell>
          <table:table-cell table:formula="of:=TRIMMEAN([.B34:.K34];0.2)" office:value-type="float" office:value="182.811000685125" calcext:value-type="float">
            <text:p>182,8110006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19475587" calcext:value-type="float">
            <text:p>0,019475587</text:p>
          </table:table-cell>
          <table:table-cell office:value-type="float" office:value="0.003371002" calcext:value-type="float">
            <text:p>0,003371002</text:p>
          </table:table-cell>
          <table:table-cell office:value-type="float" office:value="0.003267401" calcext:value-type="float">
            <text:p>0,003267401</text:p>
          </table:table-cell>
          <table:table-cell office:value-type="float" office:value="0.003067659" calcext:value-type="float">
            <text:p>0,003067659</text:p>
          </table:table-cell>
          <table:table-cell office:value-type="float" office:value="0.003109767" calcext:value-type="float">
            <text:p>0,003109767</text:p>
          </table:table-cell>
          <table:table-cell office:value-type="float" office:value="0.002913949" calcext:value-type="float">
            <text:p>0,002913949</text:p>
          </table:table-cell>
          <table:table-cell office:value-type="float" office:value="0.002695283" calcext:value-type="float">
            <text:p>0,002695283</text:p>
          </table:table-cell>
          <table:table-cell office:value-type="float" office:value="0.002144033" calcext:value-type="float">
            <text:p>0,002144033</text:p>
          </table:table-cell>
          <table:table-cell office:value-type="float" office:value="0.002857431" calcext:value-type="float">
            <text:p>0,002857431</text:p>
          </table:table-cell>
          <table:table-cell office:value-type="float" office:value="0.002918373" calcext:value-type="float">
            <text:p>0,002918373</text:p>
          </table:table-cell>
          <table:table-cell/>
          <table:table-cell table:formula="of:=AVERAGE([.B35:.K35])" office:value-type="float" office:value="0.0045820485" calcext:value-type="float">
            <text:p>0,0045820485</text:p>
          </table:table-cell>
          <table:table-cell table:formula="of:=TRIMMEAN([.B35:.K35];0.2)" office:value-type="float" office:value="0.003025108125" calcext:value-type="float">
            <text:p>0,0030251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88049911" calcext:value-type="float">
            <text:p>0,088049911</text:p>
          </table:table-cell>
          <table:table-cell office:value-type="float" office:value="0.004607355" calcext:value-type="float">
            <text:p>0,004607355</text:p>
          </table:table-cell>
          <table:table-cell office:value-type="float" office:value="0.004430287" calcext:value-type="float">
            <text:p>0,004430287</text:p>
          </table:table-cell>
          <table:table-cell office:value-type="float" office:value="0.004203282" calcext:value-type="float">
            <text:p>0,004203282</text:p>
          </table:table-cell>
          <table:table-cell office:value-type="float" office:value="0.002215311" calcext:value-type="float">
            <text:p>0,002215311</text:p>
          </table:table-cell>
          <table:table-cell office:value-type="float" office:value="0.002816245" calcext:value-type="float">
            <text:p>0,002816245</text:p>
          </table:table-cell>
          <table:table-cell office:value-type="float" office:value="0.002470763" calcext:value-type="float">
            <text:p>0,002470763</text:p>
          </table:table-cell>
          <table:table-cell office:value-type="float" office:value="0.003396376" calcext:value-type="float">
            <text:p>0,003396376</text:p>
          </table:table-cell>
          <table:table-cell office:value-type="float" office:value="0.003959118" calcext:value-type="float">
            <text:p>0,003959118</text:p>
          </table:table-cell>
          <table:table-cell office:value-type="float" office:value="0.00420591" calcext:value-type="float">
            <text:p>0,00420591</text:p>
          </table:table-cell>
          <table:table-cell/>
          <table:table-cell table:formula="of:=AVERAGE([.B36:.K36])" office:value-type="float" office:value="0.0120354558" calcext:value-type="float">
            <text:p>0,0120354558</text:p>
          </table:table-cell>
          <table:table-cell table:formula="of:=TRIMMEAN([.B36:.K36];0.2)" office:value-type="float" office:value="0.003761167" calcext:value-type="float">
            <text:p>0,003761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46494233" calcext:value-type="float">
            <text:p>0,046494233</text:p>
          </table:table-cell>
          <table:table-cell office:value-type="float" office:value="0.004974728" calcext:value-type="float">
            <text:p>0,004974728</text:p>
          </table:table-cell>
          <table:table-cell office:value-type="float" office:value="0.003214802" calcext:value-type="float">
            <text:p>0,003214802</text:p>
          </table:table-cell>
          <table:table-cell office:value-type="float" office:value="0.002701343" calcext:value-type="float">
            <text:p>0,002701343</text:p>
          </table:table-cell>
          <table:table-cell office:value-type="float" office:value="0.001984212" calcext:value-type="float">
            <text:p>0,001984212</text:p>
          </table:table-cell>
          <table:table-cell office:value-type="float" office:value="0.002301146" calcext:value-type="float">
            <text:p>0,002301146</text:p>
          </table:table-cell>
          <table:table-cell office:value-type="float" office:value="0.002001078" calcext:value-type="float">
            <text:p>0,002001078</text:p>
          </table:table-cell>
          <table:table-cell office:value-type="float" office:value="0.002468175" calcext:value-type="float">
            <text:p>0,002468175</text:p>
          </table:table-cell>
          <table:table-cell office:value-type="float" office:value="0.00291917" calcext:value-type="float">
            <text:p>0,00291917</text:p>
          </table:table-cell>
          <table:table-cell office:value-type="float" office:value="0.002916583" calcext:value-type="float">
            <text:p>0,002916583</text:p>
          </table:table-cell>
          <table:table-cell/>
          <table:table-cell table:formula="of:=AVERAGE([.B37:.K37])" office:value-type="float" office:value="0.007197547" calcext:value-type="float">
            <text:p>0,007197547</text:p>
          </table:table-cell>
          <table:table-cell table:formula="of:=TRIMMEAN([.B37:.K37];0.2)" office:value-type="float" office:value="0.002937128125" calcext:value-type="float">
            <text:p>0,0029371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2862263" calcext:value-type="float">
            <text:p>0,002862263</text:p>
          </table:table-cell>
          <table:table-cell office:value-type="float" office:value="0.009528968" calcext:value-type="float">
            <text:p>0,009528968</text:p>
          </table:table-cell>
          <table:table-cell office:value-type="float" office:value="0.003820362" calcext:value-type="float">
            <text:p>0,003820362</text:p>
          </table:table-cell>
          <table:table-cell office:value-type="float" office:value="0.003376169" calcext:value-type="float">
            <text:p>0,003376169</text:p>
          </table:table-cell>
          <table:table-cell office:value-type="float" office:value="0.002071564" calcext:value-type="float">
            <text:p>0,002071564</text:p>
          </table:table-cell>
          <table:table-cell office:value-type="float" office:value="0.002346733" calcext:value-type="float">
            <text:p>0,002346733</text:p>
          </table:table-cell>
          <table:table-cell office:value-type="float" office:value="0.002358139" calcext:value-type="float">
            <text:p>0,002358139</text:p>
          </table:table-cell>
          <table:table-cell table:style-name="ce1" office:value-type="float" office:value="0.002752343" calcext:value-type="float">
            <text:p>2,75E-003</text:p>
          </table:table-cell>
          <table:table-cell table:style-name="ce1" office:value-type="float" office:value="0.003358349" calcext:value-type="float">
            <text:p>3,36E-003</text:p>
          </table:table-cell>
          <table:table-cell office:value-type="float" office:value="0.003285224" calcext:value-type="float">
            <text:p>0,003285224</text:p>
          </table:table-cell>
          <table:table-cell/>
          <table:table-cell table:formula="of:=AVERAGE([.B38:.K38])" office:value-type="float" office:value="0.0035760114" calcext:value-type="float">
            <text:p>0,0035760114</text:p>
          </table:table-cell>
          <table:table-cell table:formula="of:=TRIMMEAN([.B38:.K38];0.2)" office:value-type="float" office:value="0.00301994775" calcext:value-type="float">
            <text:p>0,0030199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3690661" calcext:value-type="float">
            <text:p>0,003690661</text:p>
          </table:table-cell>
          <table:table-cell office:value-type="float" office:value="0.001890596" calcext:value-type="float">
            <text:p>0,001890596</text:p>
          </table:table-cell>
          <table:table-cell table:style-name="ce1" office:value-type="float" office:value="0.001399444" calcext:value-type="float">
            <text:p>1,40E-003</text:p>
          </table:table-cell>
          <table:table-cell office:value-type="float" office:value="0.001189632" calcext:value-type="float">
            <text:p>0,001189632</text:p>
          </table:table-cell>
          <table:table-cell office:value-type="float" office:value="0.001083487" calcext:value-type="float">
            <text:p>0,001083487</text:p>
          </table:table-cell>
          <table:table-cell table:style-name="ce1" office:value-type="float" office:value="0.000995576" calcext:value-type="float">
            <text:p>9,96E-004</text:p>
          </table:table-cell>
          <table:table-cell office:value-type="float" office:value="0.001180913" calcext:value-type="float">
            <text:p>0,001180913</text:p>
          </table:table-cell>
          <table:table-cell table:style-name="ce1" office:value-type="float" office:value="0.001014499" calcext:value-type="float">
            <text:p>1,01E-003</text:p>
          </table:table-cell>
          <table:table-cell table:style-name="ce1" office:value-type="float" office:value="0.000960958" calcext:value-type="float">
            <text:p>9,61E-004</text:p>
          </table:table-cell>
          <table:table-cell table:style-name="ce1" office:value-type="float" office:value="0.000952007" calcext:value-type="float">
            <text:p>9,52E-004</text:p>
          </table:table-cell>
          <table:table-cell/>
          <table:table-cell table:formula="of:=AVERAGE([.B39:.K39])" office:value-type="float" office:value="0.0014357773" calcext:value-type="float">
            <text:p>0,0014357773</text:p>
          </table:table-cell>
          <table:table-cell table:formula="of:=TRIMMEAN([.B39:.K39];0.2)" office:value-type="float" office:value="0.001214388125" calcext:value-type="float">
            <text:p>0,0012143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14935301" calcext:value-type="float">
            <text:p>0,014935301</text:p>
          </table:table-cell>
          <table:table-cell office:value-type="float" office:value="0.002914965" calcext:value-type="float">
            <text:p>0,002914965</text:p>
          </table:table-cell>
          <table:table-cell office:value-type="float" office:value="0.003199561" calcext:value-type="float">
            <text:p>0,003199561</text:p>
          </table:table-cell>
          <table:table-cell office:value-type="float" office:value="0.002996049" calcext:value-type="float">
            <text:p>0,002996049</text:p>
          </table:table-cell>
          <table:table-cell office:value-type="float" office:value="0.001905359" calcext:value-type="float">
            <text:p>0,001905359</text:p>
          </table:table-cell>
          <table:table-cell office:value-type="float" office:value="0.002194855" calcext:value-type="float">
            <text:p>0,002194855</text:p>
          </table:table-cell>
          <table:table-cell office:value-type="float" office:value="0.003604306" calcext:value-type="float">
            <text:p>0,003604306</text:p>
          </table:table-cell>
          <table:table-cell office:value-type="float" office:value="0.002777401" calcext:value-type="float">
            <text:p>0,002777401</text:p>
          </table:table-cell>
          <table:table-cell office:value-type="float" office:value="0.002994774" calcext:value-type="float">
            <text:p>0,002994774</text:p>
          </table:table-cell>
          <table:table-cell office:value-type="float" office:value="0.003030543" calcext:value-type="float">
            <text:p>0,003030543</text:p>
          </table:table-cell>
          <table:table-cell/>
          <table:table-cell table:formula="of:=AVERAGE([.B40:.K40])" office:value-type="float" office:value="0.0040553114" calcext:value-type="float">
            <text:p>0,0040553114</text:p>
          </table:table-cell>
          <table:table-cell table:formula="of:=TRIMMEAN([.B40:.K40];0.2)" office:value-type="float" office:value="0.00296405675" calcext:value-type="float">
            <text:p>0,0029640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21915914" calcext:value-type="float">
            <text:p>0,021915914</text:p>
          </table:table-cell>
          <table:table-cell office:value-type="float" office:value="0.002914089" calcext:value-type="float">
            <text:p>0,002914089</text:p>
          </table:table-cell>
          <table:table-cell office:value-type="float" office:value="0.003220093" calcext:value-type="float">
            <text:p>0,003220093</text:p>
          </table:table-cell>
          <table:table-cell office:value-type="float" office:value="0.00301129" calcext:value-type="float">
            <text:p>0,00301129</text:p>
          </table:table-cell>
          <table:table-cell office:value-type="float" office:value="0.001924559" calcext:value-type="float">
            <text:p>0,001924559</text:p>
          </table:table-cell>
          <table:table-cell office:value-type="float" office:value="0.002288085" calcext:value-type="float">
            <text:p>0,002288085</text:p>
          </table:table-cell>
          <table:table-cell office:value-type="float" office:value="0.002073606" calcext:value-type="float">
            <text:p>0,002073606</text:p>
          </table:table-cell>
          <table:table-cell office:value-type="float" office:value="0.00278626" calcext:value-type="float">
            <text:p>0,00278626</text:p>
          </table:table-cell>
          <table:table-cell office:value-type="float" office:value="0.0030559" calcext:value-type="float">
            <text:p>0,0030559</text:p>
          </table:table-cell>
          <table:table-cell office:value-type="float" office:value="0.003161977" calcext:value-type="float">
            <text:p>0,003161977</text:p>
          </table:table-cell>
          <table:table-cell/>
          <table:table-cell table:formula="of:=AVERAGE([.B41:.K41])" office:value-type="float" office:value="0.0046351773" calcext:value-type="float">
            <text:p>0,0046351773</text:p>
          </table:table-cell>
          <table:table-cell table:formula="of:=TRIMMEAN([.B41:.K41];0.2)" office:value-type="float" office:value="0.0028139125" calcext:value-type="float">
            <text:p>0,0028139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14246497" calcext:value-type="float">
            <text:p>0,014246497</text:p>
          </table:table-cell>
          <table:table-cell office:value-type="float" office:value="0.004431563" calcext:value-type="float">
            <text:p>0,004431563</text:p>
          </table:table-cell>
          <table:table-cell office:value-type="float" office:value="0.003059742" calcext:value-type="float">
            <text:p>0,003059742</text:p>
          </table:table-cell>
          <table:table-cell office:value-type="float" office:value="0.003273489" calcext:value-type="float">
            <text:p>0,003273489</text:p>
          </table:table-cell>
          <table:table-cell office:value-type="float" office:value="0.003265636" calcext:value-type="float">
            <text:p>0,003265636</text:p>
          </table:table-cell>
          <table:table-cell office:value-type="float" office:value="0.002258039" calcext:value-type="float">
            <text:p>0,002258039</text:p>
          </table:table-cell>
          <table:table-cell office:value-type="float" office:value="0.003370562" calcext:value-type="float">
            <text:p>0,003370562</text:p>
          </table:table-cell>
          <table:table-cell office:value-type="float" office:value="0.003388686" calcext:value-type="float">
            <text:p>0,003388686</text:p>
          </table:table-cell>
          <table:table-cell office:value-type="float" office:value="0.003288173" calcext:value-type="float">
            <text:p>0,003288173</text:p>
          </table:table-cell>
          <table:table-cell office:value-type="float" office:value="0.003299837" calcext:value-type="float">
            <text:p>0,003299837</text:p>
          </table:table-cell>
          <table:table-cell/>
          <table:table-cell table:formula="of:=AVERAGE([.B42:.K42])" office:value-type="float" office:value="0.0043882224" calcext:value-type="float">
            <text:p>0,0043882224</text:p>
          </table:table-cell>
          <table:table-cell table:formula="of:=TRIMMEAN([.B42:.K42];0.2)" office:value-type="float" office:value="0.003422211" calcext:value-type="float">
            <text:p>0,003422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3044382" calcext:value-type="float">
            <text:p>0,003044382</text:p>
          </table:table-cell>
          <table:table-cell office:value-type="float" office:value="0.003500336" calcext:value-type="float">
            <text:p>0,003500336</text:p>
          </table:table-cell>
          <table:table-cell office:value-type="float" office:value="0.002519863" calcext:value-type="float">
            <text:p>0,002519863</text:p>
          </table:table-cell>
          <table:table-cell office:value-type="float" office:value="0.002648732" calcext:value-type="float">
            <text:p>0,002648732</text:p>
          </table:table-cell>
          <table:table-cell office:value-type="float" office:value="0.003028843" calcext:value-type="float">
            <text:p>0,003028843</text:p>
          </table:table-cell>
          <table:table-cell office:value-type="float" office:value="0.001978389" calcext:value-type="float">
            <text:p>0,001978389</text:p>
          </table:table-cell>
          <table:table-cell office:value-type="float" office:value="0.002689623" calcext:value-type="float">
            <text:p>0,002689623</text:p>
          </table:table-cell>
          <table:table-cell office:value-type="float" office:value="0.002821589" calcext:value-type="float">
            <text:p>0,002821589</text:p>
          </table:table-cell>
          <table:table-cell office:value-type="float" office:value="0.002688223" calcext:value-type="float">
            <text:p>0,002688223</text:p>
          </table:table-cell>
          <table:table-cell office:value-type="float" office:value="0.002671232" calcext:value-type="float">
            <text:p>0,002671232</text:p>
          </table:table-cell>
          <table:table-cell/>
          <table:table-cell table:formula="of:=AVERAGE([.B43:.K43])" office:value-type="float" office:value="0.0027591212" calcext:value-type="float">
            <text:p>0,0027591212</text:p>
          </table:table-cell>
          <table:table-cell table:formula="of:=TRIMMEAN([.B43:.K43];0.2)" office:value-type="float" office:value="0.002764060875" calcext:value-type="float">
            <text:p>0,0027640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table:style-name="ce1" office:value-type="float" office:value="0.002549601" calcext:value-type="float">
            <text:p>2,55E-003</text:p>
          </table:table-cell>
          <table:table-cell table:style-name="ce1" office:value-type="float" office:value="0.002620433" calcext:value-type="float">
            <text:p>2,62E-003</text:p>
          </table:table-cell>
          <table:table-cell office:value-type="float" office:value="0.002060483" calcext:value-type="float">
            <text:p>0,002060483</text:p>
          </table:table-cell>
          <table:table-cell table:style-name="ce1" office:value-type="float" office:value="0.002242966" calcext:value-type="float">
            <text:p>2,24E-003</text:p>
          </table:table-cell>
          <table:table-cell table:style-name="ce1" office:value-type="float" office:value="0.001931991" calcext:value-type="float">
            <text:p>1,93E-003</text:p>
          </table:table-cell>
          <table:table-cell office:value-type="float" office:value="0.001694023" calcext:value-type="float">
            <text:p>0,001694023</text:p>
          </table:table-cell>
          <table:table-cell table:style-name="ce1" office:value-type="float" office:value="0.001599842" calcext:value-type="float">
            <text:p>1,60E-003</text:p>
          </table:table-cell>
          <table:table-cell table:style-name="ce1" office:value-type="float" office:value="0.001232933" calcext:value-type="float">
            <text:p>1,23E-003</text:p>
          </table:table-cell>
          <table:table-cell table:style-name="ce1" office:value-type="float" office:value="0.001632817" calcext:value-type="float">
            <text:p>1,63E-003</text:p>
          </table:table-cell>
          <table:table-cell table:style-name="ce1" office:value-type="float" office:value="0.001697445" calcext:value-type="float">
            <text:p>1,70E-003</text:p>
          </table:table-cell>
          <table:table-cell/>
          <table:table-cell table:style-name="ce1" table:formula="of:=AVERAGE([.B44:.K44])" office:value-type="float" office:value="0.0019262534" calcext:value-type="float">
            <text:p>1,93E-003</text:p>
          </table:table-cell>
          <table:table-cell table:formula="of:=TRIMMEAN([.B44:.K44];0.2)" office:value-type="float" office:value="0.001926146" calcext:value-type="float">
            <text:p>0,001926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count(*) FROM dados WHERE uf = 'AC' AND periodo = '2016-02-01' AND valor &lt; 150</text:p>
          </table:table-cell>
          <table:table-cell office:value-type="float" office:value="0.251172403" calcext:value-type="float">
            <text:p>0,251172403</text:p>
          </table:table-cell>
          <table:table-cell office:value-type="float" office:value="0.234759775" calcext:value-type="float">
            <text:p>0,234759775</text:p>
          </table:table-cell>
          <table:table-cell office:value-type="float" office:value="0.233208164" calcext:value-type="float">
            <text:p>0,233208164</text:p>
          </table:table-cell>
          <table:table-cell office:value-type="float" office:value="0.212027383" calcext:value-type="float">
            <text:p>0,212027383</text:p>
          </table:table-cell>
          <table:table-cell office:value-type="float" office:value="0.285958478" calcext:value-type="float">
            <text:p>0,285958478</text:p>
          </table:table-cell>
          <table:table-cell office:value-type="float" office:value="0.220015271" calcext:value-type="float">
            <text:p>0,220015271</text:p>
          </table:table-cell>
          <table:table-cell office:value-type="float" office:value="0.236230087" calcext:value-type="float">
            <text:p>0,236230087</text:p>
          </table:table-cell>
          <table:table-cell office:value-type="float" office:value="0.188188963" calcext:value-type="float">
            <text:p>0,188188963</text:p>
          </table:table-cell>
          <table:table-cell office:value-type="float" office:value="0.189956305" calcext:value-type="float">
            <text:p>0,189956305</text:p>
          </table:table-cell>
          <table:table-cell office:value-type="float" office:value="0.219368814" calcext:value-type="float">
            <text:p>0,219368814</text:p>
          </table:table-cell>
          <table:table-cell/>
          <table:table-cell table:formula="of:=AVERAGE([.B45:.K45])" office:value-type="float" office:value="0.2270885643" calcext:value-type="float">
            <text:p>0,2270885643</text:p>
          </table:table-cell>
          <table:table-cell table:formula="of:=TRIMMEAN([.B45:.K45];0.2)" office:value-type="float" office:value="0.22459227525" calcext:value-type="float">
            <text:p>0,2245922753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Agregações</text:p>
          </table:table-cell>
          <table:table-cell table:formula="of:=SUM([.M27:.M32])" office:value-type="float" office:value="596.2977199321" calcext:value-type="float">
            <text:p>596,2977199321</text:p>
          </table:table-cell>
          <table:table-cell table:formula="of:=SUM([.N27:.N32])" office:value-type="float" office:value="596.356505755" calcext:value-type="float">
            <text:p>596,35650575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Busca</text:p>
          </table:table-cell>
          <table:table-cell table:style-name="ce1" table:formula="of:=SUM([.M35:.M44])" office:value-type="float" office:value="0.0465909257" calcext:value-type="float">
            <text:p>4,66E-002</text:p>
          </table:table-cell>
          <table:table-cell table:formula="of:=SUM([.N35:.N44])" office:value-type="float" office:value="0.02784812625" calcext:value-type="float">
            <text:p>0,0278481263</text:p>
          </table:table-cell>
          <table:table-cell table:number-columns-repeated="3"/>
        </table:table-row>
      </table:table>
      <table:table table:name="6CM" table:style-name="ta1">
        <table:table-column table:style-name="co5" table:default-cell-style-name="Default"/>
        <table:table-column table:style-name="co3" table:number-columns-repeated="16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  <table:table-cell table:number-columns-repeated="2"/>
          <table:table-cell office:value-type="string" calcext:value-type="string">
            <text:p>Dif</text:p>
          </table:table-cell>
          <table:table-cell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4.107204316" calcext:value-type="float">
            <text:p>14,107204316</text:p>
          </table:table-cell>
          <table:table-cell office:value-type="float" office:value="13.326393077" calcext:value-type="float">
            <text:p>13,326393077</text:p>
          </table:table-cell>
          <table:table-cell office:value-type="float" office:value="13.190847486" calcext:value-type="float">
            <text:p>13,190847486</text:p>
          </table:table-cell>
          <table:table-cell office:value-type="float" office:value="13.918348786" calcext:value-type="float">
            <text:p>13,918348786</text:p>
          </table:table-cell>
          <table:table-cell office:value-type="float" office:value="13.646389176" calcext:value-type="float">
            <text:p>13,646389176</text:p>
          </table:table-cell>
          <table:table-cell office:value-type="float" office:value="14.210410459" calcext:value-type="float">
            <text:p>14,210410459</text:p>
          </table:table-cell>
          <table:table-cell office:value-type="float" office:value="13.508165655" calcext:value-type="float">
            <text:p>13,508165655</text:p>
          </table:table-cell>
          <table:table-cell office:value-type="float" office:value="13.299675307" calcext:value-type="float">
            <text:p>13,299675307</text:p>
          </table:table-cell>
          <table:table-cell office:value-type="float" office:value="13.687930209" calcext:value-type="float">
            <text:p>13,687930209</text:p>
          </table:table-cell>
          <table:table-cell office:value-type="float" office:value="13.420066093" calcext:value-type="float">
            <text:p>13,420066093</text:p>
          </table:table-cell>
          <table:table-cell/>
          <table:table-cell table:formula="of:=AVERAGE([.B2:.K2])" office:value-type="float" office:value="13.6315430564" calcext:value-type="float">
            <text:p>13,6315430564</text:p>
          </table:table-cell>
          <table:table-cell table:formula="of:=TRIMMEAN([.B2:.K2];0.2)" office:value-type="float" office:value="13.614271577375" calcext:value-type="float">
            <text:p>13,6142715774</text:p>
          </table:table-cell>
          <table:table-cell/>
          <table:table-cell table:formula="of:=[.M2]-[4CM.M2]" office:value-type="float" office:value="-1.0009091358" calcext:value-type="float">
            <text:p>-1,0009091358</text:p>
          </table:table-cell>
          <table:table-cell table:formula="of:=[.N2]-[4CM.N2]" office:value-type="float" office:value="-1.053180904375" calcext:value-type="float">
            <text:p>-1,0531809044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5.881753054" calcext:value-type="float">
            <text:p>5,881753054</text:p>
          </table:table-cell>
          <table:table-cell office:value-type="float" office:value="5.797378771" calcext:value-type="float">
            <text:p>5,797378771</text:p>
          </table:table-cell>
          <table:table-cell office:value-type="float" office:value="5.796793662" calcext:value-type="float">
            <text:p>5,796793662</text:p>
          </table:table-cell>
          <table:table-cell office:value-type="float" office:value="5.805814313" calcext:value-type="float">
            <text:p>5,805814313</text:p>
          </table:table-cell>
          <table:table-cell office:value-type="float" office:value="5.782377037" calcext:value-type="float">
            <text:p>5,782377037</text:p>
          </table:table-cell>
          <table:table-cell office:value-type="float" office:value="5.757806879" calcext:value-type="float">
            <text:p>5,757806879</text:p>
          </table:table-cell>
          <table:table-cell office:value-type="float" office:value="5.746368807" calcext:value-type="float">
            <text:p>5,746368807</text:p>
          </table:table-cell>
          <table:table-cell office:value-type="float" office:value="5.765242703" calcext:value-type="float">
            <text:p>5,765242703</text:p>
          </table:table-cell>
          <table:table-cell office:value-type="float" office:value="5.776586546" calcext:value-type="float">
            <text:p>5,776586546</text:p>
          </table:table-cell>
          <table:table-cell office:value-type="float" office:value="5.761102953" calcext:value-type="float">
            <text:p>5,761102953</text:p>
          </table:table-cell>
          <table:table-cell/>
          <table:table-cell table:formula="of:=AVERAGE([.B3:.K3])" office:value-type="float" office:value="5.7871224725" calcext:value-type="float">
            <text:p>5,7871224725</text:p>
          </table:table-cell>
          <table:table-cell table:formula="of:=TRIMMEAN([.B3:.K3];0.2)" office:value-type="float" office:value="5.780387858" calcext:value-type="float">
            <text:p>5,780387858</text:p>
          </table:table-cell>
          <table:table-cell/>
          <table:table-cell table:formula="of:=[.M3]-[4CM.M3]" office:value-type="float" office:value="-7.7659115126" calcext:value-type="float">
            <text:p>-7,7659115126</text:p>
          </table:table-cell>
          <table:table-cell table:formula="of:=[.N3]-[4CM.N3]" office:value-type="float" office:value="-7.83263809325" calcext:value-type="float">
            <text:p>-7,8326380933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196.143827003" calcext:value-type="float">
            <text:p>196,143827003</text:p>
          </table:table-cell>
          <table:table-cell office:value-type="float" office:value="199.745690973" calcext:value-type="float">
            <text:p>199,745690973</text:p>
          </table:table-cell>
          <table:table-cell office:value-type="float" office:value="201.653013033" calcext:value-type="float">
            <text:p>201,653013033</text:p>
          </table:table-cell>
          <table:table-cell office:value-type="float" office:value="199.960940646" calcext:value-type="float">
            <text:p>199,960940646</text:p>
          </table:table-cell>
          <table:table-cell office:value-type="float" office:value="204.71983097" calcext:value-type="float">
            <text:p>204,71983097</text:p>
          </table:table-cell>
          <table:table-cell office:value-type="float" office:value="202.953040871" calcext:value-type="float">
            <text:p>202,953040871</text:p>
          </table:table-cell>
          <table:table-cell office:value-type="float" office:value="202.159466188" calcext:value-type="float">
            <text:p>202,159466188</text:p>
          </table:table-cell>
          <table:table-cell office:value-type="float" office:value="203.4114825" calcext:value-type="float">
            <text:p>203,4114825</text:p>
          </table:table-cell>
          <table:table-cell office:value-type="float" office:value="204.601963353" calcext:value-type="float">
            <text:p>204,601963353</text:p>
          </table:table-cell>
          <table:table-cell office:value-type="float" office:value="204.018105665" calcext:value-type="float">
            <text:p>204,018105665</text:p>
          </table:table-cell>
          <table:table-cell/>
          <table:table-cell table:formula="of:=AVERAGE([.B4:.K4])" office:value-type="float" office:value="201.9367361202" calcext:value-type="float">
            <text:p>201,9367361202</text:p>
          </table:table-cell>
          <table:table-cell table:formula="of:=TRIMMEAN([.B4:.K4];0.2)" office:value-type="float" office:value="202.312962903625" calcext:value-type="float">
            <text:p>202,3129629036</text:p>
          </table:table-cell>
          <table:table-cell/>
          <table:table-cell table:formula="of:=[.M4]-[4CM.M4]" office:value-type="float" office:value="-18.4132231866" calcext:value-type="float">
            <text:p>-18,4132231866</text:p>
          </table:table-cell>
          <table:table-cell table:formula="of:=[.N4]-[4CM.N4]" office:value-type="float" office:value="-18.583844154" calcext:value-type="float">
            <text:p>-18,583844154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88.473332703" calcext:value-type="float">
            <text:p>88,473332703</text:p>
          </table:table-cell>
          <table:table-cell office:value-type="float" office:value="88.799092823" calcext:value-type="float">
            <text:p>88,799092823</text:p>
          </table:table-cell>
          <table:table-cell office:value-type="float" office:value="88.703606082" calcext:value-type="float">
            <text:p>88,703606082</text:p>
          </table:table-cell>
          <table:table-cell office:value-type="float" office:value="87.828590532" calcext:value-type="float">
            <text:p>87,828590532</text:p>
          </table:table-cell>
          <table:table-cell office:value-type="float" office:value="88.513763579" calcext:value-type="float">
            <text:p>88,513763579</text:p>
          </table:table-cell>
          <table:table-cell office:value-type="float" office:value="88.566006529" calcext:value-type="float">
            <text:p>88,566006529</text:p>
          </table:table-cell>
          <table:table-cell office:value-type="float" office:value="90.669458728" calcext:value-type="float">
            <text:p>90,669458728</text:p>
          </table:table-cell>
          <table:table-cell office:value-type="float" office:value="89.780059937" calcext:value-type="float">
            <text:p>89,780059937</text:p>
          </table:table-cell>
          <table:table-cell office:value-type="float" office:value="89.246535967" calcext:value-type="float">
            <text:p>89,246535967</text:p>
          </table:table-cell>
          <table:table-cell office:value-type="float" office:value="89.298254261" calcext:value-type="float">
            <text:p>89,298254261</text:p>
          </table:table-cell>
          <table:table-cell/>
          <table:table-cell table:formula="of:=AVERAGE([.B5:.K5])" office:value-type="float" office:value="88.9878701141" calcext:value-type="float">
            <text:p>88,9878701141</text:p>
          </table:table-cell>
          <table:table-cell table:formula="of:=TRIMMEAN([.B5:.K5];0.2)" office:value-type="float" office:value="88.922581485125" calcext:value-type="float">
            <text:p>88,9225814851</text:p>
          </table:table-cell>
          <table:table-cell/>
          <table:table-cell table:formula="of:=[.M5]-[4CM.M5]" office:value-type="float" office:value="-9.5092335418" calcext:value-type="float">
            <text:p>-9,5092335418</text:p>
          </table:table-cell>
          <table:table-cell table:formula="of:=[.N5]-[4CM.N5]" office:value-type="float" office:value="-9.54528068787499" calcext:value-type="float">
            <text:p>-9,5452806879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9.104498543" calcext:value-type="float">
            <text:p>9,104498543</text:p>
          </table:table-cell>
          <table:table-cell office:value-type="float" office:value="9.170961381" calcext:value-type="float">
            <text:p>9,170961381</text:p>
          </table:table-cell>
          <table:table-cell office:value-type="float" office:value="9.155801898" calcext:value-type="float">
            <text:p>9,155801898</text:p>
          </table:table-cell>
          <table:table-cell office:value-type="float" office:value="9.099099961" calcext:value-type="float">
            <text:p>9,099099961</text:p>
          </table:table-cell>
          <table:table-cell office:value-type="float" office:value="9.111526845" calcext:value-type="float">
            <text:p>9,111526845</text:p>
          </table:table-cell>
          <table:table-cell office:value-type="float" office:value="9.090271642" calcext:value-type="float">
            <text:p>9,090271642</text:p>
          </table:table-cell>
          <table:table-cell office:value-type="float" office:value="9.119344176" calcext:value-type="float">
            <text:p>9,119344176</text:p>
          </table:table-cell>
          <table:table-cell office:value-type="float" office:value="9.081657921" calcext:value-type="float">
            <text:p>9,081657921</text:p>
          </table:table-cell>
          <table:table-cell office:value-type="float" office:value="9.13820415" calcext:value-type="float">
            <text:p>9,13820415</text:p>
          </table:table-cell>
          <table:table-cell office:value-type="float" office:value="9.079844579" calcext:value-type="float">
            <text:p>9,079844579</text:p>
          </table:table-cell>
          <table:table-cell/>
          <table:table-cell table:formula="of:=AVERAGE([.B6:.K6])" office:value-type="float" office:value="9.1151211096" calcext:value-type="float">
            <text:p>9,1151211096</text:p>
          </table:table-cell>
          <table:table-cell table:formula="of:=TRIMMEAN([.B6:.K6];0.2)" office:value-type="float" office:value="9.112550642" calcext:value-type="float">
            <text:p>9,112550642</text:p>
          </table:table-cell>
          <table:table-cell/>
          <table:table-cell table:formula="of:=[.M6]-[4CM.M6]" office:value-type="float" office:value="-17.4053679032" calcext:value-type="float">
            <text:p>-17,4053679032</text:p>
          </table:table-cell>
          <table:table-cell table:formula="of:=[.N6]-[4CM.N6]" office:value-type="float" office:value="-17.359470266125" calcext:value-type="float">
            <text:p>-17,3594702661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 IN ('RJ', 'AM')</text:p>
          </table:table-cell>
          <table:table-cell office:value-type="float" office:value="199.747694051" calcext:value-type="float">
            <text:p>199,747694051</text:p>
          </table:table-cell>
          <table:table-cell office:value-type="float" office:value="201.378577217" calcext:value-type="float">
            <text:p>201,378577217</text:p>
          </table:table-cell>
          <table:table-cell office:value-type="float" office:value="200.629007384" calcext:value-type="float">
            <text:p>200,629007384</text:p>
          </table:table-cell>
          <table:table-cell office:value-type="float" office:value="200.24780009" calcext:value-type="float">
            <text:p>200,24780009</text:p>
          </table:table-cell>
          <table:table-cell office:value-type="float" office:value="198.905713711" calcext:value-type="float">
            <text:p>198,905713711</text:p>
          </table:table-cell>
          <table:table-cell office:value-type="float" office:value="200.211747564" calcext:value-type="float">
            <text:p>200,211747564</text:p>
          </table:table-cell>
          <table:table-cell office:value-type="float" office:value="203.302139365" calcext:value-type="float">
            <text:p>203,302139365</text:p>
          </table:table-cell>
          <table:table-cell office:value-type="float" office:value="201.687070772" calcext:value-type="float">
            <text:p>201,687070772</text:p>
          </table:table-cell>
          <table:table-cell office:value-type="float" office:value="200.332392509" calcext:value-type="float">
            <text:p>200,332392509</text:p>
          </table:table-cell>
          <table:table-cell office:value-type="float" office:value="205.479054811" calcext:value-type="float">
            <text:p>205,479054811</text:p>
          </table:table-cell>
          <table:table-cell/>
          <table:table-cell table:formula="of:=AVERAGE([.B7:.K7])" office:value-type="float" office:value="201.1921197474" calcext:value-type="float">
            <text:p>201,1921197474</text:p>
          </table:table-cell>
          <table:table-cell table:formula="of:=TRIMMEAN([.B7:.K7];0.2)" office:value-type="float" office:value="200.942053619" calcext:value-type="float">
            <text:p>200,942053619</text:p>
          </table:table-cell>
          <table:table-cell/>
          <table:table-cell table:formula="of:=[.M7]-[4CM.M7]" office:value-type="float" office:value="21.1389395307" calcext:value-type="float">
            <text:p>21,1389395307</text:p>
          </table:table-cell>
          <table:table-cell table:formula="of:=[.N7]-[4CM.N7]" office:value-type="float" office:value="20.82999630125" calcext:value-type="float">
            <text:p>20,8299963013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='SP' AND periodo='2016-05-01'</text:p>
          </table:table-cell>
          <table:table-cell office:value-type="float" office:value="10.909452373" calcext:value-type="float">
            <text:p>10,909452373</text:p>
          </table:table-cell>
          <table:table-cell office:value-type="float" office:value="11.801193692" calcext:value-type="float">
            <text:p>11,801193692</text:p>
          </table:table-cell>
          <table:table-cell office:value-type="float" office:value="10.984238023" calcext:value-type="float">
            <text:p>10,984238023</text:p>
          </table:table-cell>
          <table:table-cell office:value-type="float" office:value="11.372767789" calcext:value-type="float">
            <text:p>11,372767789</text:p>
          </table:table-cell>
          <table:table-cell office:value-type="float" office:value="11.234813186" calcext:value-type="float">
            <text:p>11,234813186</text:p>
          </table:table-cell>
          <table:table-cell office:value-type="float" office:value="11.225031708" calcext:value-type="float">
            <text:p>11,225031708</text:p>
          </table:table-cell>
          <table:table-cell office:value-type="float" office:value="10.884488319" calcext:value-type="float">
            <text:p>10,884488319</text:p>
          </table:table-cell>
          <table:table-cell office:value-type="float" office:value="11.617270941" calcext:value-type="float">
            <text:p>11,617270941</text:p>
          </table:table-cell>
          <table:table-cell office:value-type="float" office:value="11.22318289" calcext:value-type="float">
            <text:p>11,22318289</text:p>
          </table:table-cell>
          <table:table-cell office:value-type="float" office:value="11.151823846" calcext:value-type="float">
            <text:p>11,151823846</text:p>
          </table:table-cell>
          <table:table-cell/>
          <table:table-cell table:formula="of:=AVERAGE([.B8:.K8])" office:value-type="float" office:value="11.2404262767" calcext:value-type="float">
            <text:p>11,2404262767</text:p>
          </table:table-cell>
          <table:table-cell table:formula="of:=TRIMMEAN([.B8:.K8];0.2)" office:value-type="float" office:value="11.2148225945" calcext:value-type="float">
            <text:p>11,2148225945</text:p>
          </table:table-cell>
          <table:table-cell/>
          <table:table-cell table:formula="of:=[.M8]-[4CM.M8]" office:value-type="float" office:value="-0.179234517099998" calcext:value-type="float">
            <text:p>-0,1792345171</text:p>
          </table:table-cell>
          <table:table-cell table:formula="of:=[.N8]-[4CM.N8]" office:value-type="float" office:value="-0.223966121250001" calcext:value-type="float">
            <text:p>-0,2239661213</text:p>
          </table:table-cell>
        </table:table-row>
        <table:table-row table:style-name="ro1">
          <table:table-cell office:value-type="string" calcext:value-type="string">
            <text:p>SELECT avg(valor) FROM bolsa_familia.dados WHERE periodo = '2016-01-01' ALLOW FILTERING</text:p>
          </table:table-cell>
          <table:table-cell office:value-type="float" office:value="166.649373611" calcext:value-type="float">
            <text:p>166,649373611</text:p>
          </table:table-cell>
          <table:table-cell office:value-type="float" office:value="165.537759446" calcext:value-type="float">
            <text:p>165,537759446</text:p>
          </table:table-cell>
          <table:table-cell office:value-type="float" office:value="166.828633007" calcext:value-type="float">
            <text:p>166,828633007</text:p>
          </table:table-cell>
          <table:table-cell office:value-type="float" office:value="166.636712991" calcext:value-type="float">
            <text:p>166,636712991</text:p>
          </table:table-cell>
          <table:table-cell office:value-type="float" office:value="166.120147281" calcext:value-type="float">
            <text:p>166,120147281</text:p>
          </table:table-cell>
          <table:table-cell office:value-type="float" office:value="170.247646569" calcext:value-type="float">
            <text:p>170,247646569</text:p>
          </table:table-cell>
          <table:table-cell office:value-type="float" office:value="168.819804567" calcext:value-type="float">
            <text:p>168,819804567</text:p>
          </table:table-cell>
          <table:table-cell office:value-type="float" office:value="169.451216811" calcext:value-type="float">
            <text:p>169,451216811</text:p>
          </table:table-cell>
          <table:table-cell office:value-type="float" office:value="168.480203381" calcext:value-type="float">
            <text:p>168,480203381</text:p>
          </table:table-cell>
          <table:table-cell office:value-type="float" office:value="169.712922321" calcext:value-type="float">
            <text:p>169,712922321</text:p>
          </table:table-cell>
          <table:table-cell/>
          <table:table-cell table:formula="of:=AVERAGE([.B9:.K9])" office:value-type="float" office:value="167.8484419985" calcext:value-type="float">
            <text:p>167,8484419985</text:p>
          </table:table-cell>
          <table:table-cell table:formula="of:=TRIMMEAN([.B9:.K9];0.2)" office:value-type="float" office:value="167.83737674625" calcext:value-type="float">
            <text:p>167,8373767463</text:p>
          </table:table-cell>
          <table:table-cell/>
          <table:table-cell table:formula="of:=[.M9]-[4CM.M9]" office:value-type="float" office:value="13.8416641589" calcext:value-type="float">
            <text:p>13,8416641589</text:p>
          </table:table-cell>
          <table:table-cell table:formula="of:=[.N9]-[4CM.N9]" office:value-type="float" office:value="13.842260364875" calcext:value-type="float">
            <text:p>13,8422603649</text:p>
          </table:table-cell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12255482" calcext:value-type="float">
            <text:p>0,012255482</text:p>
          </table:table-cell>
          <table:table-cell office:value-type="float" office:value="0.002207307" calcext:value-type="float">
            <text:p>0,002207307</text:p>
          </table:table-cell>
          <table:table-cell office:value-type="float" office:value="0.002220816" calcext:value-type="float">
            <text:p>0,002220816</text:p>
          </table:table-cell>
          <table:table-cell office:value-type="float" office:value="0.002263244" calcext:value-type="float">
            <text:p>0,002263244</text:p>
          </table:table-cell>
          <table:table-cell office:value-type="float" office:value="0.002051401" calcext:value-type="float">
            <text:p>0,002051401</text:p>
          </table:table-cell>
          <table:table-cell office:value-type="float" office:value="0.001898203" calcext:value-type="float">
            <text:p>0,001898203</text:p>
          </table:table-cell>
          <table:table-cell office:value-type="float" office:value="0.001824587" calcext:value-type="float">
            <text:p>0,001824587</text:p>
          </table:table-cell>
          <table:table-cell office:value-type="float" office:value="0.002837966" calcext:value-type="float">
            <text:p>0,002837966</text:p>
          </table:table-cell>
          <table:table-cell office:value-type="float" office:value="0.002090758" calcext:value-type="float">
            <text:p>0,002090758</text:p>
          </table:table-cell>
          <table:table-cell office:value-type="float" office:value="0.002388545" calcext:value-type="float">
            <text:p>0,002388545</text:p>
          </table:table-cell>
          <table:table-cell/>
          <table:table-cell table:formula="of:=AVERAGE([.B10:.K10])" office:value-type="float" office:value="0.0032038309" calcext:value-type="float">
            <text:p>0,0032038309</text:p>
          </table:table-cell>
          <table:table-cell table:formula="of:=TRIMMEAN([.B10:.K10];0.2)" office:value-type="float" office:value="0.00224478" calcext:value-type="float">
            <text:p>0,00224478</text:p>
          </table:table-cell>
          <table:table-cell/>
          <table:table-cell table:formula="of:=[.M10]-[4CM.M10]" office:value-type="float" office:value="-0.0024339074" calcext:value-type="float">
            <text:p>-0,0024339074</text:p>
          </table:table-cell>
          <table:table-cell table:formula="of:=[.N10]-[4CM.N10]" office:value-type="float" office:value="-0.001872209125" calcext:value-type="float">
            <text:p>-0,0018722091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28140953" calcext:value-type="float">
            <text:p>0,028140953</text:p>
          </table:table-cell>
          <table:table-cell office:value-type="float" office:value="0.001929882" calcext:value-type="float">
            <text:p>0,001929882</text:p>
          </table:table-cell>
          <table:table-cell office:value-type="float" office:value="0.001905993" calcext:value-type="float">
            <text:p>0,001905993</text:p>
          </table:table-cell>
          <table:table-cell office:value-type="float" office:value="0.002325259" calcext:value-type="float">
            <text:p>0,002325259</text:p>
          </table:table-cell>
          <table:table-cell office:value-type="float" office:value="0.001746727" calcext:value-type="float">
            <text:p>0,001746727</text:p>
          </table:table-cell>
          <table:table-cell office:value-type="float" office:value="0.001673472" calcext:value-type="float">
            <text:p>0,001673472</text:p>
          </table:table-cell>
          <table:table-cell office:value-type="float" office:value="0.001631805" calcext:value-type="float">
            <text:p>0,001631805</text:p>
          </table:table-cell>
          <table:table-cell office:value-type="float" office:value="0.002661287" calcext:value-type="float">
            <text:p>0,002661287</text:p>
          </table:table-cell>
          <table:table-cell office:value-type="float" office:value="0.001798071" calcext:value-type="float">
            <text:p>0,001798071</text:p>
          </table:table-cell>
          <table:table-cell office:value-type="float" office:value="0.00185785" calcext:value-type="float">
            <text:p>0,00185785</text:p>
          </table:table-cell>
          <table:table-cell/>
          <table:table-cell table:formula="of:=AVERAGE([.B11:.K11])" office:value-type="float" office:value="0.0045671299" calcext:value-type="float">
            <text:p>0,0045671299</text:p>
          </table:table-cell>
          <table:table-cell table:formula="of:=TRIMMEAN([.B11:.K11];0.2)" office:value-type="float" office:value="0.001987317625" calcext:value-type="float">
            <text:p>0,0019873176</text:p>
          </table:table-cell>
          <table:table-cell/>
          <table:table-cell table:formula="of:=[.M11]-[4CM.M11]" office:value-type="float" office:value="-0.000755212399999999" calcext:value-type="float">
            <text:p>-0,0007552124</text:p>
          </table:table-cell>
          <table:table-cell table:formula="of:=[.N11]-[4CM.N11]" office:value-type="float" office:value="0.0004929675" calcext:value-type="float">
            <text:p>0,0004929675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11468611" calcext:value-type="float">
            <text:p>0,011468611</text:p>
          </table:table-cell>
          <table:table-cell office:value-type="float" office:value="0.003278006" calcext:value-type="float">
            <text:p>0,003278006</text:p>
          </table:table-cell>
          <table:table-cell office:value-type="float" office:value="0.001075259" calcext:value-type="float">
            <text:p>0,001075259</text:p>
          </table:table-cell>
          <table:table-cell office:value-type="float" office:value="0.003622644" calcext:value-type="float">
            <text:p>0,003622644</text:p>
          </table:table-cell>
          <table:table-cell office:value-type="float" office:value="0.001685053" calcext:value-type="float">
            <text:p>0,001685053</text:p>
          </table:table-cell>
          <table:table-cell table:style-name="ce1" office:value-type="float" office:value="0.00088482" calcext:value-type="float">
            <text:p>8,85E-004</text:p>
          </table:table-cell>
          <table:table-cell table:style-name="ce1" office:value-type="float" office:value="0.00075453" calcext:value-type="float">
            <text:p>7,55E-004</text:p>
          </table:table-cell>
          <table:table-cell office:value-type="float" office:value="0.002169362" calcext:value-type="float">
            <text:p>0,002169362</text:p>
          </table:table-cell>
          <table:table-cell table:style-name="ce1" office:value-type="float" office:value="0.00087362" calcext:value-type="float">
            <text:p>8,74E-004</text:p>
          </table:table-cell>
          <table:table-cell table:style-name="ce1" office:value-type="float" office:value="0.000836481" calcext:value-type="float">
            <text:p>8,36E-004</text:p>
          </table:table-cell>
          <table:table-cell/>
          <table:table-cell table:formula="of:=AVERAGE([.B12:.K12])" office:value-type="float" office:value="0.0026648386" calcext:value-type="float">
            <text:p>0,0026648386</text:p>
          </table:table-cell>
          <table:table-cell table:formula="of:=TRIMMEAN([.B12:.K12];0.2)" office:value-type="float" office:value="0.001803155625" calcext:value-type="float">
            <text:p>0,0018031556</text:p>
          </table:table-cell>
          <table:table-cell/>
          <table:table-cell table:formula="of:=[.M12]-[4CM.M12]" office:value-type="float" office:value="-0.0042012279" calcext:value-type="float">
            <text:p>-0,0042012279</text:p>
          </table:table-cell>
          <table:table-cell table:formula="of:=[.N12]-[4CM.N12]" office:value-type="float" office:value="-0.00191879675" calcext:value-type="float">
            <text:p>-0,0019187968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6984492" calcext:value-type="float">
            <text:p>0,006984492</text:p>
          </table:table-cell>
          <table:table-cell office:value-type="float" office:value="0.003837059" calcext:value-type="float">
            <text:p>0,003837059</text:p>
          </table:table-cell>
          <table:table-cell office:value-type="float" office:value="0.003750062" calcext:value-type="float">
            <text:p>0,003750062</text:p>
          </table:table-cell>
          <table:table-cell office:value-type="float" office:value="0.004158747" calcext:value-type="float">
            <text:p>0,004158747</text:p>
          </table:table-cell>
          <table:table-cell office:value-type="float" office:value="0.003609735" calcext:value-type="float">
            <text:p>0,003609735</text:p>
          </table:table-cell>
          <table:table-cell office:value-type="float" office:value="0.002994441" calcext:value-type="float">
            <text:p>0,002994441</text:p>
          </table:table-cell>
          <table:table-cell office:value-type="float" office:value="0.003332864" calcext:value-type="float">
            <text:p>0,003332864</text:p>
          </table:table-cell>
          <table:table-cell table:style-name="ce1" office:value-type="float" office:value="0.002945541" calcext:value-type="float">
            <text:p>2,95E-003</text:p>
          </table:table-cell>
          <table:table-cell table:style-name="ce1" office:value-type="float" office:value="0.003180229" calcext:value-type="float">
            <text:p>3,18E-003</text:p>
          </table:table-cell>
          <table:table-cell office:value-type="float" office:value="0.002435697" calcext:value-type="float">
            <text:p>0,002435697</text:p>
          </table:table-cell>
          <table:table-cell/>
          <table:table-cell table:formula="of:=AVERAGE([.B13:.K13])" office:value-type="float" office:value="0.0037228867" calcext:value-type="float">
            <text:p>0,0037228867</text:p>
          </table:table-cell>
          <table:table-cell table:formula="of:=TRIMMEAN([.B13:.K13];0.2)" office:value-type="float" office:value="0.00347608475" calcext:value-type="float">
            <text:p>0,0034760848</text:p>
          </table:table-cell>
          <table:table-cell/>
          <table:table-cell table:formula="of:=[.M13]-[4CM.M13]" office:value-type="float" office:value="-0.000617171800000001" calcext:value-type="float">
            <text:p>-0,0006171718</text:p>
          </table:table-cell>
          <table:table-cell table:formula="of:=[.N13]-[4CM.N13]" office:value-type="float" office:value="-0.000205221375" calcext:value-type="float">
            <text:p>-0,0002052214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9261179" calcext:value-type="float">
            <text:p>0,009261179</text:p>
          </table:table-cell>
          <table:table-cell office:value-type="float" office:value="0.002928696" calcext:value-type="float">
            <text:p>0,002928696</text:p>
          </table:table-cell>
          <table:table-cell table:style-name="ce1" office:value-type="float" office:value="0.003147474" calcext:value-type="float">
            <text:p>3,15E-003</text:p>
          </table:table-cell>
          <table:table-cell office:value-type="float" office:value="0.003135344" calcext:value-type="float">
            <text:p>0,003135344</text:p>
          </table:table-cell>
          <table:table-cell office:value-type="float" office:value="0.003477446" calcext:value-type="float">
            <text:p>0,003477446</text:p>
          </table:table-cell>
          <table:table-cell office:value-type="float" office:value="0.003476937" calcext:value-type="float">
            <text:p>0,003476937</text:p>
          </table:table-cell>
          <table:table-cell office:value-type="float" office:value="0.002825561" calcext:value-type="float">
            <text:p>0,002825561</text:p>
          </table:table-cell>
          <table:table-cell table:style-name="ce1" office:value-type="float" office:value="0.003614613" calcext:value-type="float">
            <text:p>3,61E-003</text:p>
          </table:table-cell>
          <table:table-cell table:style-name="ce1" office:value-type="float" office:value="0.003039966" calcext:value-type="float">
            <text:p>3,04E-003</text:p>
          </table:table-cell>
          <table:table-cell office:value-type="float" office:value="0.005947331" calcext:value-type="float">
            <text:p>0,005947331</text:p>
          </table:table-cell>
          <table:table-cell/>
          <table:table-cell table:formula="of:=AVERAGE([.B14:.K14])" office:value-type="float" office:value="0.0040854547" calcext:value-type="float">
            <text:p>0,0040854547</text:p>
          </table:table-cell>
          <table:table-cell table:formula="of:=TRIMMEAN([.B14:.K14];0.2)" office:value-type="float" office:value="0.003595975875" calcext:value-type="float">
            <text:p>0,0035959759</text:p>
          </table:table-cell>
          <table:table-cell/>
          <table:table-cell table:formula="of:=[.M14]-[4CM.M14]" office:value-type="float" office:value="0.0009768597" calcext:value-type="float">
            <text:p>0,0009768597</text:p>
          </table:table-cell>
          <table:table-cell table:formula="of:=[.N14]-[4CM.N14]" office:value-type="float" office:value="0.001149218875" calcext:value-type="float">
            <text:p>0,0011492189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3449212" calcext:value-type="float">
            <text:p>0,003449212</text:p>
          </table:table-cell>
          <table:table-cell office:value-type="float" office:value="0.001982287" calcext:value-type="float">
            <text:p>0,001982287</text:p>
          </table:table-cell>
          <table:table-cell office:value-type="float" office:value="0.001654491" calcext:value-type="float">
            <text:p>0,001654491</text:p>
          </table:table-cell>
          <table:table-cell office:value-type="float" office:value="0.002805585" calcext:value-type="float">
            <text:p>0,002805585</text:p>
          </table:table-cell>
          <table:table-cell office:value-type="float" office:value="0.001193312" calcext:value-type="float">
            <text:p>0,001193312</text:p>
          </table:table-cell>
          <table:table-cell office:value-type="float" office:value="0.001075587" calcext:value-type="float">
            <text:p>0,001075587</text:p>
          </table:table-cell>
          <table:table-cell table:style-name="ce1" office:value-type="float" office:value="0.000951103" calcext:value-type="float">
            <text:p>9,51E-004</text:p>
          </table:table-cell>
          <table:table-cell office:value-type="float" office:value="0.002701509" calcext:value-type="float">
            <text:p>0,002701509</text:p>
          </table:table-cell>
          <table:table-cell table:style-name="ce1" office:value-type="float" office:value="0.00075613" calcext:value-type="float">
            <text:p>7,56E-004</text:p>
          </table:table-cell>
          <table:table-cell table:style-name="ce1" office:value-type="float" office:value="0.000962773" calcext:value-type="float">
            <text:p>9,63E-004</text:p>
          </table:table-cell>
          <table:table-cell/>
          <table:table-cell table:formula="of:=AVERAGE([.B15:.K15])" office:value-type="float" office:value="0.0017531989" calcext:value-type="float">
            <text:p>0,0017531989</text:p>
          </table:table-cell>
          <table:table-cell table:formula="of:=TRIMMEAN([.B15:.K15];0.2)" office:value-type="float" office:value="0.001665830875" calcext:value-type="float">
            <text:p>0,0016658309</text:p>
          </table:table-cell>
          <table:table-cell/>
          <table:table-cell table:formula="of:=[.M15]-[4CM.M15]" office:value-type="float" office:value="-0.00147919" calcext:value-type="float">
            <text:p>-0,00147919</text:p>
          </table:table-cell>
          <table:table-cell table:formula="of:=[.N15]-[4CM.N15]" office:value-type="float" office:value="-0.001444868625" calcext:value-type="float">
            <text:p>-0,0014448686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65274258" calcext:value-type="float">
            <text:p>0,065274258</text:p>
          </table:table-cell>
          <table:table-cell office:value-type="float" office:value="0.00298807" calcext:value-type="float">
            <text:p>0,00298807</text:p>
          </table:table-cell>
          <table:table-cell office:value-type="float" office:value="0.003768392" calcext:value-type="float">
            <text:p>0,003768392</text:p>
          </table:table-cell>
          <table:table-cell office:value-type="float" office:value="0.003939229" calcext:value-type="float">
            <text:p>0,003939229</text:p>
          </table:table-cell>
          <table:table-cell office:value-type="float" office:value="0.003579107" calcext:value-type="float">
            <text:p>0,003579107</text:p>
          </table:table-cell>
          <table:table-cell office:value-type="float" office:value="0.003128299" calcext:value-type="float">
            <text:p>0,003128299</text:p>
          </table:table-cell>
          <table:table-cell office:value-type="float" office:value="0.00449574" calcext:value-type="float">
            <text:p>0,00449574</text:p>
          </table:table-cell>
          <table:table-cell office:value-type="float" office:value="0.003760851" calcext:value-type="float">
            <text:p>0,003760851</text:p>
          </table:table-cell>
          <table:table-cell office:value-type="float" office:value="0.001754099" calcext:value-type="float">
            <text:p>0,001754099</text:p>
          </table:table-cell>
          <table:table-cell office:value-type="float" office:value="0.002370901" calcext:value-type="float">
            <text:p>0,002370901</text:p>
          </table:table-cell>
          <table:table-cell/>
          <table:table-cell table:formula="of:=AVERAGE([.B16:.K16])" office:value-type="float" office:value="0.0095058946" calcext:value-type="float">
            <text:p>0,0095058946</text:p>
          </table:table-cell>
          <table:table-cell table:formula="of:=TRIMMEAN([.B16:.K16];0.2)" office:value-type="float" office:value="0.003503823625" calcext:value-type="float">
            <text:p>0,0035038236</text:p>
          </table:table-cell>
          <table:table-cell/>
          <table:table-cell table:formula="of:=[.M16]-[4CM.M16]" office:value-type="float" office:value="0.0070285114" calcext:value-type="float">
            <text:p>0,0070285114</text:p>
          </table:table-cell>
          <table:table-cell table:formula="of:=[.N16]-[4CM.N16]" office:value-type="float" office:value="0.001904764875" calcext:value-type="float">
            <text:p>0,0019047649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9199694" calcext:value-type="float">
            <text:p>0,009199694</text:p>
          </table:table-cell>
          <table:table-cell office:value-type="float" office:value="0.00462061" calcext:value-type="float">
            <text:p>0,00462061</text:p>
          </table:table-cell>
          <table:table-cell office:value-type="float" office:value="0.003371488" calcext:value-type="float">
            <text:p>0,003371488</text:p>
          </table:table-cell>
          <table:table-cell office:value-type="float" office:value="0.012558599" calcext:value-type="float">
            <text:p>0,012558599</text:p>
          </table:table-cell>
          <table:table-cell office:value-type="float" office:value="0.004170198" calcext:value-type="float">
            <text:p>0,004170198</text:p>
          </table:table-cell>
          <table:table-cell office:value-type="float" office:value="0.003647889" calcext:value-type="float">
            <text:p>0,003647889</text:p>
          </table:table-cell>
          <table:table-cell office:value-type="float" office:value="0.00394326" calcext:value-type="float">
            <text:p>0,00394326</text:p>
          </table:table-cell>
          <table:table-cell office:value-type="float" office:value="0.00431636" calcext:value-type="float">
            <text:p>0,00431636</text:p>
          </table:table-cell>
          <table:table-cell office:value-type="float" office:value="0.003479258" calcext:value-type="float">
            <text:p>0,003479258</text:p>
          </table:table-cell>
          <table:table-cell office:value-type="float" office:value="0.005610466" calcext:value-type="float">
            <text:p>0,005610466</text:p>
          </table:table-cell>
          <table:table-cell/>
          <table:table-cell table:formula="of:=AVERAGE([.B17:.K17])" office:value-type="float" office:value="0.0054917822" calcext:value-type="float">
            <text:p>0,0054917822</text:p>
          </table:table-cell>
          <table:table-cell table:formula="of:=TRIMMEAN([.B17:.K17];0.2)" office:value-type="float" office:value="0.004873466875" calcext:value-type="float">
            <text:p>0,0048734669</text:p>
          </table:table-cell>
          <table:table-cell/>
          <table:table-cell table:formula="of:=[.M17]-[4CM.M17]" office:value-type="float" office:value="0.0015851801" calcext:value-type="float">
            <text:p>0,0015851801</text:p>
          </table:table-cell>
          <table:table-cell table:formula="of:=[.N17]-[4CM.N17]" office:value-type="float" office:value="0.0010871455" calcext:value-type="float">
            <text:p>0,0010871455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2075806" calcext:value-type="float">
            <text:p>0,002075806</text:p>
          </table:table-cell>
          <table:table-cell office:value-type="float" office:value="0.002961914" calcext:value-type="float">
            <text:p>0,002961914</text:p>
          </table:table-cell>
          <table:table-cell office:value-type="float" office:value="0.002886337" calcext:value-type="float">
            <text:p>0,002886337</text:p>
          </table:table-cell>
          <table:table-cell office:value-type="float" office:value="0.002608404" calcext:value-type="float">
            <text:p>0,002608404</text:p>
          </table:table-cell>
          <table:table-cell office:value-type="float" office:value="0.002470209" calcext:value-type="float">
            <text:p>0,002470209</text:p>
          </table:table-cell>
          <table:table-cell office:value-type="float" office:value="0.002053004" calcext:value-type="float">
            <text:p>0,002053004</text:p>
          </table:table-cell>
          <table:table-cell office:value-type="float" office:value="0.002545737" calcext:value-type="float">
            <text:p>0,002545737</text:p>
          </table:table-cell>
          <table:table-cell office:value-type="float" office:value="0.002554183" calcext:value-type="float">
            <text:p>0,002554183</text:p>
          </table:table-cell>
          <table:table-cell office:value-type="float" office:value="0.001674005" calcext:value-type="float">
            <text:p>0,001674005</text:p>
          </table:table-cell>
          <table:table-cell office:value-type="float" office:value="0.001783398" calcext:value-type="float">
            <text:p>0,001783398</text:p>
          </table:table-cell>
          <table:table-cell/>
          <table:table-cell table:formula="of:=AVERAGE([.B18:.K18])" office:value-type="float" office:value="0.0023612997" calcext:value-type="float">
            <text:p>0,0023612997</text:p>
          </table:table-cell>
          <table:table-cell table:formula="of:=TRIMMEAN([.B18:.K18];0.2)" office:value-type="float" office:value="0.00237213475" calcext:value-type="float">
            <text:p>0,0023721348</text:p>
          </table:table-cell>
          <table:table-cell/>
          <table:table-cell table:formula="of:=[.M18]-[4CM.M18]" office:value-type="float" office:value="-0.0012453711" calcext:value-type="float">
            <text:p>-0,0012453711</text:p>
          </table:table-cell>
          <table:table-cell table:formula="of:=[.N18]-[4CM.N18]" office:value-type="float" office:value="-0.000520293375" calcext:value-type="float">
            <text:p>-0,0005202934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table:style-name="ce1" office:value-type="float" office:value="0.002043377" calcext:value-type="float">
            <text:p>2,04E-003</text:p>
          </table:table-cell>
          <table:table-cell table:style-name="ce1" office:value-type="float" office:value="0.002262248" calcext:value-type="float">
            <text:p>2,26E-003</text:p>
          </table:table-cell>
          <table:table-cell office:value-type="float" office:value="0.00188808" calcext:value-type="float">
            <text:p>0,00188808</text:p>
          </table:table-cell>
          <table:table-cell table:style-name="ce1" office:value-type="float" office:value="0.00163179" calcext:value-type="float">
            <text:p>1,63E-003</text:p>
          </table:table-cell>
          <table:table-cell table:style-name="ce1" office:value-type="float" office:value="0.00162991" calcext:value-type="float">
            <text:p>1,63E-003</text:p>
          </table:table-cell>
          <table:table-cell office:value-type="float" office:value="0.001846696" calcext:value-type="float">
            <text:p>0,001846696</text:p>
          </table:table-cell>
          <table:table-cell table:style-name="ce1" office:value-type="float" office:value="0.002038682" calcext:value-type="float">
            <text:p>2,04E-003</text:p>
          </table:table-cell>
          <table:table-cell table:style-name="ce1" office:value-type="float" office:value="0.002056211" calcext:value-type="float">
            <text:p>2,06E-003</text:p>
          </table:table-cell>
          <table:table-cell table:style-name="ce1" office:value-type="float" office:value="0.001684054" calcext:value-type="float">
            <text:p>1,68E-003</text:p>
          </table:table-cell>
          <table:table-cell table:style-name="ce1" office:value-type="float" office:value="0.001721881" calcext:value-type="float">
            <text:p>1,72E-003</text:p>
          </table:table-cell>
          <table:table-cell/>
          <table:table-cell table:style-name="ce1" table:formula="of:=AVERAGE([.B19:.K19])" office:value-type="float" office:value="0.0018802929" calcext:value-type="float">
            <text:p>1,88E-003</text:p>
          </table:table-cell>
          <table:table-cell table:formula="of:=TRIMMEAN([.B19:.K19];0.2)" office:value-type="float" office:value="0.001863846375" calcext:value-type="float">
            <text:p>0,0018638464</text:p>
          </table:table-cell>
          <table:table-cell/>
          <table:table-cell table:formula="of:=[.M19]-[4CM.M19]" office:value-type="float" office:value="0.0011133296" calcext:value-type="float">
            <text:p>0,0011133296</text:p>
          </table:table-cell>
          <table:table-cell table:formula="of:=[.N19]-[4CM.N19]" office:value-type="float" office:value="0.001087612375" calcext:value-type="float">
            <text:p>0,0010876124</text:p>
          </table:table-cell>
        </table:table-row>
        <table:table-row table:style-name="ro1">
          <table:table-cell office:value-type="string" calcext:value-type="string">
            <text:p>SELECT count(*) FROM dados WHERE uf = 'AC' AND periodo = '2016-02-01' AND valor &lt; 150</text:p>
          </table:table-cell>
          <table:table-cell office:value-type="float" office:value="0.21314835" calcext:value-type="float">
            <text:p>0,21314835</text:p>
          </table:table-cell>
          <table:table-cell office:value-type="float" office:value="0.234305006" calcext:value-type="float">
            <text:p>0,234305006</text:p>
          </table:table-cell>
          <table:table-cell office:value-type="float" office:value="0.213064149" calcext:value-type="float">
            <text:p>0,213064149</text:p>
          </table:table-cell>
          <table:table-cell office:value-type="float" office:value="0.22290483" calcext:value-type="float">
            <text:p>0,22290483</text:p>
          </table:table-cell>
          <table:table-cell office:value-type="float" office:value="0.257533989" calcext:value-type="float">
            <text:p>0,257533989</text:p>
          </table:table-cell>
          <table:table-cell office:value-type="float" office:value="0.222772728" calcext:value-type="float">
            <text:p>0,222772728</text:p>
          </table:table-cell>
          <table:table-cell office:value-type="float" office:value="0.214468804" calcext:value-type="float">
            <text:p>0,214468804</text:p>
          </table:table-cell>
          <table:table-cell office:value-type="float" office:value="0.21270072" calcext:value-type="float">
            <text:p>0,21270072</text:p>
          </table:table-cell>
          <table:table-cell office:value-type="float" office:value="0.214890427" calcext:value-type="float">
            <text:p>0,214890427</text:p>
          </table:table-cell>
          <table:table-cell office:value-type="float" office:value="0.212592115" calcext:value-type="float">
            <text:p>0,212592115</text:p>
          </table:table-cell>
          <table:table-cell/>
          <table:table-cell table:formula="of:=AVERAGE([.B20:.K20])" office:value-type="float" office:value="0.2218381118" calcext:value-type="float">
            <text:p>0,2218381118</text:p>
          </table:table-cell>
          <table:table-cell table:formula="of:=TRIMMEAN([.B20:.K20];0.2)" office:value-type="float" office:value="0.21853187675" calcext:value-type="float">
            <text:p>0,2185318768</text:p>
          </table:table-cell>
          <table:table-cell/>
          <table:table-cell table:formula="of:=[.M20]-[4CM.M20]" office:value-type="float" office:value="-0.0130945518" calcext:value-type="float">
            <text:p>-0,0130945518</text:p>
          </table:table-cell>
          <table:table-cell table:formula="of:=[.N20]-[4CM.N20]" office:value-type="float" office:value="-0.01482841875" calcext:value-type="float">
            <text:p>-0,014828418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Agregações</text:p>
          </table:table-cell>
          <table:table-cell table:formula="of:=SUM([.M2:.M7])" office:value-type="float" office:value="520.6505126202" calcext:value-type="float">
            <text:p>520,6505126202</text:p>
          </table:table-cell>
          <table:table-cell table:formula="of:=SUM([.N2:.N7])" office:value-type="float" office:value="520.684808085125" calcext:value-type="float">
            <text:p>520,684808085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Busca</text:p>
          </table:table-cell>
          <table:table-cell table:style-name="ce1" table:formula="of:=SUM([.M10:.M19])" office:value-type="float" office:value="0.0392366091" calcext:value-type="float">
            <text:p>3,92E-002</text:p>
          </table:table-cell>
          <table:table-cell table:formula="of:=SUM([.N10:.N19])" office:value-type="float" office:value="0.027386416375" calcext:value-type="float">
            <text:p>0,0273864164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Média</text:p>
          </table:table-cell>
          <table:table-cell table:number-columns-repeated="2"/>
          <table:table-cell office:value-type="string" calcext:value-type="string">
            <text:p>Dif</text:p>
          </table:table-cell>
          <table:table-cell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2.665052732" calcext:value-type="float">
            <text:p>12,665052732</text:p>
          </table:table-cell>
          <table:table-cell office:value-type="float" office:value="14.56918871" calcext:value-type="float">
            <text:p>14,56918871</text:p>
          </table:table-cell>
          <table:table-cell office:value-type="float" office:value="13.915472715" calcext:value-type="float">
            <text:p>13,915472715</text:p>
          </table:table-cell>
          <table:table-cell office:value-type="float" office:value="15.19241737" calcext:value-type="float">
            <text:p>15,19241737</text:p>
          </table:table-cell>
          <table:table-cell office:value-type="float" office:value="14.235577726" calcext:value-type="float">
            <text:p>14,235577726</text:p>
          </table:table-cell>
          <table:table-cell office:value-type="float" office:value="14.348257161" calcext:value-type="float">
            <text:p>14,348257161</text:p>
          </table:table-cell>
          <table:table-cell office:value-type="float" office:value="15.210796225" calcext:value-type="float">
            <text:p>15,210796225</text:p>
          </table:table-cell>
          <table:table-cell office:value-type="float" office:value="15.70147694" calcext:value-type="float">
            <text:p>15,70147694</text:p>
          </table:table-cell>
          <table:table-cell office:value-type="float" office:value="14.887851768" calcext:value-type="float">
            <text:p>14,887851768</text:p>
          </table:table-cell>
          <table:table-cell office:value-type="float" office:value="14.976558047" calcext:value-type="float">
            <text:p>14,976558047</text:p>
          </table:table-cell>
          <table:table-cell/>
          <table:table-cell table:formula="of:=AVERAGE([.B27:.K27])" office:value-type="float" office:value="14.5702649394" calcext:value-type="float">
            <text:p>14,5702649394</text:p>
          </table:table-cell>
          <table:table-cell table:formula="of:=TRIMMEAN([.B27:.K27];0.2)" office:value-type="float" office:value="14.66701496525" calcext:value-type="float">
            <text:p>14,6670149653</text:p>
          </table:table-cell>
          <table:table-cell/>
          <table:table-cell table:formula="of:=[.M27]-[4CM.M27]" office:value-type="float" office:value="-0.485682645200001" calcext:value-type="float">
            <text:p>-0,4856826452</text:p>
          </table:table-cell>
          <table:table-cell table:formula="of:=[.N27]-[4CM.N27]" office:value-type="float" office:value="-0.333622255625" calcext:value-type="float">
            <text:p>-0,3336222556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12.19453659" calcext:value-type="float">
            <text:p>12,19453659</text:p>
          </table:table-cell>
          <table:table-cell office:value-type="float" office:value="12.134121087" calcext:value-type="float">
            <text:p>12,134121087</text:p>
          </table:table-cell>
          <table:table-cell office:value-type="float" office:value="13.512838726" calcext:value-type="float">
            <text:p>13,512838726</text:p>
          </table:table-cell>
          <table:table-cell office:value-type="float" office:value="12.61690682" calcext:value-type="float">
            <text:p>12,61690682</text:p>
          </table:table-cell>
          <table:table-cell office:value-type="float" office:value="12.565730026" calcext:value-type="float">
            <text:p>12,565730026</text:p>
          </table:table-cell>
          <table:table-cell office:value-type="float" office:value="13.612009874" calcext:value-type="float">
            <text:p>13,612009874</text:p>
          </table:table-cell>
          <table:table-cell office:value-type="float" office:value="12.686142971" calcext:value-type="float">
            <text:p>12,686142971</text:p>
          </table:table-cell>
          <table:table-cell office:value-type="float" office:value="12.981510603" calcext:value-type="float">
            <text:p>12,981510603</text:p>
          </table:table-cell>
          <table:table-cell office:value-type="float" office:value="12.616575486" calcext:value-type="float">
            <text:p>12,616575486</text:p>
          </table:table-cell>
          <table:table-cell office:value-type="float" office:value="12.750445259" calcext:value-type="float">
            <text:p>12,750445259</text:p>
          </table:table-cell>
          <table:table-cell/>
          <table:table-cell table:formula="of:=AVERAGE([.B28:.K28])" office:value-type="float" office:value="12.7670817442" calcext:value-type="float">
            <text:p>12,7670817442</text:p>
          </table:table-cell>
          <table:table-cell table:formula="of:=TRIMMEAN([.B28:.K28];0.2)" office:value-type="float" office:value="12.740585810125" calcext:value-type="float">
            <text:p>12,7405858101</text:p>
          </table:table-cell>
          <table:table-cell/>
          <table:table-cell table:formula="of:=[.M28]-[4CM.M28]" office:value-type="float" office:value="-1.3876545305" calcext:value-type="float">
            <text:p>-1,3876545305</text:p>
          </table:table-cell>
          <table:table-cell table:formula="of:=[.N28]-[4CM.N28]" office:value-type="float" office:value="-1.4153528275" calcext:value-type="float">
            <text:p>-1,4153528275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78.606444166" calcext:value-type="float">
            <text:p>78,606444166</text:p>
          </table:table-cell>
          <table:table-cell office:value-type="float" office:value="78.644253988" calcext:value-type="float">
            <text:p>78,644253988</text:p>
          </table:table-cell>
          <table:table-cell office:value-type="float" office:value="78.310863064" calcext:value-type="float">
            <text:p>78,310863064</text:p>
          </table:table-cell>
          <table:table-cell office:value-type="float" office:value="82.044354835" calcext:value-type="float">
            <text:p>82,044354835</text:p>
          </table:table-cell>
          <table:table-cell office:value-type="float" office:value="82.31626268" calcext:value-type="float">
            <text:p>82,31626268</text:p>
          </table:table-cell>
          <table:table-cell office:value-type="float" office:value="82.375512929" calcext:value-type="float">
            <text:p>82,375512929</text:p>
          </table:table-cell>
          <table:table-cell office:value-type="float" office:value="82.099820986" calcext:value-type="float">
            <text:p>82,099820986</text:p>
          </table:table-cell>
          <table:table-cell office:value-type="float" office:value="82.258221242" calcext:value-type="float">
            <text:p>82,258221242</text:p>
          </table:table-cell>
          <table:table-cell office:value-type="float" office:value="81.917011506" calcext:value-type="float">
            <text:p>81,917011506</text:p>
          </table:table-cell>
          <table:table-cell office:value-type="float" office:value="82.078925718" calcext:value-type="float">
            <text:p>82,078925718</text:p>
          </table:table-cell>
          <table:table-cell/>
          <table:table-cell table:formula="of:=AVERAGE([.B29:.K29])" office:value-type="float" office:value="81.0651671114" calcext:value-type="float">
            <text:p>81,0651671114</text:p>
          </table:table-cell>
          <table:table-cell table:formula="of:=TRIMMEAN([.B29:.K29];0.2)" office:value-type="float" office:value="81.245661890125" calcext:value-type="float">
            <text:p>81,2456618901</text:p>
          </table:table-cell>
          <table:table-cell/>
          <table:table-cell table:formula="of:=[.M29]-[4CM.M29]" office:value-type="float" office:value="-161.7173671804" calcext:value-type="float">
            <text:p>-161,7173671804</text:p>
          </table:table-cell>
          <table:table-cell table:formula="of:=[.N29]-[4CM.N29]" office:value-type="float" office:value="-161.824572585125" calcext:value-type="float">
            <text:p>-161,8245725851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101.010612398" calcext:value-type="float">
            <text:p>101,010612398</text:p>
          </table:table-cell>
          <table:table-cell office:value-type="float" office:value="97.436335795" calcext:value-type="float">
            <text:p>97,436335795</text:p>
          </table:table-cell>
          <table:table-cell office:value-type="float" office:value="99.304471957" calcext:value-type="float">
            <text:p>99,304471957</text:p>
          </table:table-cell>
          <table:table-cell office:value-type="float" office:value="101.567840141" calcext:value-type="float">
            <text:p>101,567840141</text:p>
          </table:table-cell>
          <table:table-cell office:value-type="float" office:value="102.033826229" calcext:value-type="float">
            <text:p>102,033826229</text:p>
          </table:table-cell>
          <table:table-cell office:value-type="float" office:value="100.151570188" calcext:value-type="float">
            <text:p>100,151570188</text:p>
          </table:table-cell>
          <table:table-cell office:value-type="float" office:value="99.702235596" calcext:value-type="float">
            <text:p>99,702235596</text:p>
          </table:table-cell>
          <table:table-cell office:value-type="float" office:value="101.415175993" calcext:value-type="float">
            <text:p>101,415175993</text:p>
          </table:table-cell>
          <table:table-cell office:value-type="float" office:value="101.462029421" calcext:value-type="float">
            <text:p>101,462029421</text:p>
          </table:table-cell>
          <table:table-cell office:value-type="float" office:value="100.370114037" calcext:value-type="float">
            <text:p>100,370114037</text:p>
          </table:table-cell>
          <table:table-cell/>
          <table:table-cell table:formula="of:=AVERAGE([.B30:.K30])" office:value-type="float" office:value="100.4454211755" calcext:value-type="float">
            <text:p>100,4454211755</text:p>
          </table:table-cell>
          <table:table-cell table:formula="of:=TRIMMEAN([.B30:.K30];0.2)" office:value-type="float" office:value="100.623006216375" calcext:value-type="float">
            <text:p>100,6230062164</text:p>
          </table:table-cell>
          <table:table-cell/>
          <table:table-cell table:formula="of:=[.M30]-[4CM.M30]" office:value-type="float" office:value="-2.53016095039997" calcext:value-type="float">
            <text:p>-2,5301609504</text:p>
          </table:table-cell>
          <table:table-cell table:formula="of:=[.N30]-[4CM.N30]" office:value-type="float" office:value="-2.23397596762497" calcext:value-type="float">
            <text:p>-2,2339759676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7.088807064" calcext:value-type="float">
            <text:p>27,088807064</text:p>
          </table:table-cell>
          <table:table-cell office:value-type="float" office:value="26.902108534" calcext:value-type="float">
            <text:p>26,902108534</text:p>
          </table:table-cell>
          <table:table-cell office:value-type="float" office:value="27.001272957" calcext:value-type="float">
            <text:p>27,001272957</text:p>
          </table:table-cell>
          <table:table-cell office:value-type="float" office:value="27.890917802" calcext:value-type="float">
            <text:p>27,890917802</text:p>
          </table:table-cell>
          <table:table-cell office:value-type="float" office:value="26.580405375" calcext:value-type="float">
            <text:p>26,580405375</text:p>
          </table:table-cell>
          <table:table-cell office:value-type="float" office:value="27.177491722" calcext:value-type="float">
            <text:p>27,177491722</text:p>
          </table:table-cell>
          <table:table-cell office:value-type="float" office:value="28.325044424" calcext:value-type="float">
            <text:p>28,325044424</text:p>
          </table:table-cell>
          <table:table-cell office:value-type="float" office:value="28.038504613" calcext:value-type="float">
            <text:p>28,038504613</text:p>
          </table:table-cell>
          <table:table-cell office:value-type="float" office:value="27.643494577" calcext:value-type="float">
            <text:p>27,643494577</text:p>
          </table:table-cell>
          <table:table-cell office:value-type="float" office:value="28.827293615" calcext:value-type="float">
            <text:p>28,827293615</text:p>
          </table:table-cell>
          <table:table-cell/>
          <table:table-cell table:formula="of:=AVERAGE([.B31:.K31])" office:value-type="float" office:value="27.5475340683" calcext:value-type="float">
            <text:p>27,5475340683</text:p>
          </table:table-cell>
          <table:table-cell table:formula="of:=TRIMMEAN([.B31:.K31];0.2)" office:value-type="float" office:value="27.508455211625" calcext:value-type="float">
            <text:p>27,5084552116</text:p>
          </table:table-cell>
          <table:table-cell/>
          <table:table-cell table:formula="of:=[.M31]-[4CM.M31]" office:value-type="float" office:value="-1.2864072548" calcext:value-type="float">
            <text:p>-1,2864072548</text:p>
          </table:table-cell>
          <table:table-cell table:formula="of:=[.N31]-[4CM.N31]" office:value-type="float" office:value="-1.313388299875" calcext:value-type="float">
            <text:p>-1,3133882999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 IN ('RJ', 'AM')</text:p>
          </table:table-cell>
          <table:table-cell office:value-type="float" office:value="231.162344923" calcext:value-type="float">
            <text:p>231,162344923</text:p>
          </table:table-cell>
          <table:table-cell office:value-type="float" office:value="232.344495929" calcext:value-type="float">
            <text:p>232,344495929</text:p>
          </table:table-cell>
          <table:table-cell office:value-type="float" office:value="231.025903062" calcext:value-type="float">
            <text:p>231,025903062</text:p>
          </table:table-cell>
          <table:table-cell office:value-type="float" office:value="239.365361958" calcext:value-type="float">
            <text:p>239,365361958</text:p>
          </table:table-cell>
          <table:table-cell office:value-type="float" office:value="230.504266112" calcext:value-type="float">
            <text:p>230,504266112</text:p>
          </table:table-cell>
          <table:table-cell office:value-type="float" office:value="232.828673836" calcext:value-type="float">
            <text:p>232,828673836</text:p>
          </table:table-cell>
          <table:table-cell office:value-type="float" office:value="234.727518924" calcext:value-type="float">
            <text:p>234,727518924</text:p>
          </table:table-cell>
          <table:table-cell office:value-type="float" office:value="232.897623173" calcext:value-type="float">
            <text:p>232,897623173</text:p>
          </table:table-cell>
          <table:table-cell office:value-type="float" office:value="241.200964164" calcext:value-type="float">
            <text:p>241,200964164</text:p>
          </table:table-cell>
          <table:table-cell office:value-type="float" office:value="239.08471561" calcext:value-type="float">
            <text:p>239,08471561</text:p>
          </table:table-cell>
          <table:table-cell/>
          <table:table-cell table:formula="of:=AVERAGE([.B32:.K32])" office:value-type="float" office:value="234.5141867691" calcext:value-type="float">
            <text:p>234,5141867691</text:p>
          </table:table-cell>
          <table:table-cell table:formula="of:=TRIMMEAN([.B32:.K32];0.2)" office:value-type="float" office:value="234.179579676875" calcext:value-type="float">
            <text:p>234,1795796769</text:p>
          </table:table-cell>
          <table:table-cell/>
          <table:table-cell table:formula="of:=[.M32]-[4CM.M32]" office:value-type="float" office:value="42.0192084371" calcext:value-type="float">
            <text:p>42,0192084371</text:p>
          </table:table-cell>
          <table:table-cell table:formula="of:=[.N32]-[4CM.N32]" office:value-type="float" office:value="41.728709951125" calcext:value-type="float">
            <text:p>41,7287099511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='SP' AND periodo='2016-05-01'</text:p>
          </table:table-cell>
          <table:table-cell office:value-type="float" office:value="12.685390609" calcext:value-type="float">
            <text:p>12,685390609</text:p>
          </table:table-cell>
          <table:table-cell office:value-type="float" office:value="11.80615547" calcext:value-type="float">
            <text:p>11,80615547</text:p>
          </table:table-cell>
          <table:table-cell office:value-type="float" office:value="12.021915935" calcext:value-type="float">
            <text:p>12,021915935</text:p>
          </table:table-cell>
          <table:table-cell office:value-type="float" office:value="11.885204938" calcext:value-type="float">
            <text:p>11,885204938</text:p>
          </table:table-cell>
          <table:table-cell office:value-type="float" office:value="11.369969792" calcext:value-type="float">
            <text:p>11,369969792</text:p>
          </table:table-cell>
          <table:table-cell office:value-type="float" office:value="11.151569788" calcext:value-type="float">
            <text:p>11,151569788</text:p>
          </table:table-cell>
          <table:table-cell office:value-type="float" office:value="11.641295255" calcext:value-type="float">
            <text:p>11,641295255</text:p>
          </table:table-cell>
          <table:table-cell office:value-type="float" office:value="11.640653678" calcext:value-type="float">
            <text:p>11,640653678</text:p>
          </table:table-cell>
          <table:table-cell office:value-type="float" office:value="12.002194567" calcext:value-type="float">
            <text:p>12,002194567</text:p>
          </table:table-cell>
          <table:table-cell office:value-type="float" office:value="12.094753279" calcext:value-type="float">
            <text:p>12,094753279</text:p>
          </table:table-cell>
          <table:table-cell/>
          <table:table-cell table:formula="of:=AVERAGE([.B33:.K33])" office:value-type="float" office:value="11.8299103311" calcext:value-type="float">
            <text:p>11,8299103311</text:p>
          </table:table-cell>
          <table:table-cell table:formula="of:=TRIMMEAN([.B33:.K33];0.2)" office:value-type="float" office:value="11.80776786425" calcext:value-type="float">
            <text:p>11,8077678643</text:p>
          </table:table-cell>
          <table:table-cell/>
          <table:table-cell table:formula="of:=[.M33]-[4CM.M33]" office:value-type="float" office:value="-0.6524077492" calcext:value-type="float">
            <text:p>-0,6524077492</text:p>
          </table:table-cell>
          <table:table-cell table:formula="of:=[.N33]-[4CM.N33]" office:value-type="float" office:value="-0.684041704125001" calcext:value-type="float">
            <text:p>-0,6840417041</text:p>
          </table:table-cell>
        </table:table-row>
        <table:table-row table:style-name="ro1">
          <table:table-cell office:value-type="string" calcext:value-type="string">
            <text:p>SELECT avg(valor) FROM bolsa_familia.dados WHERE periodo = '2016-01-01' ALLOW FILTERING</text:p>
          </table:table-cell>
          <table:table-cell office:value-type="float" office:value="175.911310391" calcext:value-type="float">
            <text:p>175,911310391</text:p>
          </table:table-cell>
          <table:table-cell office:value-type="float" office:value="176.85065093" calcext:value-type="float">
            <text:p>176,85065093</text:p>
          </table:table-cell>
          <table:table-cell office:value-type="float" office:value="177.717371044" calcext:value-type="float">
            <text:p>177,717371044</text:p>
          </table:table-cell>
          <table:table-cell office:value-type="float" office:value="179.763401704" calcext:value-type="float">
            <text:p>179,763401704</text:p>
          </table:table-cell>
          <table:table-cell office:value-type="float" office:value="178.794241591" calcext:value-type="float">
            <text:p>178,794241591</text:p>
          </table:table-cell>
          <table:table-cell office:value-type="float" office:value="178.577881444" calcext:value-type="float">
            <text:p>178,577881444</text:p>
          </table:table-cell>
          <table:table-cell office:value-type="float" office:value="182.239302578" calcext:value-type="float">
            <text:p>182,239302578</text:p>
          </table:table-cell>
          <table:table-cell office:value-type="float" office:value="179.407890132" calcext:value-type="float">
            <text:p>179,407890132</text:p>
          </table:table-cell>
          <table:table-cell office:value-type="float" office:value="180.532895716" calcext:value-type="float">
            <text:p>180,532895716</text:p>
          </table:table-cell>
          <table:table-cell office:value-type="float" office:value="181.14927197" calcext:value-type="float">
            <text:p>181,14927197</text:p>
          </table:table-cell>
          <table:table-cell/>
          <table:table-cell table:formula="of:=AVERAGE([.B34:.K34])" office:value-type="float" office:value="179.09442175" calcext:value-type="float">
            <text:p>179,09442175</text:p>
          </table:table-cell>
          <table:table-cell table:formula="of:=TRIMMEAN([.B34:.K34];0.2)" office:value-type="float" office:value="179.099200566375" calcext:value-type="float">
            <text:p>179,0992005664</text:p>
          </table:table-cell>
          <table:table-cell/>
          <table:table-cell table:formula="of:=[.M34]-[4CM.M34]" office:value-type="float" office:value="-3.77202866460001" calcext:value-type="float">
            <text:p>-3,7720286646</text:p>
          </table:table-cell>
          <table:table-cell table:formula="of:=[.N34]-[4CM.N34]" office:value-type="float" office:value="-3.71180011875001" calcext:value-type="float">
            <text:p>-3,7118001188</text:p>
          </table:table-cell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30238494" calcext:value-type="float">
            <text:p>0,030238494</text:p>
          </table:table-cell>
          <table:table-cell office:value-type="float" office:value="0.005622647" calcext:value-type="float">
            <text:p>0,005622647</text:p>
          </table:table-cell>
          <table:table-cell office:value-type="float" office:value="0.006780829" calcext:value-type="float">
            <text:p>0,006780829</text:p>
          </table:table-cell>
          <table:table-cell office:value-type="float" office:value="0.003843324" calcext:value-type="float">
            <text:p>0,003843324</text:p>
          </table:table-cell>
          <table:table-cell office:value-type="float" office:value="0.00462665" calcext:value-type="float">
            <text:p>0,00462665</text:p>
          </table:table-cell>
          <table:table-cell office:value-type="float" office:value="0.004471745" calcext:value-type="float">
            <text:p>0,004471745</text:p>
          </table:table-cell>
          <table:table-cell office:value-type="float" office:value="0.003592028" calcext:value-type="float">
            <text:p>0,003592028</text:p>
          </table:table-cell>
          <table:table-cell office:value-type="float" office:value="0.004430092" calcext:value-type="float">
            <text:p>0,004430092</text:p>
          </table:table-cell>
          <table:table-cell office:value-type="float" office:value="0.003730702" calcext:value-type="float">
            <text:p>0,003730702</text:p>
          </table:table-cell>
          <table:table-cell office:value-type="float" office:value="0.004740353" calcext:value-type="float">
            <text:p>0,004740353</text:p>
          </table:table-cell>
          <table:table-cell/>
          <table:table-cell table:formula="of:=AVERAGE([.B35:.K35])" office:value-type="float" office:value="0.0072076864" calcext:value-type="float">
            <text:p>0,0072076864</text:p>
          </table:table-cell>
          <table:table-cell table:formula="of:=TRIMMEAN([.B35:.K35];0.2)" office:value-type="float" office:value="0.00478079275" calcext:value-type="float">
            <text:p>0,0047807928</text:p>
          </table:table-cell>
          <table:table-cell/>
          <table:table-cell table:formula="of:=[.M35]-[4CM.M35]" office:value-type="float" office:value="0.0026256379" calcext:value-type="float">
            <text:p>0,0026256379</text:p>
          </table:table-cell>
          <table:table-cell table:formula="of:=[.N35]-[4CM.N35]" office:value-type="float" office:value="0.001755684625" calcext:value-type="float">
            <text:p>0,0017556846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26610368" calcext:value-type="float">
            <text:p>0,026610368</text:p>
          </table:table-cell>
          <table:table-cell office:value-type="float" office:value="0.004461987" calcext:value-type="float">
            <text:p>0,004461987</text:p>
          </table:table-cell>
          <table:table-cell office:value-type="float" office:value="0.003683412" calcext:value-type="float">
            <text:p>0,003683412</text:p>
          </table:table-cell>
          <table:table-cell office:value-type="float" office:value="0.001989328" calcext:value-type="float">
            <text:p>0,001989328</text:p>
          </table:table-cell>
          <table:table-cell office:value-type="float" office:value="0.002793104" calcext:value-type="float">
            <text:p>0,002793104</text:p>
          </table:table-cell>
          <table:table-cell office:value-type="float" office:value="0.002436956" calcext:value-type="float">
            <text:p>0,002436956</text:p>
          </table:table-cell>
          <table:table-cell office:value-type="float" office:value="0.001835044" calcext:value-type="float">
            <text:p>0,001835044</text:p>
          </table:table-cell>
          <table:table-cell office:value-type="float" office:value="0.002252577" calcext:value-type="float">
            <text:p>0,002252577</text:p>
          </table:table-cell>
          <table:table-cell office:value-type="float" office:value="0.00196145" calcext:value-type="float">
            <text:p>0,00196145</text:p>
          </table:table-cell>
          <table:table-cell office:value-type="float" office:value="0.002594167" calcext:value-type="float">
            <text:p>0,002594167</text:p>
          </table:table-cell>
          <table:table-cell/>
          <table:table-cell table:formula="of:=AVERAGE([.B36:.K36])" office:value-type="float" office:value="0.0050618393" calcext:value-type="float">
            <text:p>0,0050618393</text:p>
          </table:table-cell>
          <table:table-cell table:formula="of:=TRIMMEAN([.B36:.K36];0.2)" office:value-type="float" office:value="0.002771622625" calcext:value-type="float">
            <text:p>0,0027716226</text:p>
          </table:table-cell>
          <table:table-cell/>
          <table:table-cell table:formula="of:=[.M36]-[4CM.M36]" office:value-type="float" office:value="-0.0069736165" calcext:value-type="float">
            <text:p>-0,0069736165</text:p>
          </table:table-cell>
          <table:table-cell table:formula="of:=[.N36]-[4CM.N36]" office:value-type="float" office:value="-0.000989544375" calcext:value-type="float">
            <text:p>-0,0009895444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12576578" calcext:value-type="float">
            <text:p>0,012576578</text:p>
          </table:table-cell>
          <table:table-cell office:value-type="float" office:value="0.00799299" calcext:value-type="float">
            <text:p>0,00799299</text:p>
          </table:table-cell>
          <table:table-cell office:value-type="float" office:value="0.003220313" calcext:value-type="float">
            <text:p>0,003220313</text:p>
          </table:table-cell>
          <table:table-cell office:value-type="float" office:value="0.001060171" calcext:value-type="float">
            <text:p>0,001060171</text:p>
          </table:table-cell>
          <table:table-cell office:value-type="float" office:value="0.002669702" calcext:value-type="float">
            <text:p>0,002669702</text:p>
          </table:table-cell>
          <table:table-cell office:value-type="float" office:value="0.001636164" calcext:value-type="float">
            <text:p>0,001636164</text:p>
          </table:table-cell>
          <table:table-cell office:value-type="float" office:value="0.001257318" calcext:value-type="float">
            <text:p>0,001257318</text:p>
          </table:table-cell>
          <table:table-cell office:value-type="float" office:value="0.001716347" calcext:value-type="float">
            <text:p>0,001716347</text:p>
          </table:table-cell>
          <table:table-cell table:style-name="ce1" office:value-type="float" office:value="0.000920019" calcext:value-type="float">
            <text:p>9,20E-004</text:p>
          </table:table-cell>
          <table:table-cell office:value-type="float" office:value="0.002109255" calcext:value-type="float">
            <text:p>0,002109255</text:p>
          </table:table-cell>
          <table:table-cell/>
          <table:table-cell table:formula="of:=AVERAGE([.B37:.K37])" office:value-type="float" office:value="0.0035158857" calcext:value-type="float">
            <text:p>0,0035158857</text:p>
          </table:table-cell>
          <table:table-cell table:formula="of:=TRIMMEAN([.B37:.K37];0.2)" office:value-type="float" office:value="0.0027077825" calcext:value-type="float">
            <text:p>0,0027077825</text:p>
          </table:table-cell>
          <table:table-cell/>
          <table:table-cell table:formula="of:=[.M37]-[4CM.M37]" office:value-type="float" office:value="-0.0036816613" calcext:value-type="float">
            <text:p>-0,0036816613</text:p>
          </table:table-cell>
          <table:table-cell table:formula="of:=[.N37]-[4CM.N37]" office:value-type="float" office:value="-0.000229345625" calcext:value-type="float">
            <text:p>-0,0002293456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5768869" calcext:value-type="float">
            <text:p>0,005768869</text:p>
          </table:table-cell>
          <table:table-cell office:value-type="float" office:value="0.004287914" calcext:value-type="float">
            <text:p>0,004287914</text:p>
          </table:table-cell>
          <table:table-cell office:value-type="float" office:value="0.004618399" calcext:value-type="float">
            <text:p>0,004618399</text:p>
          </table:table-cell>
          <table:table-cell office:value-type="float" office:value="0.003404131" calcext:value-type="float">
            <text:p>0,003404131</text:p>
          </table:table-cell>
          <table:table-cell office:value-type="float" office:value="0.004675129" calcext:value-type="float">
            <text:p>0,004675129</text:p>
          </table:table-cell>
          <table:table-cell office:value-type="float" office:value="0.003353791" calcext:value-type="float">
            <text:p>0,003353791</text:p>
          </table:table-cell>
          <table:table-cell office:value-type="float" office:value="0.003375733" calcext:value-type="float">
            <text:p>0,003375733</text:p>
          </table:table-cell>
          <table:table-cell office:value-type="float" office:value="0.003495036" calcext:value-type="float">
            <text:p>0,003495036</text:p>
          </table:table-cell>
          <table:table-cell office:value-type="float" office:value="0.003184048" calcext:value-type="float">
            <text:p>0,003184048</text:p>
          </table:table-cell>
          <table:table-cell office:value-type="float" office:value="0.003363675" calcext:value-type="float">
            <text:p>0,003363675</text:p>
          </table:table-cell>
          <table:table-cell/>
          <table:table-cell table:formula="of:=AVERAGE([.B38:.K38])" office:value-type="float" office:value="0.0039526725" calcext:value-type="float">
            <text:p>0,0039526725</text:p>
          </table:table-cell>
          <table:table-cell table:formula="of:=TRIMMEAN([.B38:.K38];0.2)" office:value-type="float" office:value="0.003821726" calcext:value-type="float">
            <text:p>0,003821726</text:p>
          </table:table-cell>
          <table:table-cell/>
          <table:table-cell table:formula="of:=[.M38]-[4CM.M38]" office:value-type="float" office:value="0.0003766611" calcext:value-type="float">
            <text:p>0,0003766611</text:p>
          </table:table-cell>
          <table:table-cell table:formula="of:=[.N38]-[4CM.N38]" office:value-type="float" office:value="0.00080177825" calcext:value-type="float">
            <text:p>0,0008017783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4821582" calcext:value-type="float">
            <text:p>0,004821582</text:p>
          </table:table-cell>
          <table:table-cell office:value-type="float" office:value="0.003179484" calcext:value-type="float">
            <text:p>0,003179484</text:p>
          </table:table-cell>
          <table:table-cell office:value-type="float" office:value="0.003182754" calcext:value-type="float">
            <text:p>0,003182754</text:p>
          </table:table-cell>
          <table:table-cell office:value-type="float" office:value="0.00177405" calcext:value-type="float">
            <text:p>0,00177405</text:p>
          </table:table-cell>
          <table:table-cell office:value-type="float" office:value="0.002513953" calcext:value-type="float">
            <text:p>0,002513953</text:p>
          </table:table-cell>
          <table:table-cell office:value-type="float" office:value="0.003448141" calcext:value-type="float">
            <text:p>0,003448141</text:p>
          </table:table-cell>
          <table:table-cell office:value-type="float" office:value="0.002304372" calcext:value-type="float">
            <text:p>0,002304372</text:p>
          </table:table-cell>
          <table:table-cell office:value-type="float" office:value="0.001825593" calcext:value-type="float">
            <text:p>0,001825593</text:p>
          </table:table-cell>
          <table:table-cell office:value-type="float" office:value="0.001502419" calcext:value-type="float">
            <text:p>0,001502419</text:p>
          </table:table-cell>
          <table:table-cell office:value-type="float" office:value="0.001899183" calcext:value-type="float">
            <text:p>0,001899183</text:p>
          </table:table-cell>
          <table:table-cell/>
          <table:table-cell table:formula="of:=AVERAGE([.B39:.K39])" office:value-type="float" office:value="0.0026451531" calcext:value-type="float">
            <text:p>0,0026451531</text:p>
          </table:table-cell>
          <table:table-cell table:formula="of:=TRIMMEAN([.B39:.K39];0.2)" office:value-type="float" office:value="0.00251594125" calcext:value-type="float">
            <text:p>0,0025159413</text:p>
          </table:table-cell>
          <table:table-cell/>
          <table:table-cell table:formula="of:=[.M39]-[4CM.M39]" office:value-type="float" office:value="0.0012093758" calcext:value-type="float">
            <text:p>0,0012093758</text:p>
          </table:table-cell>
          <table:table-cell table:formula="of:=[.N39]-[4CM.N39]" office:value-type="float" office:value="0.001301553125" calcext:value-type="float">
            <text:p>0,0013015531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11381418" calcext:value-type="float">
            <text:p>0,011381418</text:p>
          </table:table-cell>
          <table:table-cell office:value-type="float" office:value="0.003690107" calcext:value-type="float">
            <text:p>0,003690107</text:p>
          </table:table-cell>
          <table:table-cell office:value-type="float" office:value="0.003708291" calcext:value-type="float">
            <text:p>0,003708291</text:p>
          </table:table-cell>
          <table:table-cell office:value-type="float" office:value="0.003019889" calcext:value-type="float">
            <text:p>0,003019889</text:p>
          </table:table-cell>
          <table:table-cell office:value-type="float" office:value="0.003902367" calcext:value-type="float">
            <text:p>0,003902367</text:p>
          </table:table-cell>
          <table:table-cell office:value-type="float" office:value="0.002935145" calcext:value-type="float">
            <text:p>0,002935145</text:p>
          </table:table-cell>
          <table:table-cell office:value-type="float" office:value="0.00568056" calcext:value-type="float">
            <text:p>0,00568056</text:p>
          </table:table-cell>
          <table:table-cell office:value-type="float" office:value="0.00326214" calcext:value-type="float">
            <text:p>0,00326214</text:p>
          </table:table-cell>
          <table:table-cell office:value-type="float" office:value="0.003086054" calcext:value-type="float">
            <text:p>0,003086054</text:p>
          </table:table-cell>
          <table:table-cell office:value-type="float" office:value="0.003127615" calcext:value-type="float">
            <text:p>0,003127615</text:p>
          </table:table-cell>
          <table:table-cell/>
          <table:table-cell table:formula="of:=AVERAGE([.B40:.K40])" office:value-type="float" office:value="0.0043793586" calcext:value-type="float">
            <text:p>0,0043793586</text:p>
          </table:table-cell>
          <table:table-cell table:formula="of:=TRIMMEAN([.B40:.K40];0.2)" office:value-type="float" office:value="0.003684627875" calcext:value-type="float">
            <text:p>0,0036846279</text:p>
          </table:table-cell>
          <table:table-cell/>
          <table:table-cell table:formula="of:=[.M40]-[4CM.M40]" office:value-type="float" office:value="0.000324047200000001" calcext:value-type="float">
            <text:p>0,0003240472</text:p>
          </table:table-cell>
          <table:table-cell table:formula="of:=[.N40]-[4CM.N40]" office:value-type="float" office:value="0.000720571125" calcext:value-type="float">
            <text:p>0,0007205711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69577789" calcext:value-type="float">
            <text:p>0,069577789</text:p>
          </table:table-cell>
          <table:table-cell office:value-type="float" office:value="0.003629565" calcext:value-type="float">
            <text:p>0,003629565</text:p>
          </table:table-cell>
          <table:table-cell office:value-type="float" office:value="0.003102679" calcext:value-type="float">
            <text:p>0,003102679</text:p>
          </table:table-cell>
          <table:table-cell office:value-type="float" office:value="0.003426385" calcext:value-type="float">
            <text:p>0,003426385</text:p>
          </table:table-cell>
          <table:table-cell office:value-type="float" office:value="0.003863624" calcext:value-type="float">
            <text:p>0,003863624</text:p>
          </table:table-cell>
          <table:table-cell office:value-type="float" office:value="0.003333845" calcext:value-type="float">
            <text:p>0,003333845</text:p>
          </table:table-cell>
          <table:table-cell office:value-type="float" office:value="0.002851844" calcext:value-type="float">
            <text:p>0,002851844</text:p>
          </table:table-cell>
          <table:table-cell office:value-type="float" office:value="0.003236714" calcext:value-type="float">
            <text:p>0,003236714</text:p>
          </table:table-cell>
          <table:table-cell office:value-type="float" office:value="0.001664795" calcext:value-type="float">
            <text:p>0,001664795</text:p>
          </table:table-cell>
          <table:table-cell office:value-type="float" office:value="0.00323199" calcext:value-type="float">
            <text:p>0,00323199</text:p>
          </table:table-cell>
          <table:table-cell/>
          <table:table-cell table:formula="of:=AVERAGE([.B41:.K41])" office:value-type="float" office:value="0.009791923" calcext:value-type="float">
            <text:p>0,009791923</text:p>
          </table:table-cell>
          <table:table-cell table:formula="of:=TRIMMEAN([.B41:.K41];0.2)" office:value-type="float" office:value="0.00333458075" calcext:value-type="float">
            <text:p>0,0033345808</text:p>
          </table:table-cell>
          <table:table-cell/>
          <table:table-cell table:formula="of:=[.M41]-[4CM.M41]" office:value-type="float" office:value="0.0051567457" calcext:value-type="float">
            <text:p>0,0051567457</text:p>
          </table:table-cell>
          <table:table-cell table:formula="of:=[.N41]-[4CM.N41]" office:value-type="float" office:value="0.000520668250000001" calcext:value-type="float">
            <text:p>0,0005206683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11586159" calcext:value-type="float">
            <text:p>0,011586159</text:p>
          </table:table-cell>
          <table:table-cell office:value-type="float" office:value="0.011371988" calcext:value-type="float">
            <text:p>0,011371988</text:p>
          </table:table-cell>
          <table:table-cell office:value-type="float" office:value="0.019675414" calcext:value-type="float">
            <text:p>0,019675414</text:p>
          </table:table-cell>
          <table:table-cell office:value-type="float" office:value="0.004216849" calcext:value-type="float">
            <text:p>0,004216849</text:p>
          </table:table-cell>
          <table:table-cell office:value-type="float" office:value="0.004431223" calcext:value-type="float">
            <text:p>0,004431223</text:p>
          </table:table-cell>
          <table:table-cell office:value-type="float" office:value="0.0039019" calcext:value-type="float">
            <text:p>0,0039019</text:p>
          </table:table-cell>
          <table:table-cell office:value-type="float" office:value="0.003389539" calcext:value-type="float">
            <text:p>0,003389539</text:p>
          </table:table-cell>
          <table:table-cell office:value-type="float" office:value="0.003799601" calcext:value-type="float">
            <text:p>0,003799601</text:p>
          </table:table-cell>
          <table:table-cell office:value-type="float" office:value="0.003267362" calcext:value-type="float">
            <text:p>0,003267362</text:p>
          </table:table-cell>
          <table:table-cell office:value-type="float" office:value="0.004396286" calcext:value-type="float">
            <text:p>0,004396286</text:p>
          </table:table-cell>
          <table:table-cell/>
          <table:table-cell table:formula="of:=AVERAGE([.B42:.K42])" office:value-type="float" office:value="0.0070036321" calcext:value-type="float">
            <text:p>0,0070036321</text:p>
          </table:table-cell>
          <table:table-cell table:formula="of:=TRIMMEAN([.B42:.K42];0.2)" office:value-type="float" office:value="0.005886693125" calcext:value-type="float">
            <text:p>0,0058866931</text:p>
          </table:table-cell>
          <table:table-cell/>
          <table:table-cell table:formula="of:=[.M42]-[4CM.M42]" office:value-type="float" office:value="0.0026154097" calcext:value-type="float">
            <text:p>0,0026154097</text:p>
          </table:table-cell>
          <table:table-cell table:formula="of:=[.N42]-[4CM.N42]" office:value-type="float" office:value="0.002464482125" calcext:value-type="float">
            <text:p>0,0024644821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1171292" calcext:value-type="float">
            <text:p>0,001171292</text:p>
          </table:table-cell>
          <table:table-cell office:value-type="float" office:value="0.004774226" calcext:value-type="float">
            <text:p>0,004774226</text:p>
          </table:table-cell>
          <table:table-cell office:value-type="float" office:value="0.001342478" calcext:value-type="float">
            <text:p>0,001342478</text:p>
          </table:table-cell>
          <table:table-cell table:style-name="ce1" office:value-type="float" office:value="0.000758051" calcext:value-type="float">
            <text:p>7,58E-004</text:p>
          </table:table-cell>
          <table:table-cell office:value-type="float" office:value="0.001432165" calcext:value-type="float">
            <text:p>0,001432165</text:p>
          </table:table-cell>
          <table:table-cell table:style-name="ce1" office:value-type="float" office:value="0.000749413" calcext:value-type="float">
            <text:p>7,49E-004</text:p>
          </table:table-cell>
          <table:table-cell table:style-name="ce1" office:value-type="float" office:value="0.000747515" calcext:value-type="float">
            <text:p>7,48E-004</text:p>
          </table:table-cell>
          <table:table-cell table:style-name="ce1" office:value-type="float" office:value="0.000713638" calcext:value-type="float">
            <text:p>7,14E-004</text:p>
          </table:table-cell>
          <table:table-cell office:value-type="float" office:value="0.002438194" calcext:value-type="float">
            <text:p>0,002438194</text:p>
          </table:table-cell>
          <table:table-cell office:value-type="float" office:value="0.001203619" calcext:value-type="float">
            <text:p>0,001203619</text:p>
          </table:table-cell>
          <table:table-cell/>
          <table:table-cell table:formula="of:=AVERAGE([.B43:.K43])" office:value-type="float" office:value="0.0015330591" calcext:value-type="float">
            <text:p>0,0015330591</text:p>
          </table:table-cell>
          <table:table-cell table:formula="of:=TRIMMEAN([.B43:.K43];0.2)" office:value-type="float" office:value="0.001230340875" calcext:value-type="float">
            <text:p>0,0012303409</text:p>
          </table:table-cell>
          <table:table-cell/>
          <table:table-cell table:formula="of:=[.M43]-[4CM.M43]" office:value-type="float" office:value="-0.0012260621" calcext:value-type="float">
            <text:p>-0,0012260621</text:p>
          </table:table-cell>
          <table:table-cell table:formula="of:=[.N43]-[4CM.N43]" office:value-type="float" office:value="-0.00153372" calcext:value-type="float">
            <text:p>-0,00153372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4102745" calcext:value-type="float">
            <text:p>0,004102745</text:p>
          </table:table-cell>
          <table:table-cell office:value-type="float" office:value="0.003421461" calcext:value-type="float">
            <text:p>0,003421461</text:p>
          </table:table-cell>
          <table:table-cell office:value-type="float" office:value="0.002231958" calcext:value-type="float">
            <text:p>0,002231958</text:p>
          </table:table-cell>
          <table:table-cell office:value-type="float" office:value="0.001937615" calcext:value-type="float">
            <text:p>0,001937615</text:p>
          </table:table-cell>
          <table:table-cell office:value-type="float" office:value="0.002148859" calcext:value-type="float">
            <text:p>0,002148859</text:p>
          </table:table-cell>
          <table:table-cell office:value-type="float" office:value="0.001508377" calcext:value-type="float">
            <text:p>0,001508377</text:p>
          </table:table-cell>
          <table:table-cell office:value-type="float" office:value="0.001625348" calcext:value-type="float">
            <text:p>0,001625348</text:p>
          </table:table-cell>
          <table:table-cell office:value-type="float" office:value="0.0014306" calcext:value-type="float">
            <text:p>0,0014306</text:p>
          </table:table-cell>
          <table:table-cell office:value-type="float" office:value="0.001931722" calcext:value-type="float">
            <text:p>0,001931722</text:p>
          </table:table-cell>
          <table:table-cell office:value-type="float" office:value="0.00202425" calcext:value-type="float">
            <text:p>0,00202425</text:p>
          </table:table-cell>
          <table:table-cell/>
          <table:table-cell table:style-name="ce1" table:formula="of:=AVERAGE([.B44:.K44])" office:value-type="float" office:value="0.0022362935" calcext:value-type="float">
            <text:p>2,24E-003</text:p>
          </table:table-cell>
          <table:table-cell table:formula="of:=TRIMMEAN([.B44:.K44];0.2)" office:value-type="float" office:value="0.00210369875" calcext:value-type="float">
            <text:p>0,0021036988</text:p>
          </table:table-cell>
          <table:table-cell/>
          <table:table-cell table:formula="of:=[.M44]-[4CM.M44]" office:value-type="float" office:value="0.0003100401" calcext:value-type="float">
            <text:p>0,0003100401</text:p>
          </table:table-cell>
          <table:table-cell table:formula="of:=[.N44]-[4CM.N44]" office:value-type="float" office:value="0.00017755275" calcext:value-type="float">
            <text:p>0,0001775528</text:p>
          </table:table-cell>
        </table:table-row>
        <table:table-row table:style-name="ro1">
          <table:table-cell office:value-type="string" calcext:value-type="string">
            <text:p>SELECT count(*) FROM dados WHERE uf = 'AC' AND periodo = '2016-02-01' AND valor &lt; 150</text:p>
          </table:table-cell>
          <table:table-cell office:value-type="float" office:value="0.228774319" calcext:value-type="float">
            <text:p>0,228774319</text:p>
          </table:table-cell>
          <table:table-cell office:value-type="float" office:value="0.211606498" calcext:value-type="float">
            <text:p>0,211606498</text:p>
          </table:table-cell>
          <table:table-cell office:value-type="float" office:value="0.20239051" calcext:value-type="float">
            <text:p>0,20239051</text:p>
          </table:table-cell>
          <table:table-cell office:value-type="float" office:value="0.211361923" calcext:value-type="float">
            <text:p>0,211361923</text:p>
          </table:table-cell>
          <table:table-cell office:value-type="float" office:value="0.225223163" calcext:value-type="float">
            <text:p>0,225223163</text:p>
          </table:table-cell>
          <table:table-cell office:value-type="float" office:value="0.212460145" calcext:value-type="float">
            <text:p>0,212460145</text:p>
          </table:table-cell>
          <table:table-cell office:value-type="float" office:value="0.215478833" calcext:value-type="float">
            <text:p>0,215478833</text:p>
          </table:table-cell>
          <table:table-cell office:value-type="float" office:value="0.183731801" calcext:value-type="float">
            <text:p>0,183731801</text:p>
          </table:table-cell>
          <table:table-cell office:value-type="float" office:value="0.199683663" calcext:value-type="float">
            <text:p>0,199683663</text:p>
          </table:table-cell>
          <table:table-cell office:value-type="float" office:value="0.255777021" calcext:value-type="float">
            <text:p>0,255777021</text:p>
          </table:table-cell>
          <table:table-cell/>
          <table:table-cell table:formula="of:=AVERAGE([.B45:.K45])" office:value-type="float" office:value="0.2146487876" calcext:value-type="float">
            <text:p>0,2146487876</text:p>
          </table:table-cell>
          <table:table-cell table:formula="of:=TRIMMEAN([.B45:.K45];0.2)" office:value-type="float" office:value="0.21337238175" calcext:value-type="float">
            <text:p>0,2133723818</text:p>
          </table:table-cell>
          <table:table-cell/>
          <table:table-cell table:formula="of:=[.M45]-[4CM.M45]" office:value-type="float" office:value="-0.0124397767" calcext:value-type="float">
            <text:p>-0,0124397767</text:p>
          </table:table-cell>
          <table:table-cell table:formula="of:=[.N45]-[4CM.N45]" office:value-type="float" office:value="-0.0112198935" calcext:value-type="float">
            <text:p>-0,011219893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Agregações</text:p>
          </table:table-cell>
          <table:table-cell table:formula="of:=SUM([.M27:.M32])" office:value-type="float" office:value="470.9096558079" calcext:value-type="float">
            <text:p>470,9096558079</text:p>
          </table:table-cell>
          <table:table-cell table:formula="of:=SUM([.N27:.N32])" office:value-type="float" office:value="470.964303770375" calcext:value-type="float">
            <text:p>470,964303770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Busca</text:p>
          </table:table-cell>
          <table:table-cell table:style-name="ce1" table:formula="of:=SUM([.M35:.M44])" office:value-type="float" office:value="0.0473275033" calcext:value-type="float">
            <text:p>4,73E-002</text:p>
          </table:table-cell>
          <table:table-cell table:formula="of:=SUM([.N35:.N44])" office:value-type="float" office:value="0.0328378065" calcext:value-type="float">
            <text:p>0,0328378065</text:p>
          </table:table-cell>
          <table:table-cell table:number-columns-repeated="3"/>
        </table:table-row>
      </table:table>
      <table:table table:name="Gráficos" table:style-name="ta1">
        <table:shapes>
          <draw:frame draw:z-index="0" draw:style-name="gr1" draw:text-style-name="P1" svg:width="111.49mm" svg:height="90.05mm" svg:x="200.96mm" svg:y="3.15mm">
            <draw:object draw:notify-on-update-of-ranges="Gráficos.B5:Gráficos.B5 Gráficos.A6:Gráficos.A6 Gráficos.B6:Gráficos.B6 Gráficos.A7:Gráficos.A7 Gráficos.B7:Gráficos.B7 Gráficos.A8:Gráficos.A8 Gráficos.B8:Gráficos.B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1.57mm" svg:height="89.99mm" svg:x="310.51mm" svg:y="4mm">
            <draw:object draw:notify-on-update-of-ranges="Gráficos.C5:Gráficos.C5 Gráficos.A6:Gráficos.A6 Gráficos.C6:Gráficos.C6 Gráficos.A7:Gráficos.A7 Gráficos.C7:Gráficos.C7 Gráficos.A8:Gráficos.A8 Gráficos.C8:Gráficos.C8" xlink:href="./Object 2" xlink:type="simple" xlink:show="embed" xlink:actuate="onLoad"/>
            <draw:image xlink:href="./ObjectReplacements/Object 2" xlink:type="simple" xlink:show="embed" xlink:actuate="onLoad"/>
          </draw:frame>
          <draw:g draw:z-index="2">
            <draw:frame draw:style-name="gr1" draw:text-style-name="P1" svg:width="105.75mm" svg:height="89.99mm" svg:x="201.41mm" svg:y="102.19m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  <draw:frame draw:style-name="gr1" draw:text-style-name="P1" svg:width="98.22mm" svg:height="89.99mm" svg:x="309.02mm" svg:y="101.93m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draw:g>
        </table:shapes>
        <table:table-column table:style-name="co3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Teste 2</text:p>
          </table:table-cell>
          <table:table-cell table:number-columns-repeated="3"/>
          <table:table-cell office:value-type="string" calcext:value-type="string">
            <text:p>Teste 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gregados</text:p>
          </table:table-cell>
          <table:table-cell office:value-type="string" calcext:value-type="string">
            <text:p>Buscas</text:p>
          </table:table-cell>
          <table:table-cell table:number-columns-repeated="3"/>
          <table:table-cell office:value-type="string" calcext:value-type="string">
            <text:p>Agregados</text:p>
          </table:table-cell>
          <table:table-cell office:value-type="string" calcext:value-type="string">
            <text:p>Buscas</text:p>
          </table:table-cell>
        </table:table-row>
        <table:table-row table:style-name="ro1">
          <table:table-cell office:value-type="string" calcext:value-type="string">
            <text:p>2CM</text:p>
          </table:table-cell>
          <table:table-cell office:value-type="float" office:value="563.311858205" calcext:value-type="float">
            <text:p>563,311858205</text:p>
          </table:table-cell>
          <table:table-cell office:value-type="float" office:value="0.02790785" calcext:value-type="float">
            <text:p>0,02790785</text:p>
          </table:table-cell>
          <table:table-cell table:number-columns-repeated="2"/>
          <table:table-cell office:value-type="string" calcext:value-type="string">
            <text:p>2CM</text:p>
          </table:table-cell>
          <table:table-cell office:value-type="float" office:value="359.63125749625" calcext:value-type="float">
            <text:p>359,6312574963</text:p>
          </table:table-cell>
          <table:table-cell office:value-type="float" office:value="0.023839703375" calcext:value-type="float">
            <text:p>0,0238397034</text:p>
          </table:table-cell>
        </table:table-row>
        <table:table-row table:style-name="ro1">
          <table:table-cell office:value-type="string" calcext:value-type="string">
            <text:p>4CM</text:p>
          </table:table-cell>
          <table:table-cell office:value-type="float" office:value="554.2292258895" calcext:value-type="float">
            <text:p>554,2292258895</text:p>
          </table:table-cell>
          <table:table-cell office:value-type="float" office:value="0.0276260965" calcext:value-type="float">
            <text:p>0,0276260965</text:p>
          </table:table-cell>
          <table:table-cell table:number-columns-repeated="2"/>
          <table:table-cell office:value-type="string" calcext:value-type="string">
            <text:p>4CM</text:p>
          </table:table-cell>
          <table:table-cell office:value-type="float" office:value="596.356505755" calcext:value-type="float">
            <text:p>596,356505755</text:p>
          </table:table-cell>
          <table:table-cell office:value-type="float" office:value="0.02784812625" calcext:value-type="float">
            <text:p>0,0278481263</text:p>
          </table:table-cell>
        </table:table-row>
        <table:table-row table:style-name="ro1">
          <table:table-cell office:value-type="string" calcext:value-type="string">
            <text:p>6CM</text:p>
          </table:table-cell>
          <table:table-cell office:value-type="float" office:value="520.684808085125" calcext:value-type="float">
            <text:p>520,6848080851</text:p>
          </table:table-cell>
          <table:table-cell office:value-type="float" office:value="0.027386416375" calcext:value-type="float">
            <text:p>0,0273864164</text:p>
          </table:table-cell>
          <table:table-cell table:number-columns-repeated="2"/>
          <table:table-cell office:value-type="string" calcext:value-type="string">
            <text:p>6CM</text:p>
          </table:table-cell>
          <table:table-cell office:value-type="float" office:value="470.964303770375" calcext:value-type="float">
            <text:p>470,9643037704</text:p>
          </table:table-cell>
          <table:table-cell office:value-type="float" office:value="0.0328378065" calcext:value-type="float">
            <text:p>0,03283780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09:53:57.7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4:49:36.566000000</meta:creation-date>
    <meta:generator>LibreOffice/4.4.7.2$Windows_x86 LibreOffice_project/f3153a8b245191196a4b6b9abd1d0da16eead600</meta:generator>
    <dc:date>2017-02-11T10:35:34.212000000</dc:date>
    <meta:editing-duration>PT1H56M11S</meta:editing-duration>
    <meta:editing-cycles>9</meta:editing-cycles>
    <meta:document-statistic meta:table-count="4" meta:cell-count="166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5cm" svg:height="9.006cm" xlink:href=".." xlink:type="simple" chart:class="chart:bar" chart:style-name="ch1">
        <chart:legend chart:legend-position="end" svg:x="9.681cm" svg:y="3.706cm" style:legend-expansion="high" chart:style-name="ch2"/>
        <chart:plot-area chart:style-name="ch3" table:cell-range-address="Gráficos.A5:Gráficos.B8" chart:data-source-has-labels="both" svg:x="0.223cm" svg:y="0.18cm" svg:width="9.235cm" svg:height="8.646cm">
          <chartooo:coordinate-region svg:x="1.03cm" svg:y="0.379cm" svg:width="8.428cm" svg:height="7.8cm"/>
          <chart:axis chart:dimension="x" chart:name="primary-x" chart:style-name="ch4" chartooo:axis-type="auto">
            <chartooo:date-scale/>
            <chart:categories table:cell-range-address="Gráficos.B5:Gráficos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B6:Gráficos.B6" chart:label-cell-address="Gráficos.A6:Gráficos.A6" chart:class="chart:bar">
            <chart:data-point/>
          </chart:series>
          <chart:series chart:style-name="ch8" chart:values-cell-range-address="Gráficos.B7:Gráficos.B7" chart:label-cell-address="Gráficos.A7:Gráficos.A7" chart:class="chart:bar">
            <chart:data-point/>
          </chart:series>
          <chart:series chart:style-name="ch9" chart:values-cell-range-address="Gráficos.B8:Gráficos.B8" chart:label-cell-address="Gráficos.A8:Gráficos.A8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regados</text:p>
                <draw:g>
                  <svg:desc>Gráficos.B5:Gráficos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CM</text:p>
                <draw:g>
                  <svg:desc>Gráficos.A6:Gráficos.A6</svg:desc>
                </draw:g>
              </table:table-cell>
              <table:table-cell office:value-type="float" office:value="563.311858205">
                <text:p>563.311858205</text:p>
                <draw:g>
                  <svg:desc>Gráficos.B6:Gráficos.B6</svg:desc>
                </draw:g>
              </table:table-cell>
            </table:table-row>
            <table:table-row>
              <table:table-cell office:value-type="string">
                <text:p>4CM</text:p>
                <draw:g>
                  <svg:desc>Gráficos.A7:Gráficos.A7</svg:desc>
                </draw:g>
              </table:table-cell>
              <table:table-cell office:value-type="float" office:value="554.2292258895">
                <text:p>554.2292258895</text:p>
                <draw:g>
                  <svg:desc>Gráficos.B7:Gráficos.B7</svg:desc>
                </draw:g>
              </table:table-cell>
            </table:table-row>
            <table:table-row>
              <table:table-cell office:value-type="string">
                <text:p>6CM</text:p>
                <draw:g>
                  <svg:desc>Gráficos.A8:Gráficos.A8</svg:desc>
                </draw:g>
              </table:table-cell>
              <table:table-cell office:value-type="float" office:value="520.684808085125">
                <text:p>520.684808085125</text:p>
                <draw:g>
                  <svg:desc>Gráficos.B8:Gráficos.B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58cm" svg:height="9cm" xlink:href=".." xlink:type="simple" chart:class="chart:bar" chart:style-name="ch1">
        <chart:legend chart:legend-position="end" svg:x="8.689cm" svg:y="3.703cm" style:legend-expansion="high" chart:style-name="ch2"/>
        <chart:plot-area chart:style-name="ch3" table:cell-range-address="Gráficos.C5:Gráficos.C8 Gráficos.A6:Gráficos.A8" chart:data-source-has-labels="both" svg:x="0.203cm" svg:y="0.18cm" svg:width="8.283cm" svg:height="8.64cm">
          <chartooo:coordinate-region svg:x="1.486cm" svg:y="0.38cm" svg:width="7cm" svg:height="7.793cm"/>
          <chart:axis chart:dimension="x" chart:name="primary-x" chart:style-name="ch4" chartooo:axis-type="auto">
            <chartooo:date-scale/>
            <chart:categories table:cell-range-address="Gráficos.C5:Gráficos.C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C6:Gráficos.C6" chart:label-cell-address="Gráficos.A6:Gráficos.A6" chart:class="chart:bar">
            <chart:data-point/>
          </chart:series>
          <chart:series chart:style-name="ch8" chart:values-cell-range-address="Gráficos.C7:Gráficos.C7" chart:label-cell-address="Gráficos.A7:Gráficos.A7" chart:class="chart:bar">
            <chart:data-point/>
          </chart:series>
          <chart:series chart:style-name="ch9" chart:values-cell-range-address="Gráficos.C8:Gráficos.C8" chart:label-cell-address="Gráficos.A8:Gráficos.A8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s</text:p>
                <draw:g>
                  <svg:desc>Gráficos.C5:Gráficos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CM</text:p>
                <draw:g>
                  <svg:desc>Gráficos.A6:Gráficos.A6</svg:desc>
                </draw:g>
              </table:table-cell>
              <table:table-cell office:value-type="float" office:value="0.02790785">
                <text:p>0.02790785</text:p>
                <draw:g>
                  <svg:desc>Gráficos.C6:Gráficos.C6</svg:desc>
                </draw:g>
              </table:table-cell>
            </table:table-row>
            <table:table-row>
              <table:table-cell office:value-type="string">
                <text:p>4CM</text:p>
                <draw:g>
                  <svg:desc>Gráficos.A7:Gráficos.A7</svg:desc>
                </draw:g>
              </table:table-cell>
              <table:table-cell office:value-type="float" office:value="0.0276260965">
                <text:p>0.0276260965</text:p>
                <draw:g>
                  <svg:desc>Gráficos.C7:Gráficos.C7</svg:desc>
                </draw:g>
              </table:table-cell>
            </table:table-row>
            <table:table-row>
              <table:table-cell office:value-type="string">
                <text:p>6CM</text:p>
                <draw:g>
                  <svg:desc>Gráficos.A8:Gráficos.A8</svg:desc>
                </draw:g>
              </table:table-cell>
              <table:table-cell office:value-type="float" office:value="0.027386416375">
                <text:p>0.027386416375</text:p>
                <draw:g>
                  <svg:desc>Gráficos.C8:Gráficos.C8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76cm" svg:height="9cm" xlink:href=".." xlink:type="simple" chart:class="chart:bar" chart:style-name="ch1">
        <chart:legend chart:legend-position="end" svg:x="9.107cm" svg:y="3.703cm" style:legend-expansion="high" chart:style-name="ch2"/>
        <chart:plot-area chart:style-name="ch3" table:cell-range-address="Gráficos.F5:Gráficos.G8" chart:data-source-has-labels="both" svg:x="0.211cm" svg:y="0.18cm" svg:width="8.685cm" svg:height="8.64cm">
          <chartooo:coordinate-region svg:x="1.018cm" svg:y="0.379cm" svg:width="7.878cm" svg:height="7.794cm"/>
          <chart:axis chart:dimension="x" chart:name="primary-x" chart:style-name="ch4" chartooo:axis-type="auto">
            <chartooo:date-scale/>
            <chart:categories table:cell-range-address="Gráficos.G5:Gráficos.G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G6:Gráficos.G6" chart:label-cell-address="Gráficos.F6:Gráficos.F6" chart:class="chart:bar">
            <chart:data-point/>
          </chart:series>
          <chart:series chart:style-name="ch8" chart:values-cell-range-address="Gráficos.G7:Gráficos.G7" chart:label-cell-address="Gráficos.F7:Gráficos.F7" chart:class="chart:bar">
            <chart:data-point/>
          </chart:series>
          <chart:series chart:style-name="ch9" chart:values-cell-range-address="Gráficos.G8:Gráficos.G8" chart:label-cell-address="Gráficos.F8:Gráficos.F8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regados</text:p>
                <draw:g>
                  <svg:desc>Gráficos.G5:Gráficos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CM</text:p>
                <draw:g>
                  <svg:desc>Gráficos.F6:Gráficos.F6</svg:desc>
                </draw:g>
              </table:table-cell>
              <table:table-cell office:value-type="float" office:value="359.63125749625">
                <text:p>359.63125749625</text:p>
                <draw:g>
                  <svg:desc>Gráficos.G6:Gráficos.G6</svg:desc>
                </draw:g>
              </table:table-cell>
            </table:table-row>
            <table:table-row>
              <table:table-cell office:value-type="string">
                <text:p>4CM</text:p>
                <draw:g>
                  <svg:desc>Gráficos.F7:Gráficos.F7</svg:desc>
                </draw:g>
              </table:table-cell>
              <table:table-cell office:value-type="float" office:value="596.356505755">
                <text:p>596.356505755</text:p>
                <draw:g>
                  <svg:desc>Gráficos.G7:Gráficos.G7</svg:desc>
                </draw:g>
              </table:table-cell>
            </table:table-row>
            <table:table-row>
              <table:table-cell office:value-type="string">
                <text:p>6CM</text:p>
                <draw:g>
                  <svg:desc>Gráficos.F8:Gráficos.F8</svg:desc>
                </draw:g>
              </table:table-cell>
              <table:table-cell office:value-type="float" office:value="470.964303770375">
                <text:p>470.964303770375</text:p>
                <draw:g>
                  <svg:desc>Gráficos.G8:Gráficos.G8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23cm" svg:height="9cm" xlink:href=".." xlink:type="simple" chart:class="chart:bar" chart:style-name="ch1">
        <chart:legend chart:legend-position="end" svg:x="8.354cm" svg:y="3.703cm" style:legend-expansion="high" chart:style-name="ch2"/>
        <chart:plot-area chart:style-name="ch3" table:cell-range-address="Gráficos.H5:Gráficos.H8 Gráficos.F6:Gráficos.F8" chart:data-source-has-labels="both" svg:x="0.196cm" svg:y="0.18cm" svg:width="7.962cm" svg:height="8.64cm">
          <chartooo:coordinate-region svg:x="1.294cm" svg:y="0.38cm" svg:width="6.864cm" svg:height="7.793cm"/>
          <chart:axis chart:dimension="x" chart:name="primary-x" chart:style-name="ch4" chartooo:axis-type="auto">
            <chartooo:date-scale/>
            <chart:categories table:cell-range-address="Gráficos.H5:Gráficos.H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H6:Gráficos.H6" chart:label-cell-address="Gráficos.F6:Gráficos.F6" chart:class="chart:bar">
            <chart:data-point/>
          </chart:series>
          <chart:series chart:style-name="ch8" chart:values-cell-range-address="Gráficos.H7:Gráficos.H7" chart:label-cell-address="Gráficos.F7:Gráficos.F7" chart:class="chart:bar">
            <chart:data-point/>
          </chart:series>
          <chart:series chart:style-name="ch9" chart:values-cell-range-address="Gráficos.H8:Gráficos.H8" chart:label-cell-address="Gráficos.F8:Gráficos.F8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s</text:p>
                <draw:g>
                  <svg:desc>Gráficos.H5:Gráficos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CM</text:p>
                <draw:g>
                  <svg:desc>Gráficos.F6:Gráficos.F6</svg:desc>
                </draw:g>
              </table:table-cell>
              <table:table-cell office:value-type="float" office:value="0.023839703375">
                <text:p>0.023839703375</text:p>
                <draw:g>
                  <svg:desc>Gráficos.H6:Gráficos.H6</svg:desc>
                </draw:g>
              </table:table-cell>
            </table:table-row>
            <table:table-row>
              <table:table-cell office:value-type="string">
                <text:p>4CM</text:p>
                <draw:g>
                  <svg:desc>Gráficos.F7:Gráficos.F7</svg:desc>
                </draw:g>
              </table:table-cell>
              <table:table-cell office:value-type="float" office:value="0.02784812625">
                <text:p>0.02784812625</text:p>
                <draw:g>
                  <svg:desc>Gráficos.H7:Gráficos.H7</svg:desc>
                </draw:g>
              </table:table-cell>
            </table:table-row>
            <table:table-row>
              <table:table-cell office:value-type="string">
                <text:p>6CM</text:p>
                <draw:g>
                  <svg:desc>Gráficos.F8:Gráficos.F8</svg:desc>
                </draw:g>
              </table:table-cell>
              <table:table-cell office:value-type="float" office:value="0.0328378065">
                <text:p>0.0328378065</text:p>
                <draw:g>
                  <svg:desc>Gráficos.H8:Gráficos.H8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